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D5500003B54DBBDBCE4.svm"/>
  <manifest:file-entry manifest:media-type="" manifest:full-path="Pictures/2000000700005ADA0000413846C31787.svm"/>
  <manifest:file-entry manifest:media-type="" manifest:full-path="Pictures/2000000700005D3A00003B1F649E4242.svm"/>
  <manifest:file-entry manifest:media-type="" manifest:full-path="Pictures/2000000700005C1700004103EDE2450B.svm"/>
  <manifest:file-entry manifest:media-type="" manifest:full-path="Pictures/2000000700005D2000004099066ADD44.svm"/>
  <manifest:file-entry manifest:media-type="" manifest:full-path="Pictures/20000384000069EA00004DC06135B29A.svm"/>
  <manifest:file-entry manifest:media-type="" manifest:full-path="Pictures/200000070000599C0000411EFB0441A8.svm"/>
  <manifest:file-entry manifest:media-type="" manifest:full-path="Pictures/200001250000264A0000164FEEA4D13C.svm"/>
  <manifest:file-entry manifest:media-type="" manifest:full-path="Pictures/200000070000603A00003B05365B6468.svm"/>
  <manifest:file-entry manifest:media-type="" manifest:full-path="Pictures/2000047A0000307200001DFB58F1DBC0.svm"/>
  <manifest:file-entry manifest:media-type="" manifest:full-path="Pictures/2000058B00006D460000558DBA717F6D.svm"/>
  <manifest:file-entry manifest:media-type="" manifest:full-path="Pictures/20000120000083190000044FF76DB229.svm"/>
  <manifest:file-entry manifest:media-type="" manifest:full-path="Pictures/200000070000603A00003B54114EE5A1.svm"/>
  <manifest:file-entry manifest:media-type="" manifest:full-path="Pictures/200000DC00003A86000036D2F1FEF37B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wmf;windows_formatname=&quot;Image WMF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application/vnd.sun.star.oleobject" manifest:full-path="Object 15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application/vnd.sun.star.oleobject" manifest:full-path="Object 1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adornments="Normal" style:font-pitch="variable" style:font-charset="x-symbol"/>
    <style:font-face style:name="Arial2" svg:font-family="Arial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5.95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1.35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4.099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325cm"/>
    </style:style>
    <style:style style:name="co15" style:family="table-column">
      <style:table-column-properties fo:break-before="auto" style:column-width="2.312cm"/>
    </style:style>
    <style:style style:name="co16" style:family="table-column">
      <style:table-column-properties fo:break-before="auto" style:column-width="8.17cm"/>
    </style:style>
    <style:style style:name="co17" style:family="table-column">
      <style:table-column-properties fo:break-before="auto" style:column-width="4.161cm"/>
    </style:style>
    <style:style style:name="co18" style:family="table-column">
      <style:table-column-properties fo:break-before="auto" style:column-width="2.496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558cm"/>
    </style:style>
    <style:style style:name="co22" style:family="table-column">
      <style:table-column-properties fo:break-before="auto" style:column-width="6.228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96cm"/>
    </style:style>
    <style:style style:name="co25" style:family="table-column">
      <style:table-column-properties fo:break-before="auto" style:column-width="0.6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3.713cm"/>
    </style:style>
    <style:style style:name="co29" style:family="table-column">
      <style:table-column-properties fo:break-before="auto" style:column-width="4.295cm"/>
    </style:style>
    <style:style style:name="co30" style:family="table-column">
      <style:table-column-properties fo:break-before="auto" style:column-width="4.38cm"/>
    </style:style>
    <style:style style:name="co31" style:family="table-column">
      <style:table-column-properties fo:break-before="auto" style:column-width="3.325cm"/>
    </style:style>
    <style:style style:name="co32" style:family="table-column">
      <style:table-column-properties fo:break-before="auto" style:column-width="4.018cm"/>
    </style:style>
    <style:style style:name="co33" style:family="table-column">
      <style:table-column-properties fo:break-before="auto" style:column-width="3.824cm"/>
    </style:style>
    <style:style style:name="co34" style:family="table-column">
      <style:table-column-properties fo:break-before="auto" style:column-width="3.852cm"/>
    </style:style>
    <style:style style:name="co35" style:family="table-column">
      <style:table-column-properties fo:break-before="auto" style:column-width="4.794cm"/>
    </style:style>
    <style:style style:name="co36" style:family="table-column">
      <style:table-column-properties fo:break-before="auto" style:column-width="4.075cm"/>
    </style:style>
    <style:style style:name="co37" style:family="table-column">
      <style:table-column-properties fo:break-before="auto" style:column-width="3.298cm"/>
    </style:style>
    <style:style style:name="co38" style:family="table-column">
      <style:table-column-properties fo:break-before="auto" style:column-width="4.212cm"/>
    </style:style>
    <style:style style:name="co39" style:family="table-column">
      <style:table-column-properties fo:break-before="auto" style:column-width="4.046cm"/>
    </style:style>
    <style:style style:name="co40" style:family="table-column">
      <style:table-column-properties fo:break-before="auto" style:column-width="3.547cm"/>
    </style:style>
    <style:style style:name="co41" style:family="table-column">
      <style:table-column-properties fo:break-before="auto" style:column-width="3.022cm"/>
    </style:style>
    <style:style style:name="co42" style:family="table-column">
      <style:table-column-properties fo:break-before="auto" style:column-width="4.157cm"/>
    </style:style>
    <style:style style:name="co43" style:family="table-column">
      <style:table-column-properties fo:break-before="auto" style:column-width="4.323cm"/>
    </style:style>
    <style:style style:name="co44" style:family="table-column">
      <style:table-column-properties fo:break-before="auto" style:column-width="4.657cm"/>
    </style:style>
    <style:style style:name="co45" style:family="table-column">
      <style:table-column-properties fo:break-before="auto" style:column-width="3.519cm"/>
    </style:style>
    <style:style style:name="co46" style:family="table-column">
      <style:table-column-properties fo:break-before="auto" style:column-width="2.245cm"/>
    </style:style>
    <style:style style:name="co47" style:family="table-column">
      <style:table-column-properties fo:break-before="auto" style:column-width="4.517cm"/>
    </style:style>
    <style:style style:name="co48" style:family="table-column">
      <style:table-column-properties fo:break-before="auto" style:column-width="5.376cm"/>
    </style:style>
    <style:style style:name="co49" style:family="table-column">
      <style:table-column-properties fo:break-before="auto" style:column-width="3.741cm"/>
    </style:style>
    <style:style style:name="co50" style:family="table-column">
      <style:table-column-properties fo:break-before="auto" style:column-width="3.575cm"/>
    </style:style>
    <style:style style:name="co51" style:family="table-column">
      <style:table-column-properties fo:break-before="auto" style:column-width="3.792cm"/>
    </style:style>
    <style:style style:name="co52" style:family="table-column">
      <style:table-column-properties fo:break-before="auto" style:column-width="3.761cm"/>
    </style:style>
    <style:style style:name="co53" style:family="table-column">
      <style:table-column-properties fo:break-before="auto" style:column-width="2.866cm"/>
    </style:style>
    <style:style style:name="co54" style:family="table-column">
      <style:table-column-properties fo:break-before="auto" style:column-width="5.08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3.607cm"/>
    </style:style>
    <style:style style:name="co57" style:family="table-column">
      <style:table-column-properties fo:break-before="auto" style:column-width="3.175cm"/>
    </style:style>
    <style:style style:name="co58" style:family="table-column">
      <style:table-column-properties fo:break-before="auto" style:column-width="2.99cm"/>
    </style:style>
    <style:style style:name="co59" style:family="table-column">
      <style:table-column-properties fo:break-before="auto" style:column-width="3.224cm"/>
    </style:style>
    <style:style style:name="co60" style:family="table-column">
      <style:table-column-properties fo:break-before="auto" style:column-width="3.655cm"/>
    </style:style>
    <style:style style:name="co61" style:family="table-column">
      <style:table-column-properties fo:break-before="auto" style:column-width="2.887cm"/>
    </style:style>
    <style:style style:name="co62" style:family="table-column">
      <style:table-column-properties fo:break-before="auto" style:column-width="4.008cm"/>
    </style:style>
    <style:style style:name="co63" style:family="table-column">
      <style:table-column-properties fo:break-before="auto" style:column-width="4.131cm"/>
    </style:style>
    <style:style style:name="co64" style:family="table-column">
      <style:table-column-properties fo:break-before="auto" style:column-width="3.669cm"/>
    </style:style>
    <style:style style:name="co65" style:family="table-column">
      <style:table-column-properties fo:break-before="auto" style:column-width="1.91cm"/>
    </style:style>
    <style:style style:name="co66" style:family="table-column">
      <style:table-column-properties fo:break-before="auto" style:column-width="2.619cm"/>
    </style:style>
    <style:style style:name="co67" style:family="table-column">
      <style:table-column-properties fo:break-before="auto" style:column-width="2.805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3.083cm"/>
    </style:style>
    <style:style style:name="co70" style:family="table-column">
      <style:table-column-properties fo:break-before="auto" style:column-width="3.422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342cm"/>
    </style:style>
    <style:style style:name="co73" style:family="table-column">
      <style:table-column-properties fo:break-before="auto" style:column-width="2.743cm"/>
    </style:style>
    <style:style style:name="co74" style:family="table-column">
      <style:table-column-properties fo:break-before="auto" style:column-width="1.633cm"/>
    </style:style>
    <style:style style:name="co75" style:family="table-column">
      <style:table-column-properties fo:break-before="auto" style:column-width="3.501cm"/>
    </style:style>
    <style:style style:name="co76" style:family="table-column">
      <style:table-column-properties fo:break-before="auto" style:column-width="3.687cm"/>
    </style:style>
    <style:style style:name="co77" style:family="table-column">
      <style:table-column-properties fo:break-before="auto" style:column-width="3.133cm"/>
    </style:style>
    <style:style style:name="co78" style:family="table-column">
      <style:table-column-properties fo:break-before="auto" style:column-width="3.514cm"/>
    </style:style>
    <style:style style:name="co79" style:family="table-column">
      <style:table-column-properties fo:break-before="auto" style:column-width="3.699cm"/>
    </style:style>
    <style:style style:name="co80" style:family="table-column">
      <style:table-column-properties fo:break-before="auto" style:column-width="3.237cm"/>
    </style:style>
    <style:style style:name="co81" style:family="table-column">
      <style:table-column-properties fo:break-before="auto" style:column-width="3.884cm"/>
    </style:style>
    <style:style style:name="co82" style:family="table-column">
      <style:table-column-properties fo:break-before="auto" style:column-width="3.143cm"/>
    </style:style>
    <style:style style:name="co83" style:family="table-column">
      <style:table-column-properties fo:break-before="auto" style:column-width="2.1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0.818cm" fo:break-before="auto" style:use-optimal-row-height="false"/>
    </style:style>
    <style:style style:name="ro7" style:family="table-row">
      <style:table-row-properties style:row-height="0.496cm" fo:break-before="auto" style:use-optimal-row-height="fals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707cm" fo:break-before="auto" style:use-optimal-row-height="true"/>
    </style:style>
    <style:style style:name="ro12" style:family="table-row">
      <style:table-row-properties style:row-height="0.907cm" fo:break-before="auto" style:use-optimal-row-height="false"/>
    </style:style>
    <style:style style:name="ro13" style:family="table-row">
      <style:table-row-properties style:row-height="0.76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538cm" fo:break-before="page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96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size="20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size="20pt" fo:font-weight="bold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ffff" fo:wrap-option="no-wrap" fo:border="none"/>
    </style:style>
    <style:style style:name="ce10" style:family="table-cell" style:parent-style-name="Default">
      <style:table-cell-properties fo:background-color="#e6e6e6"/>
      <style:text-properties fo:font-size="12pt" fo:font-style="italic" fo:font-weight="bold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00ff00" fo:border="0.002cm solid #000000"/>
    </style:style>
    <style:style style:name="ce13" style:family="table-cell" style:parent-style-name="Default">
      <style:table-cell-properties fo:background-color="#ff6633" fo:border="0.002cm solid #000000"/>
    </style:style>
    <style:style style:name="ce14" style:family="table-cell" style:parent-style-name="Default">
      <style:table-cell-properties fo:background-color="#000000" fo:border="0.002cm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00ff00" fo:border="0.002cm solid #000000"/>
      <style:text-properties style:font-name="Wingdings" style:font-name-asian="Wingdings" style:font-name-complex="Wingdings"/>
    </style:style>
    <style:style style:name="ce17" style:family="table-cell" style:parent-style-name="Default">
      <style:table-cell-properties fo:background-color="#e6e6e6" fo:wrap-option="no-wrap"/>
    </style:style>
    <style:style style:name="ce18" style:family="table-cell" style:parent-style-name="Default">
      <style:table-cell-properties fo:background-color="#e6e6e6" fo:wrap-option="no-wrap"/>
      <style:text-properties fo:font-size="12pt" fo:font-style="italic" fo:font-weight="bold"/>
    </style:style>
    <style:style style:name="ce19" style:family="table-cell" style:parent-style-name="Default">
      <style:table-cell-properties fo:background-color="#e6e6e6" fo:wrap-option="no-wrap" fo:border="none"/>
    </style:style>
    <style:style style:name="ce20" style:family="table-cell" style:parent-style-name="Default">
      <style:table-cell-properties fo:background-color="#00ffff" fo:wrap-option="no-wrap" fo:border="non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e6e6e6" fo:wrap-option="wrap" fo:border="none"/>
    </style:style>
    <style:style style:name="ce23" style:family="table-cell" style:parent-style-name="Default">
      <style:table-cell-properties fo:background-color="#ffffff" fo:wrap-option="no-wrap" fo:border="none"/>
      <style:text-properties fo:color="#ff0000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666666" style:text-align-source="fix" style:repeat-content="false" fo:wrap-option="no-wrap" fo:border="0.002cm solid #000000"/>
      <style:paragraph-properties fo:text-align="center" fo:margin-left="0cm"/>
      <style:text-properties fo:color="#ffffff" fo:font-weight="normal"/>
    </style:style>
    <style:style style:name="ce26" style:family="table-cell" style:parent-style-name="Default">
      <style:table-cell-properties fo:border-bottom="0.002cm solid #000000" fo:background-color="#ccccff" fo:wrap-option="no-wrap" fo:border-left="0.002cm solid #000000" fo:border-right="none" fo:border-top="0.002cm solid #000000" style:vertical-align="middle"/>
      <style:text-properties fo:font-weight="bold"/>
    </style:style>
    <style:style style:name="ce27" style:family="table-cell" style:parent-style-name="Default">
      <style:table-cell-properties fo:background-color="#ccffff" style:text-align-source="fix" style:repeat-content="false" fo:wrap-option="no-wrap" fo:border="0.002cm solid #000000"/>
      <style:paragraph-properties fo:text-align="center" fo:margin-left="0cm"/>
      <style:text-properties fo:font-weight="bold"/>
    </style:style>
    <style:style style:name="ce28" style:family="table-cell" style:parent-style-name="Default">
      <style:table-cell-properties fo:border-bottom="0.002cm solid #000000" fo:background-color="#ffff00" fo:wrap-option="no-wrap" fo:border-left="0.002cm solid #000000" fo:border-right="none" fo:border-top="0.002cm solid #000000"/>
    </style:style>
    <style:style style:name="ce29" style:family="table-cell" style:parent-style-name="Default">
      <style:table-cell-properties fo:border-bottom="0.002cm solid #000000" fo:background-color="#ffff00" fo:wrap-option="no-wrap" fo:border-left="none" fo:border-right="0.002cm solid #000000" fo:border-top="0.002cm solid #000000"/>
    </style:style>
    <style:style style:name="ce30" style:family="table-cell" style:parent-style-name="Default">
      <style:table-cell-properties fo:background-color="#ffff00" fo:wrap-option="no-wrap" fo:border="0.002cm solid #000000"/>
    </style:style>
    <style:style style:name="ce31" style:family="table-cell" style:parent-style-name="Default">
      <style:table-cell-properties fo:border-bottom="0.002cm solid #000000" fo:background-color="#b3b3b3" fo:wrap-option="no-wrap" fo:border-left="none" fo:border-right="none" fo:border-top="0.002cm solid #000000"/>
    </style:style>
    <style:style style:name="ce32" style:family="table-cell" style:parent-style-name="Default">
      <style:table-cell-properties fo:background-color="#b3b3b3" fo:wrap-option="no-wrap"/>
    </style:style>
    <style:style style:name="ce33" style:family="table-cell" style:parent-style-name="Default">
      <style:table-cell-properties fo:background-color="#ffff00" style:text-align-source="fix" style:repeat-content="false" fo:wrap-option="no-wrap" fo:border="0.002cm solid #000000"/>
      <style:paragraph-properties fo:text-align="start" fo:margin-left="0cm"/>
      <style:text-properties fo:font-weight="normal"/>
    </style:style>
    <style:style style:name="ce34" style:family="table-cell" style:parent-style-name="Default">
      <style:table-cell-properties fo:border-bottom="0.002cm solid #000000" fo:background-color="#ccccff" fo:wrap-option="no-wrap" fo:border-left="none" fo:border-right="none" fo:border-top="0.002cm solid #000000"/>
    </style:style>
    <style:style style:name="ce35" style:family="table-cell" style:parent-style-name="Default">
      <style:table-cell-properties fo:border-bottom="0.002cm solid #000000" fo:background-color="#ff6633" fo:wrap-option="no-wrap" fo:border-left="0.002cm solid #000000" fo:border-right="none" fo:border-top="0.002cm solid #000000"/>
    </style:style>
    <style:style style:name="ce36" style:family="table-cell" style:parent-style-name="Default">
      <style:table-cell-properties fo:border-bottom="0.002cm solid #000000" fo:background-color="#ff6633" fo:wrap-option="no-wrap" fo:border-left="none" fo:border-right="none" fo:border-top="0.002cm solid #000000"/>
    </style:style>
    <style:style style:name="ce37" style:family="table-cell" style:parent-style-name="Default">
      <style:table-cell-properties fo:border-bottom="0.002cm solid #000000" fo:background-color="#ffff00" fo:wrap-option="no-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fo:background-color="#ff6633" fo:wrap-option="no-wrap" fo:border-left="none" fo:border-right="0.002cm solid #000000" fo:border-top="0.002cm solid #000000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weight="bold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42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43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44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45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46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47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48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4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50" style:family="table-cell" style:parent-style-name="Default">
      <style:table-cell-properties fo:background-color="#ffff00" fo:border="0.002cm solid #000000"/>
      <style:text-properties style:font-name="Wingdings" style:font-name-asian="Wingdings" style:font-name-complex="Wingdings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53" style:family="table-cell" style:parent-style-name="Default">
      <style:table-cell-properties fo:background-color="#ffff00" fo:border="none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/>
    </style:style>
    <style:style style:name="ce55" style:family="table-cell" style:parent-style-name="Default">
      <style:table-cell-properties fo:border-bottom="0.002cm solid #000000" fo:border-left="none" fo:border-right="none" fo:border-top="none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/>
    </style:style>
    <style:style style:name="ce5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6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61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62" style:family="table-cell" style:parent-style-name="Default">
      <style:table-cell-properties fo:border-bottom="none" fo:background-color="#ffffff" fo:border-left="none" fo:border-right="0.002cm solid #000000" fo:border-top="none"/>
      <style:text-properties fo:font-weight="bold"/>
    </style:style>
    <style:style style:name="ce63" style:family="table-cell" style:parent-style-name="Default">
      <style:table-cell-properties fo:border-bottom="none" fo:background-color="#ffffff" fo:border-left="none" fo:border-right="0.002cm solid #000000" fo:border-top="none"/>
      <style:text-properties fo:font-style="italic"/>
    </style:style>
    <style:style style:name="ce64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65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tyle="italic"/>
    </style:style>
    <style:style style:name="ce66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68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69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ize="15pt" fo:font-style="italic" fo:font-weight="bold"/>
    </style:style>
    <style:style style:name="ce70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weight="bold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73" style:family="table-cell" style:parent-style-name="Default">
      <style:table-cell-properties fo:background-color="#e6e6e6"/>
      <style:text-properties fo:font-weight="bold"/>
    </style:style>
    <style:style style:name="ce7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/>
      <style:text-properties fo:color="#ff0000"/>
    </style:style>
    <style:style style:name="ce76" style:family="table-cell" style:parent-style-name="Default">
      <style:table-cell-properties fo:border-bottom="0.002cm solid #000000" fo:background-color="transparent" fo:border-left="0.002cm solid #000000" fo:border-right="none" fo:border-top="0.002cm solid #000000"/>
    </style:style>
    <style:style style:name="ce77" style:family="table-cell" style:parent-style-name="Default">
      <style:table-cell-properties fo:background-color="#e6e6e6" fo:border="none"/>
      <style:text-properties fo:color="#999999" fo:font-style="italic"/>
    </style:style>
    <style:style style:name="ce78" style:family="table-cell" style:parent-style-name="Default">
      <style:table-cell-properties fo:border-bottom="0.002cm solid #000000" fo:background-color="#e6e6e6" fo:border-left="none" fo:border-right="none" fo:border-top="none"/>
      <style:text-properties fo:color="#999999" fo:font-style="italic"/>
    </style:style>
    <style:style style:name="ce79" style:family="table-cell" style:parent-style-name="Default">
      <style:table-cell-properties fo:border-bottom="none" fo:background-color="#e6e6e6" fo:border-left="none" fo:border-right="none" fo:border-top="0.002cm solid #000000"/>
      <style:text-properties fo:color="#000000"/>
    </style:style>
    <style:style style:name="ce80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8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weight="bold"/>
    </style:style>
    <style:style style:name="ce8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transparent" fo:border="none"/>
      <style:text-properties fo:font-weight="bold"/>
    </style:style>
    <style:style style:name="ce84" style:family="table-cell" style:parent-style-name="Default">
      <style:table-cell-properties fo:background-color="#e6e6e6" fo:border="none"/>
      <style:text-properties fo:font-weight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0000"/>
    </style:style>
    <style:style style:name="ce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7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88" style:family="table-cell" style:parent-style-name="Default">
      <style:table-cell-properties fo:background-color="#e6e6e6" fo:border="none"/>
    </style:style>
    <style:style style:name="ce8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93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4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5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96" style:family="table-cell" style:parent-style-name="Default">
      <style:table-cell-properties fo:background-color="#e6e6e6" fo:border="0.002cm solid #000000"/>
      <style:text-properties style:font-name="Arial3" style:font-name-asian="Arial3" style:font-name-complex="Arial3"/>
    </style:style>
    <style:style style:name="ce97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98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99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035cm solid #00000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4" style:family="table-cell" style:parent-style-name="Default" style:data-style-name="N195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6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ackground-color="transparent" fo:border="0.035cm solid #000000"/>
    </style:style>
    <style:style style:name="ce111" style:family="table-cell" style:parent-style-name="Default">
      <style:table-cell-properties fo:background-color="#0000ff"/>
      <style:text-properties fo:font-weight="bold"/>
    </style:style>
    <style:style style:name="ce112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113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114" style:family="table-cell" style:parent-style-name="Default">
      <style:table-cell-properties fo:background-color="#b3b3b3"/>
    </style:style>
    <style:style style:name="ce115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116" style:family="table-cell" style:parent-style-name="Default">
      <style:table-cell-properties fo:background-color="#e6e6ff"/>
    </style:style>
    <style:style style:name="ce117" style:family="table-cell" style:parent-style-name="Default">
      <style:table-cell-properties fo:background-color="#0000ff"/>
    </style:style>
    <style:style style:name="ce118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11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ackground-color="#e6e6e6" style:diagonal-bl-tr="none" style:diagonal-tl-br="none" fo:border="0.035cm solid #000000"/>
    </style:style>
    <style:style style:name="ce121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22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b3b3b3" fo:border="none"/>
    </style:style>
    <style:style style:name="ce124" style:family="table-cell" style:parent-style-name="Default">
      <style:table-cell-properties fo:border-bottom="0.002cm solid #000000" fo:background-color="#b3b3b3" fo:border-left="none" fo:border-right="none" fo:border-top="none"/>
    </style:style>
    <style:style style:name="ce12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color="#0000ff" fo:font-weight="bold" style:font-weight-asian="bold" style:font-weight-complex="bold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9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30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13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32" style:family="table-cell" style:parent-style-name="Default">
      <style:table-cell-properties fo:border-bottom="none" fo:background-color="#b3b3b3" fo:border-left="none" fo:border-right="none" fo:border-top="0.002cm solid #000000"/>
      <style:text-properties fo:color="#000000"/>
    </style:style>
    <style:style style:name="ce1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5" style:family="table-cell" style:parent-style-name="Default" style:data-style-name="N2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02cm solid #000000"/>
    </style:style>
    <style:style style:name="ce137" style:family="table-cell" style:parent-style-name="Default">
      <style:table-cell-properties fo:border-bottom="0.002cm solid #000000" fo:border-left="none" fo:border-right="none" fo:border-top="0.002cm solid #000000"/>
    </style:style>
    <style:style style:name="ce13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</style:style>
    <style:style style:name="ce139" style:family="table-cell" style:parent-style-name="Default">
      <style:table-cell-properties fo:border-bottom="none" fo:border-left="none" fo:border-right="none" fo:border-top="0.002cm solid #000000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141" style:family="table-cell" style:parent-style-name="Default">
      <style:table-cell-properties fo:border-bottom="none" fo:background-color="#b3b3b3" fo:border-left="none" fo:border-right="0.002cm solid #000000" fo:border-top="none"/>
    </style:style>
    <style:style style:name="ce142" style:family="table-cell" style:parent-style-name="Default">
      <style:table-cell-properties fo:border-bottom="0.002cm solid #000000" fo:background-color="#b3b3b3" fo:border-left="none" fo:border-right="0.002cm solid #000000" fo:border-top="none"/>
    </style:style>
    <style:style style:name="ce143" style:family="table-cell" style:parent-style-name="Default">
      <style:table-cell-properties fo:border-bottom="none" fo:border-left="none" fo:border-right="0.002cm solid #000000" fo:border-top="0.002cm solid #000000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</style:style>
    <style:style style:name="ce14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6" style:family="table-cell" style:parent-style-name="Default">
      <style:table-cell-properties fo:background-color="#cccccc"/>
    </style:style>
    <style:style style:name="ce147" style:family="table-cell" style:parent-style-name="Default">
      <style:table-cell-properties fo:background-color="#e6e6e6"/>
      <style:text-properties fo:font-size="14pt" fo:font-weight="bold"/>
    </style:style>
    <style:style style:name="ce148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ffffff" fo:border="0.002cm solid #000000"/>
      <style:text-properties fo:font-weight="normal"/>
    </style:style>
    <style:style style:name="ce150" style:family="table-cell" style:parent-style-name="Default">
      <style:table-cell-properties fo:background-color="#ffffff" fo:border="0.002cm solid #000000"/>
    </style:style>
    <style:style style:name="ce151" style:family="table-cell" style:parent-style-name="Default">
      <style:table-cell-properties fo:background-color="#cccccc" fo:border="none"/>
    </style:style>
    <style:style style:name="ce15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15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ize="14pt" fo:font-weight="bold"/>
    </style:style>
    <style:style style:name="ce15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size="12pt" fo:font-weight="bold"/>
    </style:style>
    <style:style style:name="ce15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57" style:family="table-cell" style:parent-style-name="Default">
      <style:table-cell-properties fo:background-color="#cccccc"/>
      <style:text-properties fo:font-size="12pt" fo:font-weight="bold"/>
    </style:style>
    <style:style style:name="ce158" style:family="table-cell" style:parent-style-name="Default">
      <style:table-cell-properties fo:background-color="#cccccc" fo:border="none"/>
      <style:text-properties fo:font-size="12pt" fo:font-weight="bold"/>
    </style:style>
    <style:style style:name="ce159" style:family="table-cell" style:parent-style-name="Default">
      <style:table-cell-properties fo:background-color="#cccccc"/>
      <style:text-properties fo:font-size="12pt"/>
    </style:style>
    <style:style style:name="ce160" style:family="table-cell" style:parent-style-name="Default">
      <style:table-cell-properties fo:background-color="#e6e6e6" fo:border="0.002cm solid #000000"/>
      <style:text-properties style:font-name="Wingdings" style:font-name-asian="Wingdings" style:font-name-complex="Wingdings"/>
    </style:style>
    <style:style style:name="ce16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2pt" fo:font-weight="bold"/>
    </style:style>
    <style:style style:name="ce162" style:family="table-cell" style:parent-style-name="Default">
      <style:table-cell-properties fo:border-bottom="0.002cm solid #000000" fo:background-color="#0000ff" fo:border-left="0.002cm solid #000000" fo:border-right="none" fo:border-top="0.002cm solid #000000" style:vertical-align="middle"/>
      <style:text-properties fo:font-weight="bold"/>
    </style:style>
    <style:style style:name="ce163" style:family="table-cell" style:parent-style-name="Default">
      <style:table-cell-properties fo:border-bottom="0.002cm solid #000000" fo:background-color="#0000ff" fo:border-left="none" fo:border-right="none" fo:border-top="0.002cm solid #000000"/>
    </style:style>
    <style:style style:name="ce16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ffffff" fo:border="0.002cm solid #000000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12pt" fo:font-weight="bold"/>
    </style:style>
    <style:style style:name="ce1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weight="bold"/>
    </style:style>
    <style:style style:name="ce168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</style:style>
    <style:style style:name="ce169" style:family="table-cell" style:parent-style-name="Default">
      <style:table-cell-properties fo:background-color="#e6e6e6" fo:border="none"/>
      <style:text-properties fo:color="#e6e6e6"/>
    </style:style>
    <style:style style:name="ce170" style:family="table-cell" style:parent-style-name="Default">
      <style:text-properties style:use-window-font-color="true"/>
    </style:style>
    <style:style style:name="ce171" style:family="table-cell" style:parent-style-name="Default">
      <style:table-cell-properties fo:border-bottom="0.002cm solid #000000" fo:background-color="#0000ff" fo:border-left="none" fo:border-right="none" fo:border-top="0.002cm solid #000000"/>
      <style:text-properties style:use-window-font-color="true"/>
    </style:style>
    <style:style style:name="ce172" style:family="table-cell" style:parent-style-name="Default">
      <style:table-cell-properties fo:background-color="#e6e6e6"/>
      <style:text-properties style:use-window-font-color="true"/>
    </style:style>
    <style:style style:name="ce17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/>
    </style:style>
    <style:style style:name="ce174" style:family="table-cell" style:parent-style-name="Default">
      <style:table-cell-properties fo:background-color="#e6e6e6" fo:border="none"/>
      <style:text-properties style:use-window-font-color="true"/>
    </style:style>
    <style:style style:name="ce175" style:family="table-cell" style:parent-style-name="Default">
      <style:table-cell-properties fo:border-bottom="0.002cm solid #000000" fo:background-color="#e6e6e6" fo:border-left="none" fo:border-right="none" fo:border-top="none"/>
      <style:text-properties style:use-window-font-color="true"/>
    </style:style>
    <style:style style:name="ce176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color="#e6e6e6"/>
    </style:style>
    <style:style style:name="ce177" style:family="table-cell" style:parent-style-name="Default">
      <style:table-cell-properties fo:border-bottom="0.002cm solid #000000" fo:background-color="#0000ff" fo:border-left="none" fo:border-right="0.002cm solid #000000" fo:border-top="0.002cm solid #000000"/>
    </style:style>
    <style:style style:name="ce178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79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</style:style>
    <style:style style:name="ce180" style:family="table-cell" style:parent-style-name="Default">
      <style:table-cell-properties fo:border-bottom="none" fo:background-color="transparent" fo:wrap-option="wrap" fo:border-left="0.002cm solid #000000" fo:border-right="none" fo:border-top="none"/>
    </style:style>
    <style:style style:name="ce181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</style:style>
    <style:style style:name="ce182" style:family="table-cell" style:parent-style-name="Default">
      <style:table-cell-properties fo:border-bottom="none" fo:border-left="0.002cm solid #000000" fo:border-right="none" fo:border-top="0.002cm solid #000000"/>
    </style:style>
    <style:style style:name="ce183" style:family="table-cell" style:parent-style-name="Default">
      <style:table-cell-properties fo:border-bottom="none" fo:border-left="0.002cm solid #000000" fo:border-right="none" fo:border-top="none"/>
    </style:style>
    <style:style style:name="ce184" style:family="table-cell" style:parent-style-name="Default">
      <style:table-cell-properties fo:border-bottom="0.002cm solid #000000" fo:border-left="0.002cm solid #000000" fo:border-right="none" fo:border-top="none"/>
    </style:style>
    <style:style style:name="ce185" style:family="table-cell" style:parent-style-name="Default">
      <style:table-cell-properties fo:background-color="#cccccc" fo:wrap-option="wrap" fo:border="0.002cm solid #000000"/>
    </style:style>
    <style:style style:name="ce186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188" style:family="table-cell" style:parent-style-name="Default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90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9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cm"/>
    </style:style>
    <style:style style:name="ce193" style:family="table-cell" style:parent-style-name="Default">
      <style:table-cell-properties fo:border="none"/>
    </style:style>
    <style:style style:name="ce194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9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96" style:family="table-cell" style:parent-style-name="Default">
      <style:table-cell-properties fo:background-color="#cccccc" style:vertical-align="middle"/>
    </style:style>
    <style:style style:name="ce197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198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199" style:family="table-cell" style:parent-style-name="Default">
      <style:table-cell-properties fo:border-bottom="none" fo:border-left="none" fo:border-right="0.002cm solid #000000" fo:border-top="none"/>
    </style:style>
    <style:style style:name="ce200" style:family="table-cell" style:parent-style-name="Default">
      <style:table-cell-properties fo:border-bottom="none" fo:border-left="none" fo:border-right="none" fo:border-top="0.002cm solid #000000" style:vertical-align="middle"/>
      <style:text-properties fo:color="#0000ff" fo:font-weight="bold"/>
    </style:style>
    <style:style style:name="ce201" style:family="table-cell" style:parent-style-name="Default">
      <style:table-cell-properties fo:border="none" style:vertical-align="middle"/>
      <style:text-properties fo:color="#0000ff" fo:font-weight="bold"/>
    </style:style>
    <style:style style:name="ce20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ff" fo:font-weight="bold" style:font-weight-asian="bold" style:font-weight-complex="bold"/>
    </style:style>
    <style:style style:name="ce203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04" style:family="table-cell" style:parent-style-name="Default">
      <style:table-cell-properties fo:background-color="transparent" fo:border="none"/>
      <style:text-properties fo:color="#0000ff" fo:font-weight="bold" style:font-weight-asian="bold" style:font-weight-complex="bold"/>
    </style:style>
    <style:style style:name="ce20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 style:font-weight-asian="bold" style:font-weight-complex="bold"/>
    </style:style>
    <style:style style:name="ce206" style:family="table-cell" style:parent-style-name="Default">
      <style:table-cell-properties fo:border-bottom="0.002cm solid #000000" fo:border-left="none" fo:border-right="none" fo:border-top="0.002cm solid #000000"/>
      <style:text-properties fo:color="#0000ff" fo:font-weight="bold" style:font-weight-asian="bold" style:font-weight-complex="bold"/>
    </style:style>
    <style:style style:name="ce207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/>
    </style:style>
    <style:style style:name="ce208" style:family="table-cell" style:parent-style-name="Default">
      <style:table-cell-properties fo:border="none"/>
      <style:text-properties fo:color="#0000ff" fo:font-weight="bold"/>
    </style:style>
    <style:style style:name="ce209" style:family="table-cell" style:parent-style-name="Default">
      <style:table-cell-properties fo:border-bottom="none" fo:background-color="#ffff00" fo:border-left="none" fo:border-right="none" fo:border-top="0.002cm solid #000000" style:vertical-align="middle"/>
      <style:text-properties fo:color="#0000ff" fo:font-weight="bold"/>
    </style:style>
    <style:style style:name="ce210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211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212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13" style:family="table-cell" style:parent-style-name="Default">
      <style:table-cell-properties fo:border-bottom="none" fo:background-color="#ffffff" fo:border-left="none" fo:border-right="0.002cm solid #000000" fo:border-top="none"/>
      <style:text-properties fo:color="#999999"/>
    </style:style>
    <style:style style:name="ce214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215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216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218" style:family="table-cell" style:parent-style-name="Default">
      <style:table-cell-properties fo:wrap-option="no-wrap" fo:border="none"/>
    </style:style>
    <style:style style:name="ce219" style:family="table-cell" style:parent-style-name="Default">
      <style:table-cell-properties fo:border-bottom="none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/>
      <style:text-properties fo:font-style="italic" style:font-style-asian="italic" style:font-style-complex="italic"/>
    </style:style>
    <style:style style:name="ce222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223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24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25" style:family="table-cell" style:parent-style-name="Default">
      <style:table-cell-properties fo:border-bottom="0.002cm solid #000000" fo:background-color="#ffff00" fo:border-left="none" fo:border-right="0.002cm solid #000000" fo:border-top="0.002cm solid #000000"/>
    </style:style>
    <style:style style:name="ce226" style:family="table-cell" style:parent-style-name="Default">
      <style:table-cell-properties fo:border-bottom="0.002cm solid #000000" fo:background-color="#ffff00" fo:border-left="none" fo:border-right="0.002cm solid #000000" fo:border-top="none"/>
    </style:style>
    <style:style style:name="ce227" style:family="table-cell" style:parent-style-name="Default">
      <style:table-cell-properties fo:background-color="#ffff00" style:vertical-align="middle"/>
    </style:style>
    <style:style style:name="ce228" style:family="table-cell" style:parent-style-name="Default">
      <style:text-properties fo:font-size="14pt" fo:font-weight="bold"/>
    </style:style>
    <style:style style:name="ce229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002cm solid #000000"/>
    </style:style>
    <style:style style:name="ce23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33" style:family="table-cell" style:parent-style-name="Default">
      <style:table-cell-properties fo:background-color="#e6e6e6"/>
      <style:text-properties fo:color="#999999"/>
    </style:style>
    <style:style style:name="ce234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235" style:family="table-cell" style:parent-style-name="Default">
      <style:table-cell-properties fo:background-color="#cccccc" style:text-align-source="fix" style:repeat-content="false" fo:border="none"/>
      <style:paragraph-properties fo:text-align="center"/>
    </style:style>
    <style:style style:name="ce2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37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38" style:family="table-cell" style:parent-style-name="Default">
      <style:table-cell-properties fo:border="0.002cm solid #000000"/>
    </style:style>
    <style:style style:name="ce239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fo:font-weight="normal" style:font-weight-asian="normal" style:font-weight-complex="normal"/>
    </style:style>
    <style:style style:name="ce240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ff" fo:font-weight="bold" style:font-weight-asian="bold" style:font-weight-complex="bold"/>
    </style:style>
    <style:style style:name="ce241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</style:style>
    <style:style style:name="ce242" style:family="table-cell" style:parent-style-name="Default" style:data-style-name="N11">
      <style:table-cell-properties fo:background-color="#ffffff" fo:border="0.002cm solid #000000"/>
    </style:style>
    <style:style style:name="ce24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244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47" style:family="table-cell" style:parent-style-name="Default">
      <style:text-properties fo:font-weight="normal"/>
    </style:style>
    <style:style style:name="ce248" style:family="table-cell" style:parent-style-name="Default">
      <style:table-cell-properties fo:border-bottom="0.002cm solid #000000" fo:background-color="#ccccff" fo:border-left="0.002cm solid #000000" fo:border-right="none" fo:border-top="0.002cm solid #000000" style:vertical-align="middle"/>
      <style:text-properties fo:font-weight="bold"/>
    </style:style>
    <style:style style:name="ce249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250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251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252" style:family="table-cell" style:parent-style-name="Default">
      <style:table-cell-properties fo:background-color="#ffffff"/>
      <style:text-properties style:use-window-font-color="true"/>
    </style:style>
    <style:style style:name="ce253" style:family="table-cell" style:parent-style-name="Default" style:data-style-name="N113">
      <style:table-cell-properties fo:background-color="#ffffff"/>
      <style:text-properties style:use-window-font-color="true"/>
    </style:style>
    <style:style style:name="gr1" style:family="graphic">
      <style:graphic-properties draw:visible-area-left="0cm" draw:visible-area-top="0cm" draw:visible-area-width="24.474cm" draw:visible-area-height="16.616cm" draw:ole-draw-aspect="1"/>
    </style:style>
    <style:style style:name="gr2" style:family="graphic">
      <style:graphic-properties draw:stroke="none" svg:stroke-color="#000000" draw:fill="solid" draw:fill-color="#e6e6ff" fo:min-height="1.152cm"/>
    </style:style>
    <style:style style:name="gr3" style:family="graphic">
      <style:graphic-properties draw:fill="solid" draw:fill-color="#c0c0c0" draw:textarea-horizontal-align="center" draw:textarea-vertical-align="middle"/>
    </style:style>
    <style:style style:name="gr4" style:family="graphic">
      <style:graphic-properties draw:fill="solid" draw:fill-color="#ffffff" draw:textarea-horizontal-align="center" draw:textarea-vertical-align="middle"/>
    </style:style>
    <style:style style:name="gr5" style:family="graphic">
      <style:graphic-properties draw:stroke="none" svg:stroke-color="#000000" draw:fill="solid" draw:fill-color="#e6e6ff" fo:min-height="1.022cm"/>
    </style:style>
    <style:style style:name="gr6" style:family="graphic">
      <style:graphic-properties draw:stroke="none" svg:stroke-color="#000000" draw:fill="solid" draw:fill-color="#e6e6ff" fo:min-height="1.564cm"/>
    </style:style>
    <style:style style:name="gr7" style:family="graphic">
      <style:graphic-properties draw:stroke="none" svg:stroke-color="#000000" draw:fill="solid" draw:fill-color="#e6e6ff" fo:min-height="1.988c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draw:stroke="none" svg:stroke-color="#000000" draw:fill="solid" draw:fill-color="#e6e6ff" fo:min-height="0.692cm"/>
    </style:style>
    <style:style style:name="gr10" style:family="graphic">
      <style:graphic-properties draw:stroke="dash" draw:stroke-dash="Ultrafine_20_Dashed" draw:textarea-horizontal-align="center" draw:textarea-vertical-align="middle"/>
    </style:style>
    <style:style style:name="gr11" style:family="graphic">
      <style:graphic-properties draw:marker-end="Arrowheads_20_1" draw:textarea-horizontal-align="center" draw:textarea-vertical-align="middle"/>
    </style:style>
    <style:style style:name="gr12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3.09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fo:min-height="1.47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2.59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.1cm" svg:stroke-color="#ff0000" draw:fill="solid" draw:fill-color="#ffff00" fo:min-height="5.472cm" fo:padding-top="0.05cm" fo:padding-bottom="0.05cm" fo:padding-left="0.05cm" fo:padding-right="0.05cm"/>
    </style:style>
    <style:style style:name="gr19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ole-draw-aspect="1"/>
    </style:style>
    <style:style style:name="gr23" style:family="graphic">
      <style:graphic-properties svg:stroke-width="0.1cm" svg:stroke-color="#ff0000" draw:marker-start="Arrowheads_20_3" draw:marker-end="Arrowheads_20_1" draw:textarea-horizontal-align="center" draw:textarea-vertical-align="middle" fo:padding-top="0.05cm" fo:padding-bottom="0.05cm" fo:padding-left="0.05cm" fo:padding-right="0.05cm"/>
    </style:style>
    <style:style style:name="gr24" style:family="graphic">
      <style:graphic-properties svg:stroke-width="0.1cm" svg:stroke-color="#ff0000" draw:marker-end="Arrowheads_20_4" draw:textarea-horizontal-align="center" draw:textarea-vertical-align="middle" fo:padding-top="0.05cm" fo:padding-bottom="0.05cm" fo:padding-left="0.05cm" fo:padding-right="0.05cm"/>
    </style:style>
    <style:style style:name="gr25" style:family="graphic">
      <style:graphic-properties draw:textarea-horizontal-align="center" draw:textarea-vertical-align="middle"/>
    </style:style>
    <style:style style:name="gr26" style:family="graphic">
      <style:graphic-properties svg:stroke-width="0.05cm" svg:stroke-color="#ff0000" draw:marker-end="Arrowheads_20_1" draw:textarea-horizontal-align="center" draw:textarea-vertical-align="middle" fo:padding-top="0.025cm" fo:padding-bottom="0.025cm" fo:padding-left="0.025cm" fo:padding-right="0.025cm"/>
    </style:style>
    <style:style style:name="gr27" style:family="graphic">
      <style:graphic-properties draw:stroke="solid" svg:stroke-width="0.1cm" svg:stroke-color="#ff0000" draw:fill="solid" draw:fill-color="#ffff00" fo:min-height="0.862cm" fo:padding-top="0.05cm" fo:padding-bottom="0.05cm" fo:padding-left="0.05cm" fo:padding-right="0.05cm"/>
    </style:style>
    <style:style style:name="gr28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draw:auto-grow-height="false" fo:min-height="3.694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draw:auto-grow-height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stroke="none" svg:stroke-color="#000000" draw:fill="solid" draw:fill-color="#e6ff00" fo:min-height="0.812cm"/>
    </style:style>
    <style:style style:name="gr32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33" style:family="graphic">
      <style:graphic-properties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34" style:family="graphic">
      <style:graphic-properties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5" style:family="graphic">
      <style:graphic-properties draw:stroke="dash" draw:stroke-dash="Ultrafine_20_Dashed"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6" style:family="graphic">
      <style:graphic-properties draw:stroke="dash" draw:stroke-dash="Ultrafine_20_Dashed"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37" style:family="graphic">
      <style:graphic-properties draw:fill="solid" draw:fill-color="#c0c0c0" draw:textarea-vertical-align="middle" draw:auto-grow-height="false" fo:min-height="0.749cm" fo:min-width="0.499cm"/>
    </style:style>
    <style:style style:name="gr38" style:family="graphic">
      <style:graphic-properties draw:marker-start="Arrowheads_20_1" draw:marker-start-width="0.2cm" draw:marker-start-center="false" draw:fill="solid" draw:fill-color="#ffffc0" draw:auto-grow-height="false" fo:min-height="1.993cm" fo:padding-top="0.1cm" fo:padding-bottom="0.1cm" fo:padding-left="0.1cm" fo:padding-right="0.1cm" draw:shadow="hidden" draw:shadow-offset-x="0.1cm" draw:shadow-offset-y="0.1cm" draw:caption-escape-direction="auto"/>
    </style:style>
    <style:style style:name="gr39" style:family="graphic">
      <style:graphic-properties draw:marker-start="Arrowheads_20_1" draw:marker-start-width="0.2cm" draw:marker-start-center="false" draw:fill="solid" draw:fill-color="#ffffc0" draw:auto-grow-height="false" fo:min-height="1.007cm" fo:padding-top="0.1cm" fo:padding-bottom="0.1cm" fo:padding-left="0.1cm" fo:padding-right="0.1cm" draw:shadow="hidden" draw:shadow-offset-x="0.1cm" draw:shadow-offset-y="0.1cm" draw:caption-escape-direction="auto"/>
    </style:style>
    <style:style style:name="gr40" style:family="graphic">
      <style:graphic-properties draw:marker-start="Arrowheads_20_1" draw:marker-start-width="0.2cm" draw:marker-start-center="false" draw:fill="solid" draw:fill-color="#ffffc0" draw:auto-grow-height="false" fo:min-height="1.245cm" fo:padding-top="0.1cm" fo:padding-bottom="0.1cm" fo:padding-left="0.1cm" fo:padding-right="0.1cm" draw:shadow="hidden" draw:shadow-offset-x="0.1cm" draw:shadow-offset-y="0.1cm" draw:caption-escape-direction="auto"/>
    </style:style>
    <style:style style:name="gr41" style:family="graphic">
      <style:graphic-properties draw:marker-start="Arrowheads_20_1" draw:marker-start-width="0.2cm" draw:marker-start-center="false" draw:fill="solid" draw:fill-color="#ffffc0" draw:auto-grow-height="false" fo:min-height="1.155cm" fo:padding-top="0.1cm" fo:padding-bottom="0.1cm" fo:padding-left="0.1cm" fo:padding-right="0.1cm" draw:shadow="hidden" draw:shadow-offset-x="0.1cm" draw:shadow-offset-y="0.1cm" draw:caption-escape-direction="auto"/>
    </style:style>
    <style:style style:name="gr42" style:family="graphic">
      <style:graphic-properties draw:textarea-horizontal-align="justify" draw:textarea-vertical-align="middle" draw:auto-grow-height="false" fo:min-height="0cm" fo:min-width="0cm"/>
    </style:style>
    <style:style style:name="gr43" style:family="graphic">
      <style:graphic-properties draw:stroke="solid" svg:stroke-width="0.1cm" svg:stroke-color="#ff0000" draw:fill="solid" draw:fill-color="#ffff00" fo:min-height="4.239cm" fo:padding-top="0.05cm" fo:padding-bottom="0.05cm" fo:padding-left="0.05cm" fo:padding-right="0.05cm"/>
    </style:style>
    <style:style style:name="gr44" style:family="graphic">
      <style:graphic-properties draw:stroke="none" svg:stroke-color="#000000" draw:fill="solid" draw:fill-color="#ffff00" fo:min-height="2.828cm"/>
    </style:style>
    <style:style style:name="gr45" style:family="graphic">
      <style:graphic-properties draw:marker-start="Arrowheads_20_1" draw:marker-start-width="0.2cm" draw:marker-start-center="false" draw:fill="solid" draw:fill-color="#ffffc0" draw:auto-grow-height="false" fo:min-height="1.37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style:font-name="Arial" fo:font-weight="bold" style:font-weight-asian="bold" style:font-weight-complex="bold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5" style:family="paragraph">
      <style:paragraph-properties fo:text-align="center"/>
      <style:text-properties style:font-name="Arial" fo:font-size="40pt" style:font-size-asian="40pt" style:font-size-complex="40pt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ff0000" style:font-name="Arial" fo:font-weight="bold" style:font-weight-asian="bold" style:font-weight-complex="bold"/>
    </style:style>
    <style:style style:name="T2" style:family="text">
      <style:text-properties fo:color="#ff0000" style:font-name="Arial" fo:font-weight="normal" style:font-weight-asian="normal" style:font-weight-complex="normal"/>
    </style:style>
    <style:style style:name="T3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fo:color="#ff0000" style:font-name="Arial" fo:font-size="40pt" style:font-size-asian="40pt" style:font-size-complex="40pt"/>
    </style:style>
    <style:style style:name="T6" style:family="text">
      <style:text-properties fo:color="#ff0000" style:font-name="Arial" fo:font-size="14pt" style:font-size-asian="14pt" style:font-size-complex="14pt"/>
    </style:style>
    <style:style style:name="T7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color="#ff0000"/>
    </style:style>
    <style:style style:name="T9" style:family="text">
      <style:text-properties fo:font-weight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font-weight="normal"/>
    </style:style>
  </office:automatic-styles>
  <office:body>
    <office:spreadsheet>
      <table:calculation-settings table:case-sensitive="false" table:use-regular-expressions="false"/>
      <table:table table:name="ReadMe" table:style-name="ta1" table:print-ranges="ReadMe.A1:ReadMe.K34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To Do's GUI Structure / Specification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Definition basic specifications v1.0</text:p>
          </table:table-cell>
          <table:table-cell table:style-name="ce1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OYAN</text:p>
          </table:table-cell>
          <table:table-cell office:value-type="string">
            <text:p>Repasar los miles de comentarios en el mainframe antiguo,por si hay alguna idea en los miles de comentarios que vale la pena conservarla</text:p>
          </table:table-cell>
          <table:table-cell table:number-columns-repeated="3"/>
        </table:table-row>
        <table:table-row table:style-name="ro1">
          <table:table-cell office:value-type="string">
            <text:p>STOYAN</text:p>
          </table:table-cell>
          <table:table-cell office:value-type="string">
            <text:p>Pulir HP windows como MODELO para otros equipment design windows ... =&gt; ver propuesta alternativa HP_v2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Ideas for improvements in future versions 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string">
            <text:p>Vers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004</text:p>
          </table:table-cell>
          <table:table-cell office:value-type="string">
            <text:p>HS</text:p>
          </table:table-cell>
          <table:table-cell office:value-type="string">
            <text:p>Base version discussed with Heiko</text:p>
          </table:table-cell>
          <table:table-cell table:number-columns-repeated="2"/>
        </table:table-row>
        <table:table-row table:style-name="ro1">
          <table:table-cell office:value-type="string">
            <text:p>V005</text:p>
          </table:table-cell>
          <table:table-cell office:value-type="string">
            <text:p>SD</text:p>
          </table:table-cell>
          <table:table-cell office:value-type="string">
            <text:p>Proposals of changes for HP module and HC handling</text:p>
          </table:table-cell>
          <table:table-cell table:number-columns-repeated="2"/>
        </table:table-row>
        <table:table-row table:style-name="ro1">
          <table:table-cell office:value-type="string">
            <text:p>V006</text:p>
          </table:table-cell>
          <table:table-cell office:value-type="string">
            <text:p>HS</text:p>
          </table:table-cell>
          <table:table-cell office:value-type="string">
            <text:p>Small updates in sheets A, AD, HC and HP (integration of ideas from V4 and V5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roduction of list of event handlers <text:span text:style-name="T8">HEIKO please check</text:span></text:p>
          </table:table-cell>
          <table:table-cell table:number-columns-repeated="2"/>
        </table:table-row>
        <table:table-row table:style-name="ro1">
          <table:table-cell office:value-type="string">
            <text:p>V008</text:p>
          </table:table-cell>
          <table:table-cell office:value-type="string">
            <text:p>HS</text:p>
          </table:table-cell>
          <table:table-cell office:value-type="string">
            <text:p>First draft eventhandlers Boiler in analogy to heat pump module</text:p>
          </table:table-cell>
          <table:table-cell table:number-columns-repeated="2"/>
        </table:table-row>
        <table:table-row table:style-name="ro1">
          <table:table-cell office:value-type="string">
            <text:p>V009</text:p>
          </table:table-cell>
          <table:table-cell office:value-type="string">
            <text:p>SD, HS</text:p>
          </table:table-cell>
          <table:table-cell office:value-type="string">
            <text:p>Integration comments SD (V008.1) sheets HP and BB. Some new comments added to HP</text:p>
          </table:table-cell>
          <table:table-cell table:number-columns-repeated="2"/>
        </table:table-row>
        <table:table-row table:style-name="ro1">
          <table:table-cell office:value-type="string">
            <text:p>V011</text:p>
          </table:table-cell>
          <table:table-cell office:value-type="string">
            <text:p>HS</text:p>
          </table:table-cell>
          <table:table-cell office:value-type="string">
            <text:p>Sheet HP: detail graphics</text:p>
          </table:table-cell>
          <table:table-cell table:number-columns-repeated="2"/>
        </table:table-row>
      </table:table>
      <table:table table:name="MainFrame" table:style-name="ta1" table:print-ranges="MainFrame.A1:MainFrame.N45">
        <office:forms form:automatic-focus="false" form:apply-design-mode="false"/>
        <table:table-column table:style-name="co1" table:number-columns-repeated="14" table:default-cell-style-name="Default"/>
        <table:table-row table:style-name="ro3">
          <table:table-cell table:style-name="ce2" office:value-type="string">
            <text:p>Interface Einstein Tool Version 1.0 – MainFrame</text:p>
          </table:table-cell>
          <table:table-cell table:style-name="ce3" table:number-columns-repeated="2"/>
          <table:table-cell table:number-columns-repeated="5"/>
          <table:table-cell table:style-name="ce4" table:number-columns-repeated="2"/>
          <table:table-cell table:number-columns-repeated="3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MainFrame.K40" table:end-x="1.922cm" table:end-y="0.132cm" draw:z-index="0" draw:style-name="gr1" svg:width="24.47cm" svg:height="16.611cm" svg:x="0.033cm" svg:y="0.231cm">
              <draw:object-ole draw:class-id="D3E34B21-9D75-101A-8c3d-00aa001a165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>
            <draw:frame table:end-cell-address="MainFrame.D6" table:end-x="1.761cm" table:end-y="0.118cm" draw:z-index="2" draw:style-name="gr2" draw:text-style-name="P2" svg:width="6.091cm" svg:height="1.152cm" svg:x="0.186cm" svg:y="0.32cm">
              <draw:text-box>
                <text:p text:style-name="P1"><text:span text:style-name="T1">ScrollUpMenuBar</text:span></text:p>
                <text:p text:style-name="P1"><text:span text:style-name="T2">File I/O, Settings, etc.</text:span></text:p>
              </draw:text-box>
            </draw:frame>
          </table:table-cell>
          <table:table-cell table:number-columns-repeated="8"/>
          <table:table-cell>
            <draw:rect table:end-cell-address="MainFrame.N40" table:end-x="2.04cm" table:end-y="0.155cm" draw:z-index="9" draw:style-name="gr3" draw:text-style-name="P1" svg:width="6.988cm" svg:height="16.534cm" svg:x="1.826cm" svg:y="0.331cm">
              <text:p/>
            </draw:rect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9" table:end-x="1.763cm" table:end-y="0.048cm" draw:z-index="3" draw:style-name="gr3" draw:text-style-name="P1" svg:width="16.424cm" svg:height="14.751cm" svg:x="1.146cm" svg:y="0.201cm">
              <text:p/>
            </draw:rect>
            <draw:rect table:end-cell-address="MainFrame.K8" table:end-x="1.763cm" table:end-y="0.168cm" draw:z-index="4" draw:style-name="gr4" draw:text-style-name="P1" svg:width="16.424cm" svg:height="0.871cm" svg:x="1.146cm" svg:y="0.201cm">
              <text:p/>
            </draw:rect>
          </table:table-cell>
          <table:table-cell table:number-columns-repeated="6"/>
          <table:table-cell>
            <draw:rect table:end-cell-address="MainFrame.N36" table:end-x="1.516cm" table:end-y="0.309cm" draw:z-index="12" draw:style-name="gr4" draw:text-style-name="P1" svg:width="6.401cm" svg:height="13.649cm" svg:x="1.889cm" svg:y="0.209cm">
              <text:p/>
            </draw:rect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frame table:end-cell-address="MainFrame.K9" table:end-x="0.586cm" table:end-y="0.17cm" draw:z-index="5" draw:style-name="gr5" draw:text-style-name="P2" svg:width="11.134cm" svg:height="1.022cm" svg:x="0.743cm" svg:y="0.051cm">
              <draw:text-box>
                <text:p text:style-name="P1"><text:span text:style-name="T1">Info: industry; selected alternative; manual/automatic.</text:span><text:span text:style-name="T2"> </text:span></text:p>
                <text:p text:style-name="P1"><text:span text:style-name="T2">Fast switch of alternative and operating mode clicking here</text:span></text:p>
              </draw:text-box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frame table:end-cell-address="MainFrame.N14" table:end-x="1.142cm" table:end-y="0.384cm" draw:z-index="13" draw:style-name="gr6" draw:text-style-name="P2" svg:width="5.44cm" svg:height="1.564cm" svg:x="0.218cm" svg:y="0.174cm">
              <draw:text-box>
                <text:p text:style-name="P1"><text:span text:style-name="T1">Info-field displaying help-text</text:span></text:p>
              </draw:text-box>
            </draw:fram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>
            <draw:frame table:end-cell-address="MainFrame.C22" table:end-x="1.7cm" table:end-y="0.187cm" draw:z-index="1" draw:style-name="gr7" draw:text-style-name="P2" svg:width="3.834cm" svg:height="2.366cm" svg:x="0.124cm" svg:y="0.079cm">
              <draw:text-box>
                <text:p text:style-name="P1"><text:span text:style-name="T1">MainTree</text:span></text:p>
                <text:p text:style-name="P1"><text:span text:style-name="T1"/></text:p>
                <text:p text:style-name="P1"><text:span text:style-name="T2">Guides the user through the audit steps</text:span></text:p>
              </draw:text-box>
            </draw:frame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J24" table:end-x="0.062cm" table:end-y="0.114cm" draw:z-index="7" draw:style-name="gr5" draw:text-style-name="P2" svg:width="9.525cm" svg:height="1.42cm" svg:x="1.828cm" svg:y="0.049cm">
              <draw:text-box>
                <text:p text:style-name="P1"><text:span text:style-name="T1">Main working area for each step.</text:span><text:span text:style-name="T2"> </text:span></text:p>
                <text:p text:style-name="P1"><text:span text:style-name="T2">(For some steps it may be better open a separate window ???)</text:span></text:p>
              </draw:text-box>
            </draw:frame>
          </table:table-cell>
          <table:table-cell table:number-columns-repeated="9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6" table:end-x="1.763cm" table:end-y="0.41cm" draw:z-index="6" draw:style-name="gr4" draw:text-style-name="P1" svg:width="16.424cm" svg:height="1.985cm" svg:x="1.146cm" svg:y="0.231cm">
              <text:p/>
            </draw:rect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MainFrame.J35" table:end-x="0.586cm" table:end-y="0.318cm" draw:z-index="8" draw:style-name="gr5" draw:text-style-name="P2" svg:width="9.524cm" svg:height="1.022cm" svg:x="0.095cm" svg:y="0.2cm">
              <draw:text-box>
                <text:p text:style-name="P1"><text:span text:style-name="T1">Message Window</text:span></text:p>
                <text:p text:style-name="P1"><text:span text:style-name="T2">Here error messages are displayed ...</text:span></text:p>
              </draw:text-box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table:end-cell-address="MainFrame.N39" table:end-x="1.546cm" table:end-y="0.035cm" draw:z-index="10" draw:name="Graphics 11" draw:style-name="gr8" draw:text-style-name="P1" svg:width="30.717cm" svg:height="0.949cm" svg:x="0.184cm" svg:y="0.441cm">
              <draw:image xlink:href="Pictures/20000120000083190000044FF76DB229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I40" table:end-x="2.195cm" table:end-y="0.453cm" draw:z-index="11" draw:style-name="gr9" draw:text-style-name="P2" svg:width="9.525cm" svg:height="0.692cm" svg:x="1.703cm" svg:y="0.213cm">
              <draw:text-box>
                <text:p text:style-name="P1"><text:span text:style-name="T1">Processing Status – Info Bar</text:span></text:p>
              </draw:text-box>
            </draw:frame>
          </table:table-cell>
          <table:table-cell table:number-columns-repeated="9"/>
        </table:table-row>
      </table:table>
      <table:table table:name="MainTree" table:style-name="ta1" table:print-ranges="MainTree.A1:MainTree.O96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Default"/>
        <table:table-column table:style-name="co5" table:number-columns-repeated="2" table:default-cell-style-name="ce4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21"/>
        <table:table-row table:style-name="ro1">
          <table:table-cell table:number-columns-repeated="14"/>
        </table:table-row>
        <table:table-row table:style-name="ro3">
          <table:table-cell table:number-columns-repeated="3"/>
          <table:table-cell table:style-name="ce2" office:value-type="string">
            <text:p>Interface Einstein Tool Version 1.0 – MainTree</text:p>
          </table:table-cell>
          <table:table-cell table:number-columns-repeated="8"/>
          <table:table-cell table:style-name="Default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existing windows in present version of GUI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8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new windows to be created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similar to other pages, few additional 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4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1:1 copies of other windows: no additional work !!!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5"/>
          <table:table-cell table:style-name="ce17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4">
          <table:table-cell table:number-columns-repeated="3"/>
          <table:table-cell table:style-name="ce7"/>
          <table:table-cell table:style-name="ce10" office:value-type="string">
            <text:p>Audit step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1">
          <table:table-cell table:number-columns-repeated="3"/>
          <table:table-cell table:style-name="ce8">
            <draw:line table:end-cell-address="MainTree.E10" table:end-x="0.182cm" table:end-y="0.406cm" draw:z-index="2" draw:style-name="gr10" draw:text-style-name="P1" svg:x1="0.496cm" svg:y1="0.406cm" svg:x2="0.68cm" svg:y2="0.406cm">
              <text:p/>
            </draw:line>
          </table:table-cell>
          <table:table-cell table:style-name="ce11">
            <draw:line table:end-cell-address="MainTree.E90" table:end-x="0.216cm" table:end-y="0.438cm" draw:z-index="1" draw:style-name="gr10" draw:text-style-name="P1" svg:x1="0.216cm" svg:y1="0.399cm" svg:x2="0.216cm" svg:y2="36.568cm">
              <text:p/>
            </draw:line>
          </table:table-cell>
          <table:table-cell table:style-name="ce11" office:value-type="string">
            <text:p>IndustryShortName</text:p>
          </table:table-cell>
          <table:table-cell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Q</text:p>
          </table:table-cell>
          <table:table-cell table:number-columns-repeated="2"/>
          <table:table-cell table:style-name="ce9"/>
          <table:table-cell table:style-name="ce11">
            <draw:line table:end-cell-address="MainTree.E12" table:end-x="0.43cm" table:end-y="0.399cm" draw:z-index="3" draw:style-name="gr10" draw:text-style-name="P1" svg:x1="0.216cm" svg:y1="0.399cm" svg:x2="0.43cm" svg:y2="0.399cm">
              <text:p/>
            </draw:line>
          </table:table-cell>
          <table:table-cell table:style-name="ce12">
            <draw:line table:end-cell-address="MainTree.F22" table:end-x="0.213cm" table:end-y="0.106cm" draw:z-index="9" draw:style-name="gr10" draw:text-style-name="P1" svg:x1="0.213cm" svg:y1="0.425cm" svg:x2="0.213cm" svg:y2="4.623cm">
              <text:p/>
            </draw:line>
            <draw:line table:end-cell-address="MainTree.G12" table:end-x="0.457cm" table:end-y="0.425cm" draw:z-index="10" draw:style-name="gr10" draw:text-style-name="P1" svg:x1="0.213cm" svg:y1="0.425cm" svg:x2="0.954cm" svg:y2="0.425cm">
              <text:p/>
            </draw:line>
            <draw:line table:end-cell-address="MainTree.G12" table:end-x="0.443cm" table:end-y="0.425cm" draw:z-index="12" draw:style-name="gr10" draw:text-style-name="P1" svg:x1="0.198cm" svg:y1="0.425cm" svg:x2="0.94cm" svg:y2="0.425cm">
              <text:p/>
            </draw:line>
          </table:table-cell>
          <table:table-cell table:style-name="ce11" office:value-type="string">
            <text:p>Edit Industry Data</text:p>
          </table:table-cell>
          <table:table-cell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Q1</text:p>
          </table:table-cell>
          <table:table-cell/>
          <table:table-cell table:style-name="ce9"/>
          <table:table-cell table:style-name="ce11" table:number-columns-repeated="3"/>
          <table:table-cell table:style-name="ce16" office:value-type="string">
            <text:p></text:p>
          </table:table-cell>
          <table:table-cell table:style-name="ce9" table:number-columns-repeated="4"/>
          <table:table-cell table:style-name="ce9" office:value-type="string">
            <text:p>General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2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nergy consumption</text:p>
          </table:table-cell>
          <table:table-cell table:style-name="ce22"/>
        </table:table-row>
        <table:table-row table:style-name="ro1">
          <table:table-cell/>
          <table:table-cell office:value-type="string">
            <text:p>Q3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Processes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4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Genera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5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Distribu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6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Heat recovery</text:p>
          </table:table-cell>
          <table:table-cell table:style-name="ce22"/>
        </table:table-row>
        <table:table-row table:style-name="ro1">
          <table:table-cell/>
          <table:table-cell office:value-type="string">
            <text:p>Q7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Renewable energies</text:p>
          </table:table-cell>
          <table:table-cell table:style-name="ce22"/>
        </table:table-row>
        <table:table-row table:style-name="ro1">
          <table:table-cell/>
          <table:table-cell office:value-type="string">
            <text:p>Q8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Buildings</text:p>
          </table:table-cell>
          <table:table-cell table:style-name="ce22"/>
        </table:table-row>
        <table:table-row table:style-name="ro1">
          <table:table-cell/>
          <table:table-cell office:value-type="string">
            <text:p>Q9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conomic paramet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1">
            <draw:line table:end-cell-address="MainTree.G22" table:end-x="0.395cm" table:end-y="0.049cm" draw:z-index="11" draw:style-name="gr10" draw:text-style-name="P1" svg:x1="0.213cm" svg:y1="0.049cm" svg:x2="0.892cm" svg:y2="0.049cm">
              <text:p/>
            </draw:line>
          </table:table-cell>
          <table:table-cell table:style-name="ce11"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CC</text:p>
          </table:table-cell>
          <table:table-cell table:number-columns-repeated="2"/>
          <table:table-cell table:style-name="ce9"/>
          <table:table-cell table:style-name="ce11">
            <draw:line table:end-cell-address="MainTree.E23" table:end-x="0.43cm" table:end-y="0.425cm" draw:z-index="4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27" table:end-x="0.183cm" table:end-y="0.211cm" draw:z-index="14" draw:style-name="gr10" draw:text-style-name="P1" svg:x1="0.183cm" svg:y1="0.425cm" svg:x2="0.183cm" svg:y2="2.018cm">
              <text:p/>
            </draw:line>
          </table:table-cell>
          <table:table-cell table:style-name="ce11" office:value-type="string">
            <text:p>Consistency Check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CC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Basic check</text:p>
          </table:table-cell>
          <table:table-cell table:style-name="ce22"/>
        </table:table-row>
        <table:table-row table:style-name="ro1">
          <table:table-cell/>
          <table:table-cell office:value-type="string">
            <text:p>CC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Estimate missing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CC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heck list for visit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ES</text:p>
          </table:table-cell>
          <table:table-cell table:number-columns-repeated="2"/>
          <table:table-cell table:style-name="ce9"/>
          <table:table-cell table:style-name="ce11">
            <draw:line table:end-cell-address="MainTree.E28" table:end-x="0.43cm" table:end-y="0.425cm" draw:z-index="5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42" table:end-x="0.183cm" table:end-y="0.201cm" draw:z-index="13" draw:style-name="gr10" draw:text-style-name="P1" svg:x1="0.183cm" svg:y1="0.425cm" svg:x2="0.183cm" svg:y2="6.523cm">
              <text:p/>
            </draw:line>
          </table:table-cell>
          <table:table-cell table:style-name="ce11" office:value-type="string">
            <text:p>Energy statistic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table:style-name="ce6" office:value-type="string">
            <text:p>EA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Annual data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rimary energ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Final energy by fuel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3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Final energy by equipmen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4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cess hea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5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Energy intensity</text:p>
          </table:table-cell>
          <table:table-cell table:style-name="ce23" office:value-type="string">
            <text:p>isn't this the same as in benchmark check ???</text:p>
          </table:table-cell>
        </table:table-row>
        <table:table-row table:style-name="ro1">
          <table:table-cell table:number-columns-repeated="2"/>
          <table:table-cell office:value-type="string">
            <text:p>EA6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duction of CO2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M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Monthly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H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Hourly performance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BM</text:p>
          </table:table-cell>
          <table:table-cell table:number-columns-repeated="2"/>
          <table:table-cell table:style-name="ce9"/>
          <table:table-cell table:style-name="ce11">
            <draw:line table:end-cell-address="MainTree.E43" table:end-x="0.43cm" table:end-y="0.425cm" draw:z-index="6" draw:style-name="gr10" draw:text-style-name="P1" svg:x1="0.216cm" svg:y1="0.425cm" svg:x2="0.43cm" svg:y2="0.425cm">
              <text:p/>
            </draw:line>
            <draw:line table:end-cell-address="MainTree.E43" table:end-x="0.43cm" table:end-y="0.425cm" draw:z-index="19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43" table:end-x="0.221cm" table:end-y="0.425cm" draw:z-index="15" draw:style-name="gr10" draw:text-style-name="P1" svg:x1="0.213cm" svg:y1="0.425cm" svg:x2="0.221cm" svg:y2="0.425cm">
              <text:p/>
            </draw:line>
          </table:table-cell>
          <table:table-cell table:style-name="ce11" office:value-type="string">
            <text:p>Benchmark check</text:p>
          </table:table-cell>
          <table:table-cell table:style-name="ce11">
            <draw:line table:end-cell-address="MainTree.H43" table:end-x="0.217cm" table:end-y="0.425cm" draw:z-index="20" draw:style-name="gr10" draw:text-style-name="P1" svg:x1="0.217cm" svg:y1="0.425cm" svg:x2="0.217cm" svg:y2="0.425cm">
              <text:p/>
            </draw:line>
            <draw:line table:end-cell-address="MainTree.H55" table:end-x="0.189cm" table:end-y="0.308cm" draw:z-index="21" draw:style-name="gr10" draw:text-style-name="P1" svg:x1="0.189cm" svg:y1="0.425cm" svg:x2="0.189cm" svg:y2="5.727cm">
              <text:p/>
            </draw:line>
          </table:table-cell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lect appropriate benchmarks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Global energy intensity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C by product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 table:number-columns-repeated="2"/>
          <table:table-cell office:value-type="string">
            <text:p>BM3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duct 1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duct 2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4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office:value-type="string">
            <text:p>SEC by process</text:p>
          </table:table-cell>
          <table:table-cell table:style-name="ce9" table:number-columns-repeated="4"/>
          <table:table-cell table:style-name="ce22"/>
        </table:table-row>
        <table:table-row table:style-name="ro1">
          <table:table-cell table:number-columns-repeated="2"/>
          <table:table-cell table:formula="oooc:=[.B51]*10+1" office:value-type="float" office:value="1">
            <text:p>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cess 1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2]+1" office:value-type="float" office:value="2">
            <text:p>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cess 2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3]+1" office:value-type="float" office:value="3">
            <text:p>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11"/>
          <table:table-cell table:style-name="ce8"/>
          <table:table-cell table:style-name="ce11" office:value-type="string">
            <text:p>Alternative proposal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AD</text:p>
          </table:table-cell>
          <table:table-cell/>
          <table:table-cell table:style-name="ce9"/>
          <table:table-cell table:style-name="ce11">
            <draw:line table:end-cell-address="MainTree.E57" table:end-x="0.43cm" table:end-y="0.015cm" draw:z-index="7" draw:style-name="gr10" draw:text-style-name="P1" svg:x1="0.216cm" svg:y1="0.015cm" svg:x2="0.43cm" svg:y2="0.015cm">
              <text:p/>
            </draw:line>
          </table:table-cell>
          <table:table-cell table:style-name="ce15">
            <draw:line table:end-cell-address="MainTree.F85" table:end-x="0.241cm" table:end-y="0.274cm" draw:z-index="16" draw:style-name="gr10" draw:text-style-name="P1" svg:x1="0.241cm" svg:y1="0.189cm" svg:x2="0.223cm" svg:y2="12.919cm">
              <text:p/>
            </draw:line>
          </table:table-cell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Design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P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>
            <draw:line table:end-cell-address="MainTree.H77" table:end-x="0.156cm" table:end-y="0.267cm" draw:z-index="18" draw:style-name="gr10" draw:text-style-name="P1" svg:x1="0.156cm" svg:y1="0.44cm" svg:x2="0.149cm" svg:y2="8.848cm">
              <text:p/>
            </draw:line>
          </table:table-cell>
          <table:table-cell table:style-name="ce9"/>
          <table:table-cell table:style-name="ce8"/>
          <table:table-cell table:style-name="ce9" table:number-columns-repeated="2"/>
          <table:table-cell table:style-name="ce9" office:value-type="string">
            <text:p>Process optimisa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PI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inch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1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2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X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X net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C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>
            <draw:line table:end-cell-address="MainTree.J76" table:end-x="0.157cm" table:end-y="0.277cm" draw:z-index="22" draw:style-name="gr10" draw:text-style-name="P1" svg:x1="0.157cm" svg:y1="0.425cm" svg:x2="0.157cm" svg:y2="3.89cm">
              <text:p/>
            </draw:line>
          </table:table-cell>
          <table:table-cell table:style-name="ce9" table:number-columns-repeated="2"/>
          <table:table-cell table:style-name="ce9" office:value-type="string">
            <text:p>H&amp;C Suppl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orage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&amp;C Storage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P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Solar Thermal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eat Pump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I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iomas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iller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B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oilers &amp; burn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Di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&amp;C Distribu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nergy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nergy performance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conomic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/>
          <table:table-cell office:value-type="string">
            <text:p>C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omparative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3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5">
          <table:table-cell office:value-type="string">
            <text:p>R</text:p>
          </table:table-cell>
          <table:table-cell table:number-columns-repeated="2"/>
          <table:table-cell table:style-name="ce9"/>
          <table:table-cell table:style-name="ce11">
            <draw:line table:end-cell-address="MainTree.E90" table:end-x="0.462cm" table:end-y="0.459cm" draw:z-index="8" draw:style-name="gr10" draw:text-style-name="P1" svg:x1="0.216cm" svg:y1="0.459cm" svg:x2="0.462cm" svg:y2="0.459cm">
              <text:p/>
            </draw:line>
          </table:table-cell>
          <table:table-cell table:style-name="ce8">
            <draw:line table:end-cell-address="MainTree.F90" table:end-x="0.183cm" table:end-y="0.44cm" draw:z-index="17" draw:style-name="gr10" draw:text-style-name="P1" svg:x1="0.183cm" svg:y1="0.44cm" svg:x2="0.183cm" svg:y2="0.44cm">
              <text:p/>
            </draw:line>
          </table:table-cell>
          <table:table-cell table:style-name="ce11" office:value-type="string">
            <text:p>Report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 table:number-rows-repeated="2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>
            <draw:line table:end-cell-address="MainTree.N98" table:end-x="6.3cm" table:end-y="0.007cm" draw:z-index="0" draw:style-name="gr11" draw:text-style-name="P1" svg:x1="6.3cm" svg:y1="0.007cm" svg:x2="6.3cm" svg:y2="0.007cm">
              <text:p/>
            </draw:line>
          </table:table-cell>
        </table:table-row>
        <table:table-row table:style-name="ro1" table:number-rows-repeated="654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rollUpMenuBar" table:style-name="ta1" table:print-ranges="ScrollUpMenuBar.A10:ScrollUpMenuBar.E48">
        <table:table-column table:style-name="co8" table:default-cell-style-name="ce24"/>
        <table:table-column table:style-name="co3" table:default-cell-style-name="ce24"/>
        <table:table-column table:style-name="co9" table:default-cell-style-name="ce2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230" table:default-cell-style-name="ce4"/>
        <table:table-row table:style-name="ro3">
          <table:table-cell table:number-columns-repeated="3"/>
          <table:table-cell table:style-name="ce2" office:value-type="string">
            <text:p>Interface Einstein Tool Version 1.0 – ScrollUpMenuBar</text:p>
          </table:table-cell>
          <table:table-cell table:style-name="ce2" table:number-columns-repeated="2"/>
          <table:table-cell table:number-columns-repeated="237"/>
        </table:table-row>
        <table:table-row table:style-name="ro1">
          <table:table-cell table:number-columns-repeated="243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9" office:value-type="string">
            <text:p>new functions to be created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9" office:value-type="string">
            <text:p>new function + window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25" table:number-columns-repeated="2"/>
          <table:table-cell table:style-name="ce19" office:value-type="string">
            <text:p>just a copy of existing function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243"/>
        </table:table-row>
        <table:table-row table:style-name="ro6">
          <table:table-cell table:number-columns-repeated="3"/>
          <table:table-cell table:style-name="ce26" office:value-type="string">
            <text:p>EINSTEIN Thermal Auditing Tool</text:p>
          </table:table-cell>
          <table:table-cell table:style-name="ce26" table:number-columns-repeated="2"/>
          <table:table-cell table:style-name="ce34" table:number-columns-repeated="7"/>
          <table:table-cell table:number-columns-repeated="230"/>
        </table:table-row>
        <table:table-row table:style-name="ro1">
          <table:table-cell table:number-columns-repeated="3"/>
          <table:table-cell table:style-name="ce27" office:value-type="string" table:number-columns-spanned="2" table:number-rows-spanned="1">
            <text:p>File</text:p>
          </table:table-cell>
          <table:covered-table-cell table:style-name="Default"/>
          <table:table-cell table:style-name="ce27" office:value-type="string">
            <text:p>View</text:p>
          </table:table-cell>
          <table:table-cell table:style-name="ce27" office:value-type="string" table:number-columns-spanned="3" table:number-rows-spanned="1">
            <office:annotation office:display="true" draw:style-name="gr12" draw:text-style-name="P4" svg:width="2.887cm" svg:height="2.176cm" svg:x="18.803cm" svg:y="1.384cm" draw:caption-point-x="-6.502cm" draw:caption-point-y="2.562cm">
              <dc:creator>hs</dc:creator>
              <dc:date>2008-02-21T00:00:00</dc:date>
              <text:p text:style-name="P3"><text:span text:style-name="T3">Possibilities for editing, importing, exporting data bases</text:span></text:p>
            </office:annotation>
            <text:p>Data bases</text:p>
          </table:table-cell>
          <table:covered-table-cell table:number-columns-repeated="2" table:style-name="ce27"/>
          <table:table-cell table:style-name="ce27" office:value-type="string" table:number-columns-spanned="3" table:number-rows-spanned="1">
            <text:p>Settings</text:p>
          </table:table-cell>
          <table:covered-table-cell table:number-columns-repeated="2" table:style-name="ce27"/>
          <table:table-cell table:style-name="ce39" office:value-type="string">
            <text:p>Description</text:p>
          </table:table-cell>
          <table:table-cell table:number-columns-repeated="230"/>
        </table:table-row>
        <table:table-row table:style-name="ro7">
          <table:table-cell table:number-columns-repeated="3"/>
          <table:table-cell table:style-name="ce17" table:number-columns-repeated="9"/>
          <table:table-cell table:number-columns-repeated="231"/>
        </table:table-row>
        <table:table-row table:style-name="ro1">
          <table:table-cell office:value-type="string">
            <text:p>FILE</text:p>
          </table:table-cell>
          <table:table-cell table:number-columns-repeated="2"/>
          <table:table-cell table:style-name="ce28" office:value-type="string">
            <text:p>New project</text:p>
          </table:table-cell>
          <table:table-cell table:style-name="ce29"/>
          <table:table-cell table:style-name="ce31" table:number-columns-repeated="7"/>
          <table:table-cell office:value-type="string">
            <text:p>Creates an empty new industry (project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3" draw:text-style-name="P4" svg:width="2.883cm" svg:height="1.386cm" svg:x="7.453cm" svg:y="6.103cm" draw:caption-point-x="-7.453cm" draw:caption-point-y="-6.103cm">
              <dc:creator>SD</dc:creator>
              <dc:date>2007-10-24T00:00:00</dc:date>
              <text:p text:style-name="P3"><text:span text:style-name="T3">Load existing project (at its saved status)</text:span></text:p>
            </office:annotation>
            <text:p>Open project</text:p>
          </table:table-cell>
          <table:table-cell table:style-name="ce29"/>
          <table:table-cell table:style-name="ce32" table:number-columns-repeated="7"/>
          <table:table-cell office:value-type="string">
            <text:p>Opens an industry from the existing ones (SQL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4" draw:text-style-name="P4" svg:width="3.944cm" svg:height="3.299cm" svg:x="7.453cm" svg:y="6.554cm" draw:caption-point-x="-7.453cm" draw:caption-point-y="-6.554cm">
              <dc:creator>SD</dc:creator>
              <dc:date>2007-10-24T00:00:00</dc:date>
              <text:p text:style-name="P3"><text:span text:style-name="T3">Saves project and its evaluation status (e.g. imported questionaire, modifications, data checks, evaluated alternatives, etc.)</text:span></text:p>
            </office:annotation>
            <text:p>Save project [2.2]</text:p>
          </table:table-cell>
          <table:table-cell table:style-name="ce29"/>
          <table:table-cell table:style-name="ce32" table:number-columns-repeated="7"/>
          <table:table-cell office:value-type="string">
            <text:p>Saves the industry in the SQL data bas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Export project</text:p>
          </table:table-cell>
          <table:table-cell table:style-name="ce29"/>
          <table:table-cell table:style-name="ce32" table:number-columns-repeated="7"/>
          <table:table-cell office:value-type="string">
            <text:p>Ex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Import project</text:p>
          </table:table-cell>
          <table:table-cell table:style-name="ce29"/>
          <table:table-cell table:style-name="ce32" table:number-columns-repeated="7"/>
          <table:table-cell office:value-type="string">
            <text:p>Im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5" draw:text-style-name="P4" svg:width="2.883cm" svg:height="0.991cm" svg:x="7.453cm" svg:y="7.006cm" draw:caption-point-x="-7.453cm" draw:caption-point-y="-7.006cm">
              <dc:creator>SD</dc:creator>
              <dc:date>2007-10-24T00:00:00</dc:date>
              <text:p text:style-name="P3"><text:span text:style-name="T3">Import questionnaire</text:span></text:p>
            </office:annotation>
            <text:p>Import data</text:p>
          </table:table-cell>
          <table:table-cell table:style-name="ce29"/>
          <table:table-cell table:style-name="ce32" table:number-columns-repeated="7"/>
          <table:table-cell office:value-type="string">
            <text:p>Imports data from Questionnair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6" draw:text-style-name="P4" svg:width="2.831cm" svg:height="1.024cm" svg:x="7.453cm" svg:y="7.457cm" draw:caption-point-x="-7.453cm" draw:caption-point-y="-7.457cm">
              <dc:creator>SD</dc:creator>
              <dc:date>2007-10-24T00:00:00</dc:date>
              <text:p text:style-name="P3"><text:span text:style-name="T3">Export modified questionnaire</text:span></text:p>
            </office:annotation>
            <text:p>Export data</text:p>
          </table:table-cell>
          <table:table-cell table:style-name="ce29"/>
          <table:table-cell table:style-name="ce32" table:number-columns-repeated="7"/>
          <table:table-cell office:value-type="string">
            <text:p>Exports industry data in questionnaire format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7" draw:text-style-name="P4" svg:width="3.653cm" svg:height="2.796cm" svg:x="7.416cm" svg:y="9.937cm" draw:caption-point-x="-7.416cm" draw:caption-point-y="-9.937cm">
              <dc:creator>SD</dc:creator>
              <dc:date>2008-02-19T00:00:00</dc:date>
              <text:p text:style-name="P3"><text:span text:style-name="T3">Opens a print window to select print options:</text:span></text:p>
              <text:p text:style-name="P3"><text:span text:style-name="T3">Print Report</text:span></text:p>
              <text:p text:style-name="P3"><text:span text:style-name="T3">-All</text:span></text:p>
              <text:p text:style-name="P3"><text:span text:style-name="T3">-Pages</text:span></text:p>
              <text:p text:style-name="P3"><text:span text:style-name="T3">-Selection</text:span></text:p>
            </office:annotation>
            <text:p>Print ...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full report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questionnaire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28" office:value-type="string">
            <text:p>Exit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office:value-type="string">
            <text:p>VIEW</text:p>
          </table:table-cell>
          <table:table-cell table:number-columns-repeated="2"/>
          <table:table-cell table:style-name="ce17" table:number-columns-repeated="2"/>
          <table:table-cell table:style-name="ce33" office:value-type="string">
            <text:p>Present state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1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2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...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office:value-type="string">
            <text:p>DB</text:p>
          </table:table-cell>
          <table:table-cell table:number-columns-repeated="2"/>
          <table:table-cell table:style-name="ce17" table:number-columns-repeated="3"/>
          <table:table-cell table:style-name="ce35" office:value-type="string">
            <text:p>Industries</text:p>
          </table:table-cell>
          <table:table-cell table:style-name="ce36"/>
          <table:table-cell table:style-name="ce38"/>
          <table:table-cell table:style-name="ce32" table:number-columns-repeated="3"/>
          <table:table-cell office:value-type="string">
            <text:p>Some overview of existing industries already analised, with some search possibilities ???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Equipment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P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Heat pump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il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Boi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Storage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....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uel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luid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nchmark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st available technologie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office:value-type="string">
            <text:p>SET</text:p>
          </table:table-cell>
          <table:table-cell table:number-columns-repeated="2"/>
          <table:table-cell table:style-name="ce17" table:number-columns-repeated="6"/>
          <table:table-cell table:style-name="ce28" office:value-type="string">
            <text:p>User interaction level</text:p>
          </table:table-cell>
          <table:table-cell table:style-name="ce29" table:number-columns-repeated="2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fully interactiv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semi-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35" office:value-type="string">
            <text:p>Preferences</text:p>
          </table:table-cell>
          <table:table-cell table:style-name="ce38" table:number-columns-repeated="2"/>
          <table:table-cell office:value-type="string">
            <text:p>A window has to be designed where all the settings can be specified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Classification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Nace cod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Unit operations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Language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 table:number-rows-repeated="65490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Q" table:style-name="ta1" table:print-ranges="Q.A1:Q.K37">
        <table:table-column table:style-name="co1" table:number-columns-repeated="12" table:default-cell-style-name="Default"/>
        <table:table-row table:style-name="ro1">
          <table:table-cell>
            <draw:frame table:end-cell-address="Q.K37" table:end-x="1.89cm" table:end-y="0.355cm" draw:z-index="0" draw:style-name="gr1" svg:width="24.471cm" svg:height="16.613cm" svg:x="0cm" svg:y="0cm">
              <draw:object-ole draw:class-id="D3E34B21-9D75-101A-8c3d-00aa001a16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>
            <draw:frame table:end-cell-address="Q.K75" table:end-x="0.387cm" table:end-y="0.378cm" draw:z-index="1" draw:name="Graphics 1" draw:style-name="gr8" draw:text-style-name="P1" svg:width="22.937cm" svg:height="16.667cm" svg:x="0.031cm" svg:y="0.421cm">
              <draw:image xlink:href="Pictures/200000070000599C0000411EFB0441A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8">
          <table:table-cell table:number-columns-repeated="12"/>
        </table:table-row>
        <table:table-row table:style-name="ro1">
          <table:table-cell>
            <draw:frame table:end-cell-address="Q.K114" table:end-x="0.86cm" table:end-y="0.013cm" draw:z-index="2" draw:name="Graphics 2" draw:style-name="gr8" draw:text-style-name="P1" svg:width="23.255cm" svg:height="16.693cm" svg:x="0.186cm" svg:y="0.03cm">
              <draw:image xlink:href="Pictures/2000000700005ADA0000413846C31787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51" table:end-x="0.991cm" table:end-y="0.382cm" draw:z-index="3" draw:name="Graphics 3" draw:style-name="gr8" draw:text-style-name="P1" svg:width="23.572cm" svg:height="16.64cm" svg:x="0cm" svg:y="0cm">
              <draw:image xlink:href="Pictures/2000000700005C1700004103EDE2450B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163" table:end-x="0.874cm" table:end-y="0.22cm" draw:z-index="9" draw:name="Graphics 10" draw:style-name="gr8" draw:text-style-name="P1" svg:width="27.971cm" svg:height="21.898cm" svg:x="0cm" svg:y="0cm">
              <draw:image xlink:href="Pictures/2000058B00006D460000558DBA717F6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86" table:end-x="1.309cm" table:end-y="0.282cm" draw:z-index="4" draw:name="Graphics 4" draw:style-name="gr8" draw:text-style-name="P1" svg:width="23.89cm" svg:height="15.185cm" svg:x="0cm" svg:y="0cm">
              <draw:image xlink:href="Pictures/2000000700005D5500003B54DBBDBCE4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21" table:end-x="1.282cm" table:end-y="0.229cm" draw:z-index="5" draw:name="Graphics 5" draw:style-name="gr8" draw:text-style-name="P1" svg:width="23.863cm" svg:height="15.132cm" svg:x="0cm" svg:y="0cm">
              <draw:image xlink:href="Pictures/2000000700005D3A00003B1F649E4242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232" table:end-x="0.014cm" table:end-y="0.03cm" draw:z-index="10" draw:name="Graphics 9" draw:style-name="gr8" draw:text-style-name="P1" svg:width="27.111cm" svg:height="19.901cm" svg:x="0cm" svg:y="0cm">
              <draw:image xlink:href="Pictures/20000384000069EA00004DC06135B29A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56" table:end-x="2.05cm" table:end-y="0.281cm" draw:z-index="6" draw:name="Graphics 6" draw:style-name="gr8" draw:text-style-name="P1" svg:width="24.631cm" svg:height="15.185cm" svg:x="0cm" svg:y="0cm">
              <draw:image xlink:href="Pictures/200000070000603A00003B54114EE5A1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91" table:end-x="2.05cm" table:end-y="0.202cm" draw:z-index="7" draw:name="Graphics 7" draw:style-name="gr8" draw:text-style-name="P1" svg:width="24.631cm" svg:height="15.106cm" svg:x="0cm" svg:y="0cm">
              <draw:image xlink:href="Pictures/200000070000603A00003B05365B646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329" table:end-x="1.256cm" table:end-y="0.275cm" draw:z-index="8" draw:name="Graphics 8" draw:style-name="gr8" draw:text-style-name="P1" svg:width="23.837cm" svg:height="16.534cm" svg:x="0cm" svg:y="0cm">
              <draw:image xlink:href="Pictures/2000000700005D2000004099066ADD44.svm" xlink:type="simple" xlink:show="embed" xlink:actuate="onLoad">
                <text:p/>
              </draw:image>
            </draw:frame>
          </table:table-cell>
          <table:table-cell table:number-columns-repeated="11"/>
        </table:table-row>
      </table:table>
      <table:table table:name="CC" table:style-name="ta1" table:print="false">
        <table:table-column table:style-name="co5" table:default-cell-style-name="ce42"/>
        <table:table-column table:style-name="co5" table:default-cell-style-name="ce46"/>
        <table:table-column table:style-name="co5" table:number-columns-repeated="3" table:default-cell-style-name="ce7"/>
        <table:table-column table:style-name="co17" table:default-cell-style-name="ce60"/>
        <table:table-column table:style-name="co1" table:default-cell-style-name="ce42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60"/>
        <table:table-column table:style-name="co1" table:number-columns-repeated="234" table:default-cell-style-name="Default"/>
        <table:table-row table:style-name="ro1">
          <table:table-cell table:style-name="ce40" table:number-columns-repeated="4"/>
          <table:table-cell table:style-name="ce54"/>
          <table:table-cell table:style-name="ce56" office:value-type="string">
            <text:p>Menu No. 3.1.1 </text:p>
          </table:table-cell>
          <table:table-cell table:style-name="Default" office:value-type="string">
            <text:p>Check completeness of data</text:p>
          </table:table-cell>
          <table:table-cell table:style-name="Default" table:number-columns-repeated="2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unctionalities: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 office:value-type="float" office:value="1">
            <text:p>1</text:p>
          </table:table-cell>
          <table:table-cell table:style-name="Default" office:value-type="string">
            <text:p>Check the available industry data for completeness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Access to this function:</text:p>
          </table:table-cell>
          <table:table-cell table:style-name="Default" table:number-columns-repeated="2"/>
          <table:table-cell table:style-name="Default">
            <draw:frame table:end-cell-address="CC.P17" table:end-x="0.09cm" table:end-y="0.116cm" draw:z-index="0" draw:style-name="gr18" draw:text-style-name="P5" svg:width="20.574cm" svg:height="5.572cm" svg:x="1.614cm" svg:y="0.021cm">
              <draw:text-box>
                <text:p text:style-name="P1"><text:span text:style-name="T4"/></text:p>
                <text:p text:style-name="P1"><text:span text:style-name="T4"/></text:p>
                <text:p text:style-name="P1"><text:span text:style-name="T5">old draft version !!!</text:span></text:p>
                <text:p text:style-name="P1"><text:span text:style-name="T5">to be updated ...</text:span></text:p>
              </draw:text-box>
            </draw:frame>
          </table:table-cell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rom Audit steps window (folder structure): /Data check/...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ce57" table:number-columns-repeated="2"/>
          <table:table-cell table:style-name="ce72" table:number-columns-repeated="4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7" table:number-columns-repeated="2"/>
          <table:table-cell table:number-columns-repeated="3"/>
          <table:table-cell table:style-name="ce58" office:value-type="string">
            <text:p>File</text:p>
          </table:table-cell>
          <table:table-cell table:style-name="ce58" office:value-type="string">
            <office:annotation draw:style-name="gr15" draw:text-style-name="P4" svg:width="2.884cm" svg:height="1.781cm" svg:x="16.406cm" svg:y="1.209cm" draw:caption-point-x="-16.406cm" draw:caption-point-y="-1.209cm">
              <dc:creator>SD</dc:creator>
              <dc:date>2007-10-24T00:00:00</dc:date>
              <text:p text:style-name="P3"><text:span text:style-name="T3">Optional:</text:span></text:p>
              <text:p text:style-name="P3"><text:span text:style-name="T3">possibility to edit data set from the questionnaire</text:span></text:p>
            </office:annotation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81"/>
          <table:table-cell table:style-name="ce84"/>
          <table:table-cell table:style-name="ce88" table:number-columns-repeated="4"/>
          <table:table-cell table:style-name="ce7"/>
          <table:table-cell table:number-columns-repeated="234"/>
        </table:table-row>
        <table:table-row table:style-name="ro1"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9"/>
          <table:table-cell table:style-name="ce7"/>
          <table:table-cell table:number-columns-repeated="234"/>
        </table:table-row>
        <table:table-row table:style-name="ro8">
          <table:table-cell table:style-name="ce41"/>
          <table:table-cell table:style-name="ce44" table:number-columns-repeated="4"/>
          <table:table-cell table:style-name="ce59"/>
          <table:table-cell table:style-name="ce69" office:value-type="string">
            <office:annotation draw:style-name="gr21" draw:text-style-name="P4" svg:width="5.784cm" svg:height="1.784cm" svg:x="16.406cm" svg:y="2.113cm" draw:caption-point-x="-16.406cm" draw:caption-point-y="-2.113cm">
              <dc:creator>SD</dc:creator>
              <dc:date>2007-10-29T00:00:00</dc:date>
              <text:p text:style-name="P3"><text:span text:style-name="T3">Info field (show/hide) - to be present in each editing window invoked with the folder structure. This field will contain explanatory text how to perform each step. </text:span></text:p>
              <text:p text:style-name="P3"><text:span text:style-name="T3">Default: hidden/open</text:span></text:p>
              <text:p text:style-name="P3"><text:span text:style-name="T3">Option to be hidden when used with experienced users (from <text:s/>menu View--&gt;insert it)</text:span></text:p>
            </office:annotation>
            <text:p>info field</text:p>
          </table:table-cell>
          <table:table-cell table:style-name="ce44" table:number-columns-repeated="9"/>
          <table:table-cell table:style-name="ce59"/>
          <table:table-cell table:number-columns-repeated="234"/>
        </table:table-row>
        <table:table-row table:style-name="ro9">
          <table:table-cell/>
          <table:table-cell table:style-name="ce7"/>
          <table:table-cell table:number-columns-repeated="4"/>
          <table:table-cell table:style-name="ce67" office:value-type="string">
            <text:p>+ / -</text:p>
          </table:table-cell>
          <table:table-cell/>
          <table:table-cell table:style-name="ce77"/>
          <table:table-cell table:number-columns-repeated="6"/>
          <table:table-cell table:style-name="ce88"/>
          <table:table-cell table:number-columns-repeated="235"/>
        </table:table-row>
        <table:table-row table:style-name="ro4">
          <table:table-cell/>
          <table:table-cell table:style-name="ce10" office:value-type="string">
            <text:p>Audit steps</text:p>
          </table:table-cell>
          <table:table-cell table:number-columns-repeated="4"/>
          <table:table-cell table:style-name="ce70"/>
          <table:table-cell table:style-name="ce48"/>
          <table:table-cell table:style-name="ce78"/>
          <table:table-cell table:style-name="ce48" table:number-columns-repeated="7"/>
          <table:table-cell table:style-name="ce68"/>
          <table:table-cell table:number-columns-repeated="234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 table:style-name="ce41"/>
          <table:table-cell table:style-name="ce44"/>
          <table:table-cell table:style-name="ce79"/>
          <table:table-cell table:style-name="ce44" table:number-columns-repeated="7"/>
          <table:table-cell table:style-name="ce59"/>
          <table:table-cell table:number-columns-repeated="234"/>
        </table:table-row>
        <table:table-row table:style-name="ro1">
          <table:table-cell table:number-columns-repeated="2"/>
          <table:table-cell table:style-name="ce50" office:value-type="string">
            <text:p></text:p>
          </table:table-cell>
          <table:table-cell table:style-name="ce51" table:number-columns-repeated="2"/>
          <table:table-cell table:style-name="ce62" office:value-type="string">
            <text:p>Data acquisition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0">
          <table:table-cell table:number-columns-repeated="2"/>
          <table:table-cell table:style-name="ce51" table:number-columns-repeated="2"/>
          <table:table-cell table:style-name="ce8">
            <office:annotation office:display="true" draw:style-name="gr19" draw:text-style-name="P4" svg:width="2.884cm" svg:height="0.991cm" svg:x="3.303cm" svg:y="5.169cm" draw:caption-point-x="-0.827cm" draw:caption-point-y="2.069cm">
              <dc:creator>SD</dc:creator>
              <dc:date>2007-11-05T00:00:00</dc:date>
              <text:p text:style-name="P3"><text:span text:style-name="T3">Checked if revised</text:span></text:p>
            </office:annotation>
          </table:table-cell>
          <table:table-cell table:style-name="ce63" office:value-type="string">
            <text:p>Questionnaire revision</text:p>
          </table:table-cell>
          <table:table-cell/>
          <table:table-cell table:style-name="ce73" office:value-type="string">
            <text:p>Check completeness of data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office:display="true" draw:style-name="gr13" draw:text-style-name="P4" svg:width="2.535cm" svg:height="0.596cm" svg:x="4.504cm" svg:y="7.678cm" draw:caption-point-x="-3.023cm" draw:caption-point-y="0.509cm">
              <dc:creator>SD</dc:creator>
              <dc:date>2007-11-05T00:00:00</dc:date>
              <text:p text:style-name="P3"><text:span text:style-name="T3">Opened folder</text:span></text:p>
            </office:annotation>
          </table:table-cell>
          <table:table-cell table:style-name="ce51" table:number-columns-repeated="2"/>
          <table:table-cell table:style-name="ce62" office:value-type="string">
            <text:p>Data check</text:p>
          </table:table-cell>
          <table:table-cell/>
          <table:table-cell table:style-name="ce73"/>
          <table:table-cell table:number-columns-repeated="4"/>
          <table:table-cell office:value-type="string">
            <text:p>Select level</text:p>
          </table:table-cell>
          <table:table-cell table:style-name="ce92" office:value-type="string">
            <text:p>Check only mandatory data</text:p>
          </table:table-cell>
          <table:table-cell table:style-name="ce94"/>
          <table:table-cell table:style-name="ce96" office:value-type="string">
            <text:p>▼</text:p>
          </table:table-cell>
          <table:table-cell table:number-columns-repeated="23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7"/>
          <table:table-cell table:style-name="ce93" office:value-type="string">
            <text:p>Mandatory and recommended data</text:p>
          </table:table-cell>
          <table:table-cell table:style-name="ce95"/>
          <table:table-cell table:style-name="ce97"/>
          <table:table-cell table:number-columns-repeated="235"/>
        </table:table-row>
        <table:table-row table:style-name="ro1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Benchmarks check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0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Heat recovery targets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draw:style-name="gr15" draw:text-style-name="P4" svg:width="2.884cm" svg:height="2.571cm" svg:x="7.374cm" svg:y="7.984cm" draw:caption-point-x="-7.374cm" draw:caption-point-y="-7.984cm">
              <dc:creator>SD</dc:creator>
              <dc:date>2007-10-25T00:00:00</dc:date>
              <text:p text:style-name="P3"><text:span text:style-name="T3">Different alternative proposals (system types) can be added here.</text:span></text:p>
            </office:annotation>
          </table:table-cell>
          <table:table-cell table:style-name="ce51" table:number-columns-repeated="2"/>
          <table:table-cell table:style-name="ce62" office:value-type="string">
            <text:p>Optimisation proposals</text:p>
          </table:table-cell>
          <table:table-cell/>
          <table:table-cell table:style-name="ce74" office:value-type="string">
            <text:p>Type of error</text:p>
          </table:table-cell>
          <table:table-cell table:style-name="ce74" office:value-type="string">
            <text:p>Variable</text:p>
          </table:table-cell>
          <table:table-cell table:style-name="ce74" office:value-type="string">
            <text:p>Description</text:p>
          </table:table-cell>
          <table:table-cell table:style-name="ce82" office:value-type="string">
            <text:p>No.</text:p>
          </table:table-cell>
          <table:table-cell table:style-name="ce74"/>
          <table:table-cell table:number-columns-repeated="239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3</text:p>
          </table:table-cell>
          <table:table-cell table:style-name="ce85" office:value-type="string">
            <text:p>missing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">
          <table:table-cell/>
          <table:table-cell table:style-name="ce47"/>
          <table:table-cell table:style-name="ce52" table:number-columns-repeated="2"/>
          <table:table-cell table:style-name="ce55"/>
          <table:table-cell table:style-name="ce65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5</text:p>
          </table:table-cell>
          <table:table-cell table:style-name="ce85" office:value-type="string">
            <text:p>out of limits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0">
          <table:table-cell/>
          <table:table-cell table:style-name="ce7"/>
          <table:table-cell table:number-columns-repeated="5"/>
          <table:table-cell table:style-name="ce51" office:value-type="string">
            <text:p>Warning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51" office:value-type="float" office:value="5">
            <text:p>5</text:p>
          </table:table-cell>
          <table:table-cell table:style-name="ce86" office:value-type="string">
            <text:p>No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4">
          <table:table-cell/>
          <table:table-cell table:style-name="ce10" office:value-type="string">
            <text:p>Reports</text:p>
          </table:table-cell>
          <table:table-cell table:number-columns-repeated="5"/>
          <table:table-cell table:style-name="ce51" office:value-type="string">
            <text:p>....</text:p>
          </table:table-cell>
          <table:table-cell table:style-name="ce51" table:number-columns-repeated="3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/>
          <table:table-cell table:style-name="ce51" table:number-columns-repeated="4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 table:number-columns-repeated="2"/>
          <table:table-cell table:style-name="ce53"/>
          <table:table-cell table:style-name="ce51" table:number-columns-repeated="2"/>
          <table:table-cell table:style-name="ce62" office:value-type="string">
            <text:p>Final report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53"/>
          <table:table-cell table:style-name="ce63" office:value-type="string">
            <text:p>Report preview</text:p>
          </table:table-cell>
          <table:table-cell/>
          <table:table-cell office:value-type="string">
            <text:p>Messages (one of the following):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1"/>
          <table:table-cell table:style-name="ce51" table:number-columns-repeated="2"/>
          <table:table-cell table:style-name="ce64"/>
          <table:table-cell/>
          <table:table-cell table:style-name="ce76" office:value-type="string">
            <text:p>Industry data set is not complete. -&gt; enter missing data ? continue with the uncomplete data set ?</text:p>
          </table:table-cell>
          <table:table-cell table:style-name="ce80" table:number-columns-repeated="3"/>
          <table:table-cell table:style-name="ce87"/>
          <table:table-cell table:number-columns-repeated="23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53"/>
          <table:table-cell table:style-name="ce64" office:value-type="string">
            <text:p>Print report</text:p>
          </table:table-cell>
          <table:table-cell/>
          <table:table-cell table:style-name="ce76" office:value-type="string">
            <text:p>Industry data set is complete. Energy balances will be checked for consistency</text:p>
          </table:table-cell>
          <table:table-cell table:style-name="ce80" table:number-columns-repeated="3"/>
          <table:table-cell table:style-name="ce87"/>
          <table:table-cell table:style-name="ce91" office:value-type="string">
            <text:p>-&gt; activate automatic calculation of energybalances (button here)</text:p>
          </table:table-cell>
          <table:table-cell table:style-name="ce91"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47"/>
          <table:table-cell table:style-name="ce52" table:number-columns-repeated="3"/>
          <table:table-cell table:style-name="ce66"/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9">
          <table:table-cell/>
          <table:table-cell table:style-name="ce7"/>
          <table:table-cell table:number-columns-repeated="3"/>
          <table:table-cell table:style-name="ce67" office:value-type="string">
            <office:annotation office:display="true" draw:style-name="gr20" draw:text-style-name="P4" svg:width="2.884cm" svg:height="1.784cm" svg:x="3.487cm" svg:y="18.267cm" draw:caption-point-x="3.135cm" draw:caption-point-y="-1.775cm">
              <dc:creator>SD</dc:creator>
              <dc:date>2007-10-30T00:00:00</dc:date>
              <text:p text:style-name="P3"><text:span text:style-name="T3">Possibility to open / close this field</text:span></text:p>
            </office:annotation>
            <text:p>+ / -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office:value-type="string">
            <text:p>Messages (one of the following): (after calculation of energy balances activated with button)</text:p>
          </table:table-cell>
          <table:table-cell table:number-columns-repeated="7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style-name="ce76" office:value-type="string">
            <text:p>Industry data set is not consistent: Please check data!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table:style-name="ce76" office:value-type="string">
            <text:p>Industry data set is complete and consistent. You can continue the evaluation process.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 table:number-rows-repeated="2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number-columns-repeated="6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 table:style-name="ce43"/>
          <table:table-cell table:style-name="ce48" table:number-columns-repeated="4"/>
          <table:table-cell table:style-name="ce68"/>
          <table:table-cell table:style-name="ce43"/>
          <table:table-cell table:style-name="ce48" table:number-columns-repeated="9"/>
          <table:table-cell table:style-name="ce68"/>
          <table:table-cell table:number-columns-repeated="234"/>
        </table:table-row>
      </table:table>
      <table:table table:name="EA1" table:style-name="ta1" table:print="false">
        <table:table-column table:style-name="co27" table:default-cell-style-name="Default"/>
        <table:table-column table:style-name="co28" table:default-cell-style-name="ce10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number-columns-repeated="250" table:default-cell-style-name="Default"/>
        <table:table-row table:style-name="ro1" table:number-rows-repeated="4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99" office:value-type="string">
            <text:p>Total final energy consumption (FEC) and final energy consumption for thermal use (FET)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inal energy consumption (FEC)</text:p>
          </table:table-cell>
          <table:covered-table-cell table:style-name="ce102"/>
          <table:table-cell table:style-name="ce102" office:value-type="string" table:number-columns-spanned="2" table:number-rows-spanned="1">
            <text:p>Final energy for thermal use</text:p>
          </table:table-cell>
          <table:covered-table-cell table:style-name="ce102"/>
          <table:table-cell table:number-columns-repeated="250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eavy fuel oil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0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0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atural gas</text:p>
          </table:table-cell>
          <table:table-cell table:style-name="ce103" office:value-type="float" office:value="200">
            <text:p>200,0</text:p>
          </table:table-cell>
          <table:table-cell table:style-name="ce104" table:formula="oooc:=100*[.C11]/[.C$17]" office:value-type="float" office:value="30.7692307692308">
            <text:p>30,77</text:p>
          </table:table-cell>
          <table:table-cell table:style-name="ce105" office:value-type="float" office:value="180">
            <text:p>180</text:p>
          </table:table-cell>
          <table:table-cell table:style-name="ce104" table:formula="oooc:=100*[.E11]/[.E$17]" office:value-type="float" office:value="32.7272727272727">
            <text:p>32,7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as oil</text:p>
          </table:table-cell>
          <table:table-cell table:style-name="ce103" office:value-type="float" office:value="100">
            <text:p>100,0</text:p>
          </table:table-cell>
          <table:table-cell table:style-name="ce104" table:formula="oooc:=100*[.C12]/[.C$17]" office:value-type="float" office:value="15.3846153846154">
            <text:p>15,38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E12]/[.E$17]" office:value-type="float" office:value="9.09090909090909">
            <text:p>9,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LPG</text:p>
          </table:table-cell>
          <table:table-cell table:style-name="ce103" office:value-type="float" office:value="300">
            <text:p>300,0</text:p>
          </table:table-cell>
          <table:table-cell table:style-name="ce104" table:formula="oooc:=100*[.C13]/[.C$17]" office:value-type="float" office:value="46.1538461538462">
            <text:p>46,15</text:p>
          </table:table-cell>
          <table:table-cell table:style-name="ce105" office:value-type="float" office:value="300">
            <text:p>300</text:p>
          </table:table-cell>
          <table:table-cell table:style-name="ce104" table:formula="oooc:=100*[.E13]/[.E$17]" office:value-type="float" office:value="54.5454545454546">
            <text:p>54,55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Other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4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4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…….</text:p>
          </table:table-cell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style-name="ce105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Electricity</text:p>
          </table:table-cell>
          <table:table-cell table:style-name="ce103" office:value-type="float" office:value="50">
            <text:p>50,0</text:p>
          </table:table-cell>
          <table:table-cell table:style-name="ce104" table:formula="oooc:=100*[.C16]/[.C$17]" office:value-type="float" office:value="7.69230769230769">
            <text:p>7,69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E16]/[.E$17]" office:value-type="float" office:value="3.63636363636364">
            <text:p>3,64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3" table:formula="oooc:=SUM([.C10:.C16])" office:value-type="float" office:value="650">
            <text:p>650,0</text:p>
          </table:table-cell>
          <table:table-cell table:style-name="ce104" table:formula="oooc:=SUM([.D10:.D16])" office:value-type="float" office:value="100">
            <text:p>100,00</text:p>
          </table:table-cell>
          <table:table-cell table:style-name="ce105" table:formula="oooc:=SUM([.E10:.E16])" office:value-type="float" office:value="550">
            <text:p>550</text:p>
          </table:table-cell>
          <table:table-cell table:style-name="ce104" table:formula="oooc:=100*[.E17]/[.E$17]" office:value-type="float" office:value="100">
            <text:p>100,00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EA1.D30" table:end-x="3.509cm" table:end-y="0.452cm" draw:z-index="0" draw:style-name="gr22" svg:width="11.487cm" svg:height="4.995cm" svg:x="0.001cm" svg:y="0.425cm">
              <draw:object draw:notify-on-update-of-ranges="EA1.B10:EA1.B16 EA1.C10:EA1.C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>
            <draw:frame table:end-cell-address="EA1.H31" table:end-x="0.992cm" table:end-y="0.416cm" draw:z-index="1" draw:style-name="gr22" svg:width="11.245cm" svg:height="5.623cm" svg:x="3.562cm" svg:y="0.212cm">
              <draw:object draw:notify-on-update-of-ranges="EA1.B10:EA1.B16 EA1.E10:EA1.E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2"/>
        </table:table-row>
      </table:table>
      <table:table table:name="EA2" table:style-name="ta1" table:print="false"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number-columns-repeated="250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Total primary energy consumption (PEC) and primary energy consumption for thermal use (PET)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EC</text:p>
          </table:table-cell>
          <table:covered-table-cell table:style-name="ce102"/>
          <table:table-cell table:style-name="ce102" office:value-type="string" table:number-columns-spanned="2" table:number-rows-spanned="1">
            <text:p>PET</text:p>
          </table:table-cell>
          <table:covered-table-cell table:style-name="ce102"/>
          <table:table-cell table:number-columns-repeated="250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Fuels</text:p>
          </table:table-cell>
          <table:table-cell table:style-name="ce105" office:value-type="float" office:value="660">
            <text:p>660</text:p>
          </table:table-cell>
          <table:table-cell table:style-name="ce107" table:formula="oooc:=100*[.C8]/[.C$10]" office:value-type="float" office:value="81.4814814814815">
            <text:p>81,48</text:p>
          </table:table-cell>
          <table:table-cell table:style-name="ce105" office:value-type="float" office:value="583">
            <text:p>583</text:p>
          </table:table-cell>
          <table:table-cell table:style-name="ce107" table:formula="oooc:=100*[.E8]/[.E$10]" office:value-type="float" office:value="90.6687402799378">
            <text:p>90,67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Electricity</text:p>
          </table:table-cell>
          <table:table-cell table:style-name="ce105" office:value-type="float" office:value="150">
            <text:p>150</text:p>
          </table:table-cell>
          <table:table-cell table:style-name="ce107" table:formula="oooc:=100*[.C9]/[.C$10]" office:value-type="float" office:value="18.5185185185185">
            <text:p>18,52</text:p>
          </table:table-cell>
          <table:table-cell table:style-name="ce105" office:value-type="float" office:value="60">
            <text:p>60</text:p>
          </table:table-cell>
          <table:table-cell table:style-name="ce107" table:formula="oooc:=100*[.E9]/[.E$10]" office:value-type="float" office:value="9.33125972006221">
            <text:p>9,33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(Fuel+Electricity)</text:p>
          </table:table-cell>
          <table:table-cell table:style-name="ce105" table:formula="oooc:=[.C8]+[.C9]" office:value-type="float" office:value="810">
            <text:p>810</text:p>
          </table:table-cell>
          <table:table-cell table:style-name="ce107" table:formula="oooc:=[.D8]+[.D9]" office:value-type="float" office:value="100">
            <text:p>100,00</text:p>
          </table:table-cell>
          <table:table-cell table:style-name="ce105" table:formula="oooc:=[.E8]+[.E9]" office:value-type="float" office:value="643">
            <text:p>643</text:p>
          </table:table-cell>
          <table:table-cell table:style-name="ce105" table:formula="oooc:=[.F8]+[.F9]" office:value-type="float" office:value="100">
            <text:p>1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>
            <draw:frame table:end-cell-address="EA2.H25" table:end-x="0.654cm" table:end-y="0.123cm" draw:z-index="1" draw:style-name="gr22" svg:width="10.495cm" svg:height="4.959cm" svg:x="4.418cm" svg:y="0.132cm">
              <draw:object draw:notify-on-update-of-ranges="EA2.E8:EA2.E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/>
          <table:table-cell>
            <draw:frame table:end-cell-address="EA2.D25" table:end-x="3.948cm" table:end-y="0.263cm" draw:z-index="0" draw:style-name="gr22" svg:width="11.595cm" svg:height="4.779cm" svg:x="0.001cm" svg:y="0.001cm">
              <draw:object draw:notify-on-update-of-ranges="EA2.B8:EA2.B9 EA2.C8:EA2.C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54"/>
        </table:table-row>
      </table:table>
      <table:table table:name="EA3" table:style-name="ta1" table:print="false">
        <table:table-column table:style-name="co27" table:default-cell-style-name="Default"/>
        <table:table-column table:style-name="co38" table:default-cell-style-name="ce101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Final energy consumption for thermal use (FET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ET by equipment</text:p>
          </table:table-cell>
          <table:covered-table-cell table:style-name="ce102"/>
          <table:table-cell>
            <draw:frame table:end-cell-address="EA3.L15" table:end-x="0.424cm" table:end-y="0.073cm" draw:z-index="0" draw:style-name="gr22" svg:width="12.443cm" svg:height="4.483cm" svg:x="0.802cm" svg:y="0.106cm">
              <draw:object draw:notify-on-update-of-ranges="EA3.D7:EA3.D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7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8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1" office:value-type="string">
            <text:p>Gas oil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D9]/[.D$14]" office:value-type="float" office:value="9.09090909090909">
            <text:p>9,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0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1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1" office:value-type="string">
            <text:p>Electricity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D12]/[.D$14]" office:value-type="float" office:value="3.63636363636364">
            <text:p>3,64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1"/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1"/>
          <table:table-cell table:style-name="ce103" table:formula="oooc:=SUM([.D7:.D12])" office:value-type="float" office:value="550">
            <text:p>550,0</text:p>
          </table:table-cell>
          <table:table-cell table:style-name="ce104" table:formula="oooc:=SUM([.E7:.E12])" office:value-type="float" office:value="100">
            <text:p>100,00</text:p>
          </table:table-cell>
          <table:table-cell table:number-columns-repeated="251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Useful supply heat (USH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2" office:value-type="string" table:number-columns-spanned="2" table:number-rows-spanned="1">
            <text:p>USH by equipment</text:p>
          </table:table-cell>
          <table:covered-table-cell table:style-name="ce102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8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2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3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5" office:value-type="float" office:value="42.5">
            <text:p>42,5</text:p>
          </table:table-cell>
          <table:table-cell table:style-name="ce107" table:formula="oooc:=100*[.C24]/[.C$29]" office:value-type="float" office:value="9.05218317358892">
            <text:p>9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5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6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5" office:value-type="float" office:value="19">
            <text:p>19</text:p>
          </table:table-cell>
          <table:table-cell table:style-name="ce107" table:formula="oooc:=100*[.C27]/[.C$29]" office:value-type="float" office:value="4.0468583599574">
            <text:p>4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5"/>
          <table:table-cell table:style-name="ce107"/>
          <table:table-cell table:number-columns-repeated="252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5" table:formula="oooc:=SUM([.C22:.C27])" office:value-type="float" office:value="469.5">
            <text:p>469,5</text:p>
          </table:table-cell>
          <table:table-cell table:style-name="ce107" table:formula="oooc:=SUM([.D22:.D27])" office:value-type="float" office:value="100">
            <text:p>100,00</text:p>
          </table:table-cell>
          <table:table-cell table:number-columns-repeated="252"/>
        </table:table-row>
      </table:table>
      <table:table table:name="EA4" table:style-name="ta1" table:print="false"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Useful process heat (UPH) demand by process.</text:p>
          </table:table-cell>
          <table:table-cell table:number-columns-repeated="254"/>
        </table:table-row>
        <table:table-row table:style-name="ro1">
          <table:table-cell table:number-columns-repeated="4"/>
          <table:table-cell>
            <draw:frame table:end-cell-address="EA4.J13" table:end-x="1.308cm" table:end-y="0.237cm" draw:z-index="0" draw:style-name="gr22" svg:width="12.173cm" svg:height="3.955cm" svg:x="1.188cm" svg:y="0.347cm">
              <draw:object draw:notify-on-update-of-ranges="EA4.B8:EA4.B10 EA4.C8:EA4.C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 table:number-columns-spanned="2" table:number-rows-spanned="1">
            <text:p>UPH by process</text:p>
          </table:table-cell>
          <table:covered-table-cell table:style-name="ce102"/>
          <table:table-cell table:number-columns-repeated="252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170">
            <text:p>170</text:p>
          </table:table-cell>
          <table:table-cell table:style-name="ce105" table:formula="oooc:=100*[.C8]/[.C$12]" office:value-type="float" office:value="33.0097087378641">
            <text:p>33,01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280">
            <text:p>280</text:p>
          </table:table-cell>
          <table:table-cell table:style-name="ce105" table:formula="oooc:=100*[.C9]/[.C$12]" office:value-type="float" office:value="54.3689320388349">
            <text:p>54,37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65">
            <text:p>65</text:p>
          </table:table-cell>
          <table:table-cell table:style-name="ce105" table:formula="oooc:=100*[.C10]/[.C$12]" office:value-type="float" office:value="12.621359223301">
            <text:p>12,62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……..</text:p>
          </table:table-cell>
          <table:table-cell table:style-name="ce105" table:number-columns-repeated="2"/>
          <table:table-cell table:number-columns-repeated="252"/>
        </table:table-row>
        <table:table-row table:style-name="ro1">
          <table:table-cell/>
          <table:table-cell table:style-name="ce101" office:value-type="string">
            <text:p>Total</text:p>
          </table:table-cell>
          <table:table-cell table:style-name="ce105" table:formula="oooc:=SUM([.C8:.C10])" office:value-type="float" office:value="515">
            <text:p>515</text:p>
          </table:table-cell>
          <table:table-cell table:style-name="ce105" table:formula="oooc:=SUM([.D8:.D10])" office:value-type="float" office:value="100">
            <text:p>100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1">
          <table:table-cell/>
          <table:table-cell table:style-name="ce106" office:value-type="string">
            <text:p>Heat demand by process temperature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>
            <text:p>Process Temperature</text:p>
          </table:table-cell>
          <table:table-cell table:style-name="ce102" office:value-type="string">
            <text:p>Distribution Temperature</text:p>
          </table:table-cell>
          <table:table-cell table:style-name="ce102" office:value-type="string">
            <text:p>Heat Demand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5" office:value-type="string">
            <text:p>ºC</text:p>
          </table:table-cell>
          <table:table-cell table:style-name="ce105" office:value-type="string">
            <text:p>ºC</text:p>
          </table:table-cell>
          <table:table-cell table:style-name="ce105" office:value-type="string">
            <text:p>MWh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40">
            <text:p>4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170">
            <text:p>17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75">
            <text:p>75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280">
            <text:p>2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90">
            <text:p>9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65">
            <text:p>65</text:p>
          </table:table-cell>
          <table:table-cell table:number-columns-repeated="251"/>
        </table:table-row>
      </table:table>
      <table:table table:name="EA5" table:style-name="ta1" table:print="false">
        <table:table-column table:style-name="co46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7" table:number-columns-repeated="251" table:default-cell-style-name="Default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frame table:end-cell-address="EA5.L13" table:end-x="0.457cm" table:end-y="0.426cm" draw:z-index="0" draw:style-name="gr22" svg:width="12.556cm" svg:height="5.274cm" svg:x="0.723cm" svg:y="0.373cm">
              <draw:object draw:notify-on-update-of-ranges="EA5.B7:EA5.B9 EA5.C5:EA5.C5 EA5.C7:EA5.C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50"/>
        </table:table-row>
        <table:table-row table:style-name="ro11">
          <table:table-cell/>
          <table:table-cell table:style-name="ce106" office:value-type="string">
            <text:p>Energy intensity by energy type (turnover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Energy type</text:p>
          </table:table-cell>
          <table:table-cell table:style-name="ce102" office:value-type="string">
            <text:p>Energy intensity</text:p>
          </table:table-cell>
          <table:table-cell table:number-columns-repeated="253"/>
        </table:table-row>
        <table:table-row table:style-name="ro1">
          <table:table-cell/>
          <table:table-cell table:style-name="ce101"/>
          <table:table-cell table:style-name="ce102" office:value-type="string">
            <text:p>kWh/€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Fuels</text:p>
          </table:table-cell>
          <table:table-cell table:style-name="ce105" office:value-type="float" office:value="1.91">
            <text:p>1,91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Electricity</text:p>
          </table:table-cell>
          <table:table-cell table:style-name="ce105" office:value-type="float" office:value="0.18">
            <text:p>0,18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Total primary energy</text:p>
          </table:table-cell>
          <table:table-cell table:style-name="ce105" office:value-type="float" office:value="2.65">
            <text:p>2,65</text:p>
          </table:table-cell>
          <table:table-cell table:number-columns-repeated="253"/>
        </table:table-row>
        <table:table-row table:style-name="ro1" table:number-rows-repeated="9">
          <table:table-cell table:number-columns-repeated="256"/>
        </table:table-row>
        <table:table-row table:style-name="ro11">
          <table:table-cell/>
          <table:table-cell table:style-name="ce106" office:value-type="string">
            <text:p>Specific energy consumption (SEC) by product.</text:p>
          </table:table-cell>
          <table:table-cell table:number-columns-repeated="3"/>
          <table:table-cell>
            <draw:frame table:end-cell-address="EA5.L30" table:end-x="1.306cm" table:end-y="0.213cm" draw:z-index="1" draw:style-name="gr22" svg:width="13.405cm" svg:height="5.376cm" svg:x="0.723cm" svg:y="0.077cm">
              <draw:object draw:notify-on-update-of-ranges="EA5.B23:EA5.B25 EA5.C21:EA5.C21 EA5.C23:EA5.C25 EA5.D21:EA5.D21 EA5.D23:EA5.D25 EA5.E21:EA5.E21 EA5.E23:EA5.E2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100" office:value-type="string">
            <text:p>Product </text:p>
          </table:table-cell>
          <table:table-cell table:style-name="ce102" office:value-type="string">
            <text:p>Energy by fuels</text:p>
          </table:table-cell>
          <table:table-cell table:style-name="ce102" office:value-type="string">
            <text:p>Energy by electricity</text:p>
          </table:table-cell>
          <table:table-cell table:style-name="ce109" office:value-type="string">
            <text:p>Primary energy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1</text:p>
          </table:table-cell>
          <table:table-cell table:style-name="ce107" office:value-type="float" office:value="500">
            <text:p>500,00</text:p>
          </table:table-cell>
          <table:table-cell table:style-name="ce101" office:value-type="float" office:value="50">
            <text:p>50</text:p>
          </table:table-cell>
          <table:table-cell table:style-name="ce101" office:value-type="float" office:value="700">
            <text:p>70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2</text:p>
          </table:table-cell>
          <table:table-cell table:style-name="ce107" office:value-type="float" office:value="400">
            <text:p>400,00</text:p>
          </table:table-cell>
          <table:table-cell table:style-name="ce101" office:value-type="float" office:value="80">
            <text:p>80</text:p>
          </table:table-cell>
          <table:table-cell table:style-name="ce101" office:value-type="float" office:value="680">
            <text:p>6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3</text:p>
          </table:table-cell>
          <table:table-cell table:style-name="ce107" office:value-type="float" office:value="100">
            <text:p>100,00</text:p>
          </table:table-cell>
          <table:table-cell table:style-name="ce101" office:value-type="float" office:value="10">
            <text:p>10</text:p>
          </table:table-cell>
          <table:table-cell table:style-name="ce101" office:value-type="float" office:value="140">
            <text:p>140</text:p>
          </table:table-cell>
          <table:table-cell table:number-columns-repeated="251"/>
        </table:table-row>
      </table:table>
      <table:table table:name="EA6" table:style-name="ta1" table:print="false">
        <table:table-column table:style-name="co27" table:default-cell-style-name="Default"/>
        <table:table-column table:style-name="co48" table:default-cell-style-name="ce101"/>
        <table:table-column table:style-name="co49" table:default-cell-style-name="ce105"/>
        <table:table-column table:style-name="co50" table:default-cell-style-name="ce107"/>
        <table:table-column table:style-name="co27" table:number-columns-repeated="25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11">
          <table:table-cell/>
          <table:table-cell table:style-name="ce106" office:value-type="string">
            <text:p>Production of CO2 by energy type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>
            <draw:frame table:end-cell-address="EA6.K16" table:end-x="0.279cm" table:end-y="0.018cm" draw:z-index="0" draw:style-name="gr22" svg:width="11.391cm" svg:height="4.959cm" svg:x="1.709cm" svg:y="0.027cm">
              <draw:object draw:notify-on-update-of-ranges="EA6.B8:EA6.B14 EA6.C8:EA6.C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roduction of CO2</text:p>
          </table:table-cell>
          <table:covered-table-cell table:style-name="ce105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t/a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eavy fuel oil</text:p>
          </table:table-cell>
          <table:table-cell table:formula="oooc:=0.25*[$EA1.C10]" office:value-type="float" office:value="0">
            <text:p>0</text:p>
          </table:table-cell>
          <table:table-cell table:formula="oooc:=100*[.C8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Natural gas</text:p>
          </table:table-cell>
          <table:table-cell table:formula="oooc:=0.25*[$EA1.C11]" office:value-type="float" office:value="50">
            <text:p>50</text:p>
          </table:table-cell>
          <table:table-cell table:formula="oooc:=100*[.C9]/[.C$15]" office:value-type="float" office:value="28.169014084507">
            <text:p>28,17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Gas oil</text:p>
          </table:table-cell>
          <table:table-cell table:formula="oooc:=0.25*[$EA1.C12]" office:value-type="float" office:value="25">
            <text:p>25</text:p>
          </table:table-cell>
          <table:table-cell table:formula="oooc:=100*[.C10]/[.C$15]" office:value-type="float" office:value="14.0845070422535">
            <text:p>14,08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PG</text:p>
          </table:table-cell>
          <table:table-cell table:formula="oooc:=0.25*[$EA1.C13]" office:value-type="float" office:value="75">
            <text:p>75</text:p>
          </table:table-cell>
          <table:table-cell table:formula="oooc:=100*[.C11]/[.C$15]" office:value-type="float" office:value="42.2535211267606">
            <text:p>42,2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ther</text:p>
          </table:table-cell>
          <table:table-cell table:formula="oooc:=0.25*[$EA1.C14]" office:value-type="float" office:value="0">
            <text:p>0</text:p>
          </table:table-cell>
          <table:table-cell table:formula="oooc:=100*[.C12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…….</text:p>
          </table:table-cell>
          <table:table-cell office:value-type="string">
            <text:p>…</text:p>
          </table:table-cell>
          <table:table-cell table:style-name="ce105" office:value-type="string">
            <text:p>…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Electricity</text:p>
          </table:table-cell>
          <table:table-cell table:formula="oooc:=0.55*[$EA1.C16]" office:value-type="float" office:value="27.5">
            <text:p>27,5</text:p>
          </table:table-cell>
          <table:table-cell table:formula="oooc:=100*[.C14]/[.C$15]" office:value-type="float" office:value="15.4929577464789">
            <text:p>15,49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Total</text:p>
          </table:table-cell>
          <table:table-cell table:formula="oooc:=SUM([.C8:.C14])" office:value-type="float" office:value="177.5">
            <text:p>177,5</text:p>
          </table:table-cell>
          <table:table-cell table:formula="oooc:=100*[.C15]/[.C$15]" office:value-type="float" office:value="100">
            <text:p>100,00</text:p>
          </table:table-cell>
          <table:table-cell table:number-columns-repeated="252"/>
        </table:table-row>
      </table:table>
      <table:table table:name="EM1" table:style-name="ta1" table:print="false"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demand</text:p>
          </table:table-cell>
          <table:table-cell table:style-name="ce133" office:value-type="string">
            <text:p>Process 1</text:p>
          </table:table-cell>
          <table:table-cell table:style-name="ce133" office:value-type="string">
            <text:p>Process 2</text:p>
          </table:table-cell>
          <table:table-cell table:style-name="ce133" office:value-type="string">
            <text:p>Office heating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1.F38" table:end-x="3.625cm" table:end-y="0.008cm" draw:z-index="0" draw:style-name="gr22" svg:width="17.447cm" svg:height="7.245cm" svg:x="2.104cm" svg:y="0.441cm">
              <draw:object draw:notify-on-update-of-ranges="EM1.B8:EM1.B19 EM1.C6:EM1.C6 EM1.C8:EM1.C19 EM1.D6:EM1.D6 EM1.D8:EM1.D19 EM1.E6:EM1.E6 EM1.E8:EM1.E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A" table:style-name="ta1" table:print="false">
        <table:table-column table:style-name="co41" table:default-cell-style-name="Default"/>
        <table:table-column table:style-name="co41" table:default-cell-style-name="ce42"/>
        <table:table-column table:style-name="co11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" table:default-cell-style-name="ce7"/>
        <table:table-column table:style-name="co1" table:default-cell-style-name="ce6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1" office:value-type="string">
            <text:p>Generation of alternative proposals</text:p>
          </table:table-cell>
          <table:table-cell table:style-name="ce117" table:number-columns-repeated="8"/>
        </table:table-row>
        <table:table-row table:style-name="ro1">
          <table:table-cell/>
          <table:table-cell table:style-name="ce41"/>
          <table:table-cell table:style-name="ce44"/>
          <table:table-cell table:style-name="ce79"/>
          <table:table-cell table:style-name="ce44" table:number-columns-repeated="5"/>
          <table:table-cell table:style-name="ce59"/>
        </table:table-row>
        <table:table-row table:style-name="ro9">
          <table:table-cell table:number-columns-repeated="2"/>
          <table:table-cell table:style-name="ce147" office:value-type="string">
            <text:p>Alternative proposal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3" office:value-type="string">
            <text:p>Energy saving variants for process, equipment and supply system modific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3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0">
          <table:table-cell table:number-columns-repeated="2"/>
          <table:table-cell table:style-name="ce148" office:value-type="string">
            <text:p>Variant</text:p>
          </table:table-cell>
          <table:table-cell table:style-name="ce148" office:value-type="string">
            <text:p>Name</text:p>
          </table:table-cell>
          <table:table-cell table:style-name="ce148" office:value-type="string">
            <text:p>Description</text:p>
          </table:table-cell>
          <table:table-cell table:style-name="ce148" office:value-type="string">
            <text:p>Energy consumption</text:p>
          </table:table-cell>
          <table:table-cell table:style-name="ce148" office:value-type="string">
            <text:p>Energy cost</text:p>
          </table:table-cell>
          <table:table-cell table:style-name="ce148"/>
          <table:table-cell table:number-columns-repeated="2"/>
        </table:table-row>
        <table:table-row table:style-name="ro1">
          <table:table-cell table:number-columns-repeated="2"/>
          <table:table-cell table:style-name="ce149" office:value-type="float" office:value="1">
            <text:p>1</text:p>
          </table:table-cell>
          <table:table-cell table:style-name="ce150" office:value-type="string">
            <text:p>Existing system</text:p>
          </table:table-cell>
          <table:table-cell table:style-name="ce150"/>
          <table:table-cell table:number-columns-repeated="2" table:style-name="ce150" office:value-type="float" office:value="2">
            <text:p>2</text:p>
          </table:table-cell>
          <table:table-cell table:style-name="ce156" office:value-type="string">
            <office:annotation office:display="true" draw:style-name="gr12" draw:text-style-name="P4" svg:width="2.889cm" svg:height="2.176cm" svg:x="28.18cm" svg:y="2.78cm" draw:caption-point-x="-0.61cm" draw:caption-point-y="1.499cm">
              <dc:creator>hs</dc:creator>
              <dc:date>2008-02-28T00:00:00</dc:date>
              <text:p text:style-name="P3"><text:span text:style-name="T3">As a button, or just selecting the equipment and right button click ?</text:span></text:p>
            </office:annotation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0" office:value-type="float" office:value="2">
            <text:p>2</text:p>
          </table:table-cell>
          <table:table-cell table:style-name="ce150" office:value-type="string">
            <text:p>Alternative 1</text:p>
          </table:table-cell>
          <table:table-cell table:style-name="ce150" office:value-type="string">
            <text:p>Substitution of boiler by CHP</text:p>
          </table:table-cell>
          <table:table-cell table:style-name="ce150" office:value-type="float" office:value="3">
            <text:p>3</text:p>
          </table:table-cell>
          <table:table-cell table:style-name="ce150" office:value-type="float" office:value="5">
            <text:p>5</text:p>
          </table:table-cell>
          <table:table-cell table:style-name="ce156"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0" office:value-type="float" office:value="3">
            <text:p>3</text:p>
          </table:table-cell>
          <table:table-cell table:style-name="ce150" office:value-type="string">
            <text:p>Alternative 2</text:p>
          </table:table-cell>
          <table:table-cell table:style-name="ce150" office:value-type="string">
            <text:p>Solar thermal system</text:p>
          </table:table-cell>
          <table:table-cell table:number-columns-repeated="2" table:style-name="ce150" office:value-type="float" office:value="4">
            <text:p>4</text:p>
          </table:table-cell>
          <table:table-cell table:style-name="ce156"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0" office:value-type="string">
            <text:p>add</text:p>
            <draw:path table:end-cell-address="A.D40" table:end-x="1.962cm" table:end-y="0.294cm" draw:z-index="2" draw:style-name="gr23" draw:text-style-name="P1" svg:width="3.838cm" svg:height="12.385cm" svg:x="0.949cm" svg:y="0.167cm" svg:viewBox="0 0 3839 12386" svg:d="m0 0c540 192 980 601 1348 1037 576 686 1158 1402 1480 2284 458 1255 851 2557 910 3909 42 979 111 1960 101 2942-5 494 0 991 0 1487l-34 416v311">
              <text:p/>
            </draw:path>
          </table:table-cell>
          <table:table-cell table:style-name="ce150" table:number-columns-repeated="4"/>
          <table:table-cell table:style-name="ce156"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5" office:value-type="string" table:number-columns-spanned="2" table:number-rows-spanned="2">
            <text:p>Generate new proposal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covered-table-cell>
            <draw:path table:end-cell-address="A.G40" table:end-x="0.874cm" table:end-y="0.358cm" draw:z-index="3" draw:style-name="gr24" draw:text-style-name="P1" svg:width="4.177cm" svg:height="11.015cm" svg:x="0.75cm" svg:y="0.246cm" svg:viewBox="0 0 4178 11016" svg:d="m4178 0c0 360 3 721 0 1081-3 370-1 740-31 1111-30 378 37 764-31 1140-67 375-241 723-371 1081-130 359-252 719-372 1081-115 347-236 695-340 1049-100 341-331 634-402 991-75 381-310 706-527 1020-229 333-419 701-711 991-304 301-538 592-742 930l-310 211-310 150-31 180">
              <text:p/>
            </draw:path>
          </table:covered-table-cell>
          <table:covered-table-cell/>
          <table:table-cell table:number-columns-repeated="3"/>
        </table:table-row>
        <table:table-row table:style-name="ro10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A.G28" table:end-x="0.022cm" table:end-y="0.302cm" draw:z-index="0" draw:style-name="gr22" svg:width="14.839cm" svg:height="4.327cm" svg:x="2.996cm" svg:y="0.039cm">
              <draw:object draw:notify-on-update-of-ranges="A.B8:A.B10 A.C8:A.C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7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58" office:value-type="string">
            <text:p>&lt;&lt;&lt;</text:p>
          </table:table-cell>
          <table:table-cell table:style-name="ce58" office:value-type="string">
            <office:annotation office:display="true" draw:style-name="gr21" draw:text-style-name="P4" svg:width="2.888cm" svg:height="1.788cm" svg:x="28.442cm" svg:y="8.915cm" draw:caption-point-x="1.386cm" draw:caption-point-y="4.442cm">
              <dc:creator>hs</dc:creator>
              <dc:date>2008-02-28T00:00:00</dc:date>
              <text:p text:style-name="P3"><text:span text:style-name="T3">go to AD, if exists, otherwise directly to PO</text:span></text:p>
            </office:annotation>
            <text:p>&gt;&gt;&gt;</text:p>
          </table:table-cell>
          <table:table-cell/>
        </table:table-row>
        <table:table-row table:style-name="ro1">
          <table:table-cell table:number-columns-repeated="2"/>
          <table:table-cell table:style-name="ce88" table:number-columns-repeated="7"/>
          <table:table-cell/>
        </table:table-row>
        <table:table-row table:style-name="ro1">
          <table:table-cell/>
          <table:table-cell table:style-name="ce71"/>
          <table:table-cell table:number-columns-repeated="6"/>
          <table:table-cell table:style-name="ce88"/>
          <table:table-cell/>
        </table:table-row>
        <table:table-row table:style-name="ro1">
          <table:table-cell table:number-columns-repeated="8"/>
          <table:table-cell table:style-name="ce88"/>
          <table:table-cell/>
        </table:table-row>
        <table:table-row table:style-name="ro1">
          <table:table-cell/>
          <table:table-cell table:style-name="ce43"/>
          <table:table-cell table:style-name="ce48" table:number-columns-repeated="7"/>
          <table:table-cell table:style-name="ce68"/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 office:value-type="string">
            <text:p>Window opens after click in button: <text:span text:style-name="T9">Generation of new variant of the heat supply system</text:span>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1" office:value-type="string">
            <text:p>Generation of alternative proposal </text:p>
          </table:table-cell>
          <table:table-cell table:style-name="ce117"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46"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46"/>
          <table:table-cell table:style-name="ce146" office:value-type="string">
            <text:p>New variant name:</text:p>
          </table:table-cell>
          <table:table-cell table:style-name="ce51" office:value-type="string">
            <text:p>e.g. Alternative 3</text:p>
          </table:table-cell>
          <table:table-cell table:style-name="ce51" table:number-columns-repeated="2"/>
          <table:table-cell table:style-name="ce146"/>
          <table:table-cell table:style-name="Default" table:number-columns-repeated="3"/>
        </table:table-row>
        <table:table-row table:style-name="ro1">
          <table:table-cell/>
          <table:table-cell table:style-name="ce146"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46"/>
          <table:table-cell table:style-name="ce146" office:value-type="string">
            <text:p>Description:</text:p>
          </table:table-cell>
          <table:table-cell table:style-name="ce51" office:value-type="string">
            <text:p>Application of heat pump and small solar system ...</text:p>
          </table:table-cell>
          <table:table-cell table:style-name="ce51" table:number-columns-repeated="2"/>
          <table:table-cell table:style-name="ce146"/>
          <table:table-cell table:style-name="Default" table:number-columns-repeated="3"/>
        </table:table-row>
        <table:table-row table:style-name="ro1" table:number-rows-repeated="5">
          <table:table-cell/>
          <table:table-cell table:style-name="ce146" table:number-columns-repeated="2"/>
          <table:table-cell table:style-name="ce51" table:number-columns-repeated="3"/>
          <table:table-cell table:style-name="ce146"/>
          <table:table-cell table:style-name="Default" table:number-columns-repeated="3"/>
        </table:table-row>
        <table:table-row table:style-name="ro1">
          <table:table-cell/>
          <table:table-cell table:style-name="ce146"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46" table:number-columns-repeated="3"/>
          <table:table-cell table:style-name="ce151"/>
          <table:table-cell table:style-name="ce146" table:number-columns-repeated="2"/>
          <table:table-cell table:style-name="Default" table:number-columns-repeated="3"/>
        </table:table-row>
        <table:table-row table:style-name="ro9">
          <table:table-cell/>
          <table:table-cell table:style-name="ce146"/>
          <table:table-cell table:style-name="ce146" office:value-type="string">
            <text:p>Generation of new variant:</text:p>
          </table:table-cell>
          <table:table-cell table:style-name="ce146"/>
          <table:table-cell table:style-name="ce152" office:value-type="string">
            <text:p>OK</text:p>
          </table:table-cell>
          <table:table-cell table:style-name="ce146" table:number-columns-repeated="2"/>
          <table:table-cell table:style-name="Default" table:number-columns-repeated="3"/>
        </table:table-row>
        <table:table-row table:style-name="ro9">
          <table:table-cell/>
          <table:table-cell table:style-name="ce146" table:number-columns-repeated="3"/>
          <table:table-cell table:style-name="ce153"/>
          <table:table-cell table:style-name="ce146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46" table:number-columns-repeated="3"/>
          <table:table-cell table:style-name="ce154" office:value-type="string">
            <text:p>&lt;&lt;&lt;</text:p>
          </table:table-cell>
          <table:table-cell table:style-name="ce146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46" table:number-columns-repeated="6"/>
          <table:table-cell table:style-name="Default" table:number-columns-repeated="3"/>
        </table:table-row>
      </table:table>
      <table:table table:name="AD" table:style-name="ta1" table:print="false">
        <table:table-column table:style-name="co1" table:default-cell-style-name="Default"/>
        <table:table-column table:style-name="co1" table:number-columns-repeated="4" table:default-cell-style-name="ce146"/>
        <table:table-column table:style-name="co58" table:default-cell-style-name="ce146"/>
        <table:table-column table:style-name="co1" table:number-columns-repeated="4" table:default-cell-style-name="ce14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7" office:value-type="string">
            <text:p>Design of alternative proposal</text:p>
          </table:table-cell>
          <table:table-cell table:style-name="ce117"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157" office:value-type="string">
            <text:p>Alternative proposal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ame:</text:p>
          </table:table-cell>
          <table:table-cell table:number-columns-repeated="2"/>
          <table:table-cell office:value-type="string">
            <text:p>Description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ternative 2</text:p>
          </table:table-cell>
          <table:table-cell table:number-columns-repeated="2"/>
          <table:table-cell office:value-type="string">
            <text:p>Solar thermal system</text:p>
          </table:table-cell>
          <table:table-cell table:number-columns-repeated="3"/>
          <table:table-cell>
            <draw:rect table:end-cell-address="AD.L11" table:end-x="1.166cm" table:end-y="0.006cm" draw:z-index="0" draw:style-name="gr25" draw:text-style-name="P1" svg:width="5.505cm" svg:height="1.083cm" svg:x="0.177cm" svg:y="0.278cm">
              <text:p text:style-name="P1">Goes to page PO</text:p>
            </draw:rect>
          </table:table-cell>
        </table:table-row>
        <table:table-row table:style-name="ro1">
          <table:table-cell table:number-columns-repeated="5"/>
          <table:table-cell>
            <draw:line table:end-cell-address="AD.J12" table:end-x="0.764cm" table:end-y="0.016cm" draw:z-index="5" draw:style-name="gr26" draw:text-style-name="P1" svg:x1="2.816cm" svg:y1="1.371cm" svg:x2="10.517cm" svg:y2="0.439cm">
              <text:p/>
            </draw:line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158" office:value-type="string">
            <text:p>Process optimisation</text:p>
          </table:table-cell>
          <table:table-cell table:style-name="ce151"/>
          <table:table-cell/>
          <table:table-cell table:style-name="ce156" office:value-type="string">
            <office:annotation office:display="true" draw:style-name="gr21" draw:text-style-name="P4" svg:width="2.888cm" svg:height="2.165cm" svg:x="16.808cm" svg:y="2.022cm" draw:caption-point-x="-2.549cm" draw:caption-point-y="3.03cm">
              <dc:creator>SD</dc:creator>
              <dc:date>2008-02-27T00:00:00</dc:date>
              <text:p text:style-name="P3"><text:span text:style-name="T3">Initially apears Configure, when onece configured apears Editº</text:span></text:p>
            </office:annotation>
            <text:p>Edit / Configure</text:p>
            <draw:line table:end-cell-address="AD.J14" table:end-x="0.918cm" table:end-y="0.404cm" draw:z-index="6" draw:style-name="gr26" draw:text-style-name="P1" svg:x1="2.97cm" svg:y1="1.391cm" svg:x2="10.671cm" svg:y2="0.459cm">
              <text:p/>
            </draw:line>
          </table:table-cell>
          <table:table-cell table:style-name="ce16" office:value-type="string">
            <text:p></text:p>
          </table:table-cell>
          <table:table-cell/>
          <table:table-cell>
            <draw:rect table:end-cell-address="AD.L14" table:end-x="0.981cm" table:end-y="0.283cm" draw:z-index="1" draw:style-name="gr25" draw:text-style-name="P1" svg:width="5.505cm" svg:height="1.083cm" svg:x="2.25cm" svg:y="0.187cm">
              <text:p text:style-name="P1">Goes to page PI</text:p>
            </draw:rect>
          </table:table-cell>
          <table:table-cell/>
        </table:table-row>
        <table:table-row table:style-name="ro1">
          <table:table-cell table:number-columns-repeated="2"/>
          <table:table-cell table:style-name="ce151"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158" office:value-type="string">
            <text:p>Pinch analysys</text:p>
          </table:table-cell>
          <table:table-cell table:style-name="ce151"/>
          <table:table-cell/>
          <table:table-cell table:style-name="ce156" office:value-type="string">
            <text:p>Edit / Configure</text:p>
            <draw:line table:end-cell-address="AD.J17" table:end-x="0.907cm" table:end-y="0.42cm" draw:z-index="7" draw:style-name="gr26" draw:text-style-name="P1" svg:x1="2.959cm" svg:y1="1.408cm" svg:x2="10.66cm" svg:y2="0.476cm">
              <text:p/>
            </draw:line>
          </table:table-cell>
          <table:table-cell table:style-name="ce16" office:value-type="string">
            <text:p></text:p>
          </table:table-cell>
          <table:table-cell table:number-columns-repeated="2"/>
          <table:table-cell>
            <draw:rect table:end-cell-address="AD.L17" table:end-x="1.197cm" table:end-y="0.408cm" draw:z-index="2" draw:style-name="gr25" draw:text-style-name="P1" svg:width="5.505cm" svg:height="1.083cm" svg:x="0.208cm" svg:y="0.313cm">
              <text:p text:style-name="P1">Goes to page HX</text:p>
            </draw:rect>
          </table:table-cell>
        </table:table-row>
        <table:table-row table:style-name="ro1">
          <table:table-cell table:number-columns-repeated="2"/>
          <table:table-cell table:style-name="ce151" table:number-columns-repeated="2"/>
          <table:table-cell/>
          <table:table-cell>
            <draw:frame table:end-cell-address="AD.K19" table:end-x="1.929cm" table:end-y="0.096cm" draw:z-index="11" draw:style-name="gr27" draw:text-style-name="P5" svg:width="13.349cm" svg:height="1.205cm" svg:x="0.591cm" svg:y="0.33cm">
              <draw:text-box>
                <text:p text:style-name="P1"><text:span text:style-name="T6">Probably this window in this form is not necessary.</text:span></text:p>
                <text:p text:style-name="P1"><text:span text:style-name="T6">Can be done everything from the tree</text:span></text:p>
              </draw:text-box>
            </draw:frame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158" office:value-type="string">
            <text:p>HX network</text:p>
          </table:table-cell>
          <table:table-cell table:style-name="ce151"/>
          <table:table-cell/>
          <table:table-cell table:style-name="ce156" office:value-type="string">
            <text:p>Edit / Configure</text:p>
          </table:table-cell>
          <table:table-cell table:style-name="ce16" office:value-type="string">
            <text:p>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1" table:number-columns-repeated="2"/>
          <table:table-cell/>
          <table:table-cell>
            <draw:line table:end-cell-address="AD.J21" table:end-x="0.818cm" table:end-y="0.316cm" draw:z-index="8" draw:style-name="gr26" draw:text-style-name="P1" svg:x1="2.87cm" svg:y1="1.219cm" svg:x2="10.571cm" svg:y2="0.287cm">
              <text:p/>
            </draw:line>
          </table:table-cell>
          <table:table-cell table:number-columns-repeated="3"/>
          <table:table-cell>
            <draw:rect table:end-cell-address="AD.L21" table:end-x="1.104cm" table:end-y="0.235cm" draw:z-index="4" draw:style-name="gr25" draw:text-style-name="P1" svg:width="5.505cm" svg:height="1.083cm" svg:x="0.115cm" svg:y="0.055cm">
              <text:p text:style-name="P1">Goes to page HC</text:p>
            </draw:rect>
          </table:table-cell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158" office:value-type="string">
            <text:p>H&amp;C Supply</text:p>
          </table:table-cell>
          <table:table-cell table:style-name="ce151"/>
          <table:table-cell/>
          <table:table-cell table:style-name="ce156" office:value-type="string">
            <text:p>Configure</text:p>
          </table:table-cell>
          <table:table-cell table:style-name="ce160"/>
          <table:table-cell table:number-columns-repeated="3"/>
        </table:table-row>
        <table:table-row table:style-name="ro1">
          <table:table-cell table:number-columns-repeated="2"/>
          <table:table-cell table:style-name="ce151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159" office:value-type="string">
            <text:p>Confirm configuration of alternative</text:p>
          </table:table-cell>
          <table:table-cell table:number-columns-repeated="3"/>
          <table:table-cell table:style-name="ce161" office:value-type="string" table:number-columns-spanned="1" table:number-rows-spanned="2">
            <text:p>OK</text:p>
          </table:table-cell>
          <table:table-cell table:number-columns-repeated="2"/>
          <table:table-cell>
            <draw:rect table:end-cell-address="AD.M29" table:end-x="0.985cm" table:end-y="0.134cm" draw:z-index="9" draw:style-name="gr25" draw:text-style-name="P1" svg:width="5.505cm" svg:height="2.012cm" svg:x="2.255cm" svg:y="0.013cm">
              <text:p text:style-name="P1">Returns to page A, checking </text:p>
              <text:p text:style-name="P1">alternatine as configured. </text:p>
              <text:p text:style-name="P1">Button changes from </text:p>
              <text:p text:style-name="P1">Configure to Edit</text:p>
            </draw:rect>
          </table:table-cell>
        </table:table-row>
        <table:table-row table:style-name="ro1">
          <table:table-cell table:number-columns-repeated="6"/>
          <table:covered-table-cell>
            <draw:line table:end-cell-address="AD.K27" table:end-x="0.502cm" table:end-y="0.076cm" draw:z-index="10" draw:style-name="gr26" draw:text-style-name="P1" svg:x1="2.049cm" svg:y1="0.139cm" svg:x2="9.534cm" svg:y2="0.528cm">
              <text:p/>
            </draw:line>
          </table:covered-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O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PI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X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C" table:style-name="ta1" table:print="false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number-columns-repeated="2" table:default-cell-style-name="Default"/>
        <table:table-column table:style-name="co64" table:default-cell-style-name="ce170"/>
        <table:table-column table:style-name="co65" table:default-cell-style-name="Default"/>
        <table:table-column table:style-name="co5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6">
          <table:table-cell/>
          <table:table-cell table:style-name="ce162" office:value-type="string">
            <text:p>Optimisation of heat and cold supply</text:p>
          </table:table-cell>
          <table:table-cell table:style-name="ce163" table:number-columns-repeated="6"/>
          <table:table-cell table:style-name="ce171"/>
          <table:table-cell table:style-name="ce163" table:number-columns-repeated="3"/>
          <table:table-cell table:style-name="ce177"/>
        </table:table-row>
        <table:table-row table:style-name="ro7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1" table:number-rows-repeated="2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3" office:value-type="string">
            <text:p>Step 2. Optimisation of heat and cold supply</text:p>
          </table:table-cell>
          <table:table-cell table:style-name="ce7" table:number-columns-repeated="5"/>
          <table:table-cell table:style-name="ce172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164" office:value-type="string" table:number-columns-spanned="3" table:number-rows-spanned="2">
            <text:p>Get recommendations and automatic pre-design</text:p>
          </table:table-cell>
          <table:covered-table-cell table:number-columns-repeated="2"/>
          <table:table-cell table:style-name="ce42"/>
          <table:table-cell table:style-name="ce88"/>
          <table:table-cell table:style-name="ce7" table:number-columns-repeated="5"/>
          <table:table-cell table:style-name="ce60"/>
        </table:table-row>
        <table:table-row table:style-name="ro1">
          <table:table-cell/>
          <table:table-cell table:style-name="ce42"/>
          <table:covered-table-cell table:number-columns-repeated="3"/>
          <table:table-cell table:style-name="ce42"/>
          <table:table-cell table:style-name="ce7" table:number-columns-repeated="6"/>
          <table:table-cell table:style-name="ce60"/>
        </table:table-row>
        <table:table-row table:style-name="ro1" table:number-rows-repeated="2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" office:value-type="string">
            <text:p>Equipment list</text:p>
          </table:table-cell>
          <table:table-cell table:style-name="ce7" table:number-columns-repeated="5"/>
          <table:table-cell table:style-name="ce172"/>
          <table:table-cell table:style-name="ce7" table:number-columns-repeated="3"/>
          <table:table-cell table:style-name="ce60"/>
        </table:table-row>
        <table:table-row table:style-name="ro12">
          <table:table-cell/>
          <table:table-cell table:style-name="ce42"/>
          <table:table-cell table:style-name="ce148" office:value-type="string">
            <text:p>No</text:p>
          </table:table-cell>
          <table:table-cell table:style-name="ce148" office:value-type="string">
            <text:p>Type</text:p>
          </table:table-cell>
          <table:table-cell table:style-name="ce148" office:value-type="string">
            <text:p>Nominal power [kW]??</text:p>
          </table:table-cell>
          <table:table-cell table:style-name="ce168" office:value-type="string">
            <text:p>Heat / cold supplied to pipe/duct no. ??</text:p>
          </table:table-cell>
          <table:table-cell table:style-name="ce168"/>
          <table:table-cell table:style-name="ce148"/>
          <table:table-cell table:style-name="ce173"/>
          <table:table-cell table:style-name="ce148" table:number-columns-repeated="2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65" office:value-type="float" office:value="1">
            <office:annotation office:display="true" draw:style-name="gr21" draw:text-style-name="P4" svg:width="2.889cm" svg:height="2.166cm" svg:x="21.191cm" svg:y="2.297cm" draw:caption-point-x="-11.471cm" draw:caption-point-y="4.431cm">
              <dc:creator>SD</dc:creator>
              <dc:date>2008-02-27T00:00:00</dc:date>
              <text:p text:style-name="P3"><text:span text:style-name="T3">Default: Existing system equipment list shown (as in Questionnaire)</text:span></text:p>
            </office:annotation>
            <text:p>1</text:p>
          </table:table-cell>
          <table:table-cell table:style-name="ce150" office:value-type="string">
            <text:p>Steam boiler</text:p>
          </table:table-cell>
          <table:table-cell table:style-name="ce150" table:number-columns-repeated="2"/>
          <table:table-cell table:style-name="ce156" office:value-type="string">
            <office:annotation office:display="true" draw:style-name="gr28" draw:text-style-name="P4" svg:width="2.889cm" svg:height="1.781cm" svg:x="23.908cm" svg:y="5.249cm" draw:caption-point-x="-0.61cm" draw:caption-point-y="1.479cm">
              <dc:creator>hs</dc:creator>
              <dc:date>2008-02-28T00:00:00</dc:date>
              <text:p text:style-name="P3"><text:span text:style-name="T3">Or select equipment + Right mouse click ???</text:span></text:p>
            </office:annotation>
            <text:p>Edit</text:p>
          </table:table-cell>
          <table:table-cell table:style-name="ce169"/>
          <table:table-cell table:style-name="ce7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0" office:value-type="float" office:value="2">
            <text:p>2</text:p>
          </table:table-cell>
          <table:table-cell table:style-name="ce150" office:value-type="string">
            <text:p>CHP</text:p>
          </table:table-cell>
          <table:table-cell table:style-name="ce150" table:number-columns-repeated="2"/>
          <table:table-cell table:style-name="ce156" office:value-type="string">
            <text:p>Edit</text:p>
          </table:table-cell>
          <table:table-cell table:style-name="ce169"/>
          <table:table-cell table:style-name="ce7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0" office:value-type="float" office:value="3">
            <text:p>3</text:p>
          </table:table-cell>
          <table:table-cell table:style-name="ce150" office:value-type="string">
            <text:p>Gas burner</text:p>
          </table:table-cell>
          <table:table-cell table:style-name="ce150" table:number-columns-repeated="2"/>
          <table:table-cell table:style-name="ce156" office:value-type="string">
            <text:p>Edit</text:p>
          </table:table-cell>
          <table:table-cell table:style-name="ce169"/>
          <table:table-cell table:style-name="ce7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0" office:value-type="float" office:value="4">
            <text:p>4</text:p>
          </table:table-cell>
          <table:table-cell table:style-name="ce150" office:value-type="string">
            <text:p>Chiller</text:p>
          </table:table-cell>
          <table:table-cell table:style-name="ce150" table:number-columns-repeated="2"/>
          <table:table-cell table:style-name="ce156" office:value-type="string">
            <text:p>Edit</text:p>
          </table:table-cell>
          <table:table-cell table:style-name="ce169"/>
          <table:table-cell table:style-name="ce7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0" office:value-type="float" office:value="5">
            <text:p>5</text:p>
          </table:table-cell>
          <table:table-cell office:value-type="string">
            <text:p>Heat pump</text:p>
          </table:table-cell>
          <table:table-cell table:style-name="ce150" table:number-columns-repeated="2"/>
          <table:table-cell table:style-name="ce156" office:value-type="string">
            <text:p>Edit</text:p>
          </table:table-cell>
          <table:table-cell table:style-name="ce169"/>
          <table:table-cell table:style-name="ce174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0" table:number-columns-repeated="5"/>
          <table:table-cell table:style-name="ce169"/>
          <table:table-cell table:style-name="ce172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0" table:number-columns-repeated="5"/>
          <table:table-cell table:style-name="ce169"/>
          <table:table-cell table:style-name="ce174"/>
          <table:table-cell table:style-name="ce169"/>
          <table:table-cell table:style-name="ce176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" table:number-columns-repeated="2"/>
          <table:table-cell table:style-name="ce167" office:value-type="string">
            <office:annotation office:display="true" draw:style-name="gr29" draw:text-style-name="P4" svg:width="6.126cm" svg:height="2.138cm" svg:x="15.957cm" svg:y="11.608cm" draw:caption-point-x="0.968cm" draw:caption-point-y="-1.267cm">
              <dc:creator>hs</dc:creator>
              <dc:date>2008-02-28T00:00:00</dc:date>
              <text:p text:style-name="P3"><text:span text:style-name="T3">Adds equipment. A pop-up should be shown with the equipment types and then go to the techniques (same entry as from the tree)</text:span></text:p>
            </office:annotation>
            <text:p>add equipment</text:p>
          </table:table-cell>
          <table:table-cell table:style-name="ce167" office:value-type="string">
            <office:annotation office:display="true" draw:style-name="gr21" draw:text-style-name="P4" svg:width="5.415cm" svg:height="2.319cm" svg:x="21.65cm" svg:y="8.959cm" draw:caption-point-x="-0.61cm" draw:caption-point-y="1.382cm">
              <dc:creator>hs</dc:creator>
              <dc:date>2008-02-28T00:00:00</dc:date>
              <text:p text:style-name="P3"><text:span text:style-name="T3">deletes selected row in the list. </text:span></text:p>
              <text:p text:style-name="P3"><text:span text:style-name="T3">Could be also done by selecting the equipment and press delete ...</text:span></text:p>
            </office:annotation>
            <text:p>delete equipment</text:p>
          </table:table-cell>
          <table:table-cell table:style-name="ce7" table:number-columns-repeated="2"/>
          <table:table-cell table:style-name="ce172"/>
          <table:table-cell table:style-name="ce7" table:number-columns-repeated="3"/>
          <table:table-cell table:style-name="ce60"/>
        </table:table-row>
        <table:table-row table:style-name="ro1" table:number-rows-repeated="9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4">
          <table:table-cell/>
          <table:table-cell table:style-name="ce42"/>
          <table:table-cell table:style-name="ce166" office:value-type="string">
            <office:annotation office:display="true" draw:style-name="gr30" draw:text-style-name="P4" svg:width="4.11cm" svg:height="1.636cm" svg:x="10.33cm" svg:y="13.495cm" draw:caption-point-x="-0.61cm" draw:caption-point-y="1.362cm">
              <dc:creator>hs</dc:creator>
              <dc:date>2008-02-28T00:00:00</dc:date>
              <text:p text:style-name="P3"><text:span text:style-name="T3">Saves the current configuration and returns to page AD</text:span></text:p>
            </office:annotation>
            <text:p>OK</text:p>
          </table:table-cell>
          <table:table-cell table:style-name="ce7" table:number-columns-repeated="5"/>
          <table:table-cell table:style-name="ce172"/>
          <table:table-cell table:style-name="ce7" table:number-columns-repeated="3"/>
          <table:table-cell table:style-name="ce60"/>
        </table:table-row>
        <table:table-row table:style-name="ro1" table:number-rows-repeated="4">
          <table:table-cell/>
          <table:table-cell table:style-name="ce42"/>
          <table:table-cell table:style-name="ce7" table:number-columns-repeated="6"/>
          <table:table-cell table:style-name="ce172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3"/>
          <table:table-cell table:style-name="ce48" table:number-columns-repeated="6"/>
          <table:table-cell table:style-name="ce175"/>
          <table:table-cell table:style-name="ce48" table:number-columns-repeated="3"/>
          <table:table-cell table:style-name="ce68"/>
        </table:table-row>
        <table:table-row table:style-name="ro1" table:number-rows-repeated="6549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P" table:style-name="ta1" table:print="false">
        <office:forms form:automatic-focus="false" form:apply-design-mode="false"/>
        <table:table-column table:style-name="co1" table:default-cell-style-name="Default"/>
        <table:table-column table:style-name="co66" table:default-cell-style-name="ce146"/>
        <table:table-column table:style-name="co67" table:default-cell-style-name="Default"/>
        <table:table-column table:style-name="co68" table:default-cell-style-name="Default"/>
        <table:table-column table:style-name="co26" table:default-cell-style-name="Default"/>
        <table:table-column table:style-name="co69" table:default-cell-style-name="Default"/>
        <table:table-column table:style-name="co21" table:default-cell-style-name="Default"/>
        <table:table-column table:style-name="co66" table:number-columns-repeated="3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Assisted selection of heat pump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17" office:value-type="string">
            <text:p>Heat pump design </text:p>
          </table:table-cell>
          <table:table-cell table:style-name="ce117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46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46" table:number-columns-repeated="4"/>
          <table:table-cell table:style-name="ce146">
            <draw:frame table:end-cell-address="HP.J23" table:end-x="2.118cm" table:end-y="0.238cm" draw:z-index="0" draw:name="Graphics 12" draw:style-name="gr8" draw:text-style-name="P1" svg:width="9.796cm" svg:height="6.91cm" svg:x="0.089cm" svg:y="0.427cm">
              <draw:image xlink:href="Pictures/200001250000264A0000164FEEA4D13C.svm" xlink:type="simple" xlink:show="embed" xlink:actuate="onLoad">
                <text:p/>
              </draw:image>
            </draw:frame>
            <draw:frame table:end-cell-address="HP.J10" table:end-x="0.395cm" table:end-y="0.454cm" draw:z-index="7" draw:style-name="gr31" svg:width="5.913cm" svg:height="0.937cm" svg:x="2.249cm" svg:y="0.42cm">
              <draw:text-box>
                <text:p>Heat demand and availability with and without HP</text:p>
              </draw:text-box>
            </draw:frame>
          </table:table-cell>
          <table:table-cell table:style-name="ce146" table:number-columns-repeated="3"/>
          <table:table-cell table:number-columns-repeated="246"/>
        </table:table-row>
        <table:table-row table:style-name="ro1">
          <table:table-cell table:number-columns-repeated="2"/>
          <table:table-cell table:style-name="ce146" office:value-type="string">
            <text:p>Existing Heat pumps in the HC system</text:p>
          </table:table-cell>
          <table:table-cell table:style-name="ce146" table:number-columns-repeated="7"/>
          <table:table-cell table:number-columns-repeated="246"/>
        </table:table-row>
        <table:table-row table:style-name="ro2">
          <table:table-cell table:number-columns-repeated="2"/>
          <table:table-cell table:style-name="ce185" office:value-type="string">
            <text:p>HP shortname</text:p>
          </table:table-cell>
          <table:table-cell table:style-name="ce185" office:value-type="string">
            <text:p>HP type</text:p>
          </table:table-cell>
          <table:table-cell table:style-name="ce185" office:value-type="string">
            <text:p>operating hours</text:p>
          </table:table-cell>
          <table:table-cell table:style-name="ce146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50" office:value-type="string">
            <office:annotation office:display="true" draw:style-name="gr38" draw:text-style-name="P4" svg:width="4.721cm" svg:height="1.787cm" svg:x="9.737cm" svg:y="0.76cm" draw:caption-point-x="-2.086cm" draw:caption-point-y="3.775cm">
              <dc:creator>hs</dc:creator>
              <dc:date>2008-02-21T00:00:00</dc:date>
              <text:p text:style-name="P3"><text:span text:style-name="T3">Can be edited or deleted by clicking =&gt; equipment questionnaire is opened</text:span></text:p>
            </office:annotation>
            <text:p>heat pump 1</text:p>
          </table:table-cell>
          <table:table-cell table:style-name="ce150" office:value-type="string">
            <text:p>...</text:p>
          </table:table-cell>
          <table:table-cell table:style-name="ce150" office:value-type="string">
            <text:p>...</text:p>
            <draw:custom-shape table:end-cell-address="HP.F15" table:end-x="3cm" table:end-y="0.307cm" draw:z-index="8" draw:style-name="gr32" draw:text-style-name="P1" svg:width="4.206cm" svg:height="1.956cm" svg:x="2.049cm" svg:y="0.158cm">
              <text:p text:style-name="P1">HP Selection</text:p>
              <draw:enhanced-geometry svg:viewBox="0 0 21600 21600" draw:text-areas="800 800 20800 20800" draw:type="round-rectangular-callout" draw:modifiers="-17015.0701212265 9944.609095554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46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50" office:value-type="string">
            <text:p>...2</text:p>
          </table:table-cell>
          <table:table-cell table:style-name="ce150" table:number-columns-repeated="2"/>
          <table:table-cell table:style-name="ce146"/>
          <table:table-cell table:style-name="ce146">
            <draw:path table:end-cell-address="HP.I23" table:end-x="0.137cm" table:end-y="0.321cm" draw:z-index="1" draw:style-name="gr33" draw:text-style-name="P1" svg:width="4.499cm" svg:height="5.154cm" svg:x="0.794cm" svg:y="0.439cm" svg:viewBox="0 0 4500 5155" svg:d="m0 0c452 80 909 67 1363 45 422-22 852 42 1235 266 474 274 736 996 1053 1551 345 603 400 1425 620 2124 34 109 286 2067 217 665l-31-88">
              <text:p/>
            </draw:path>
          </table:table-cell>
          <table:table-cell table:style-name="ce146">
            <draw:path table:end-cell-address="HP.J22" table:end-x="1.089cm" table:end-y="0.442cm" draw:z-index="2" draw:style-name="gr34" draw:text-style-name="P1" svg:width="4.499cm" svg:height="5.154cm" svg:x="1.808cm" svg:y="0.109cm" svg:viewBox="0 0 4500 5155" svg:d="m4500 0c-452 80-909 67-1363 45-422-22-852 42-1239 266-470 274-732 996-1049 1552-345 602-400 1424-620 2124-34 109-286 2066-217 664l31-87">
              <text:p/>
            </draw:path>
          </table:table-cell>
          <table:table-cell table:style-name="ce146">
            <draw:path table:end-cell-address="HP.J22" table:end-x="1.057cm" table:end-y="0.426cm" draw:z-index="5" draw:style-name="gr35" draw:text-style-name="P1" svg:width="3.446cm" svg:height="5.154cm" svg:x="0.22cm" svg:y="0.093cm" svg:viewBox="0 0 3447 5155" svg:d="m3447 0c-346 80-697 67-1044 45-320-22-649 42-946 266-363 274-564 996-807 1551-264 603-306 1425-475 2124-26 109-219 2067-166 665l24-88">
              <text:p/>
            </draw:path>
          </table:table-cell>
          <table:table-cell table:style-name="ce146"/>
          <table:table-cell table:number-columns-repeated="246"/>
        </table:table-row>
        <table:table-row table:style-name="ro1">
          <table:table-cell table:number-columns-repeated="2"/>
          <table:table-cell table:style-name="ce150" office:value-type="string">
            <text:p>...3</text:p>
          </table:table-cell>
          <table:table-cell table:style-name="ce150" table:number-columns-repeated="2"/>
          <table:table-cell table:style-name="ce146"/>
          <table:table-cell table:style-name="ce146">
            <draw:path table:end-cell-address="HP.H23" table:end-x="1.34cm" table:end-y="0.335cm" draw:z-index="6" draw:style-name="gr36" draw:text-style-name="P1" svg:width="3.093cm" svg:height="5.154cm" svg:x="0.794cm" svg:y="0.002cm" svg:viewBox="0 0 3094 5155" svg:d="m0 0c311 80 625 67 938 45 290-22 586 42 848 266 326 274 506 996 724 1551 237 603 275 1425 426 2124 24 109 197 2067 150 665l-22-88">
              <text:p/>
            </draw:path>
          </table:table-cell>
          <table:table-cell table:style-name="ce146" table:number-columns-repeated="3"/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46" table:number-columns-repeated="8"/>
          <table:table-cell table:number-columns-repeated="246"/>
        </table:table-row>
        <table:table-row table:style-name="ro13">
          <table:table-cell table:number-columns-repeated="2"/>
          <table:table-cell table:style-name="ce186" office:value-type="string" table:number-columns-spanned="2" table:number-rows-spanned="1">
            <text:p>add heat pump</text:p>
          </table:table-cell>
          <table:covered-table-cell table:style-name="ce196"/>
          <table:table-cell table:style-name="ce191" office:value-type="string" table:number-columns-spanned="2" table:number-rows-spanned="1">
            <text:p>run design assistant</text:p>
          </table:table-cell>
          <table:covered-table-cell table:style-name="ce196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7"/>
          <table:table-cell table:style-name="ce197" table:number-columns-repeated="2"/>
          <table:table-cell table:style-name="ce211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8" office:value-type="string">
            <text:p>Design assistant options:</text:p>
          </table:table-cell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>
            <draw:custom-shape table:end-cell-address="HP.F20" table:end-x="1.656cm" table:end-y="0.374cm" draw:z-index="4" draw:style-name="gr37" draw:text-style-name="P1" svg:width="0.423cm" svg:height="0.419cm" svg:x="1.233cm" svg:y="0.406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Maintain existing equipment ?</text:p>
          </table:table-cell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Type of heat pump</text:p>
          </table:table-cell>
          <table:table-cell table:style-name="ce146" table:number-columns-repeated="2"/>
          <table:table-cell table:style-name="ce150" office:value-type="string">
            <office:annotation office:display="true" draw:style-name="gr39" draw:text-style-name="P4" svg:width="2.89cm" svg:height="1.79cm" svg:x="17.153cm" svg:y="7.588cm" draw:caption-point-x="0.264cm" draw:caption-point-y="2.221cm">
              <dc:creator>SD</dc:creator>
              <dc:date>2008-02-18T00:00:00</dc:date>
              <text:p text:style-name="P3"><text:span text:style-name="T3">pre-determined list of types</text:span></text:p>
            </office:annotation>
            <text:p>compression</text:p>
          </table:table-cell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3" office:value-type="string">
            <text:p>absorption, ...</text:p>
          </table:table-cell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Minimum desired annual operation hours, h</text:p>
          </table:table-cell>
          <table:table-cell table:style-name="ce146" table:number-columns-repeated="2"/>
          <table:table-cell table:style-name="ce150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/>
          <table:table-cell table:style-name="ce146" office:value-type="string">
            <text:p>Pinch temperature</text:p>
          </table:table-cell>
          <table:table-cell table:style-name="ce146"/>
          <table:table-cell table:style-name="ce221" office:value-type="float" office:value="90">
            <office:annotation office:display="true" draw:style-name="gr40" draw:text-style-name="P4" svg:width="2.89cm" svg:height="1.79cm" svg:x="24.921cm" svg:y="9.395cm" draw:caption-point-x="0.263cm" draw:caption-point-y="2.22cm">
              <dc:creator>hs</dc:creator>
              <dc:date>2008-02-21T00:00:00</dc:date>
              <text:p text:style-name="P3"><text:span text:style-name="T3">Give some direct access to information necessary for selecting the equipment, visually or numerically</text:span></text:p>
            </office:annotation>
            <text:p>90</text:p>
          </table:table-cell>
          <table:table-cell table:style-name="ce146" office:value-type="string">
            <text:p>ºC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Maximum desired temperature lift, ºC</text:p>
          </table:table-cell>
          <table:table-cell table:style-name="ce146" table:number-columns-repeated="2"/>
          <table:table-cell table:style-name="ce150"/>
          <table:table-cell table:style-name="ce146" office:value-type="string">
            <text:p>Temperature gap</text:p>
          </table:table-cell>
          <table:table-cell table:style-name="ce146"/>
          <table:table-cell table:style-name="ce221" office:value-type="float" office:value="-5">
            <text:p>-5</text:p>
          </table:table-cell>
          <table:table-cell table:style-name="ce146" office:value-type="string">
            <text:p>K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Maximum desired condensing temperature, ºC</text:p>
          </table:table-cell>
          <table:table-cell table:style-name="ce146" table:number-columns-repeated="2"/>
          <table:table-cell table:style-name="ce150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Minimum desired evaporating temperature, ºC</text:p>
          </table:table-cell>
          <table:table-cell table:style-name="ce146" table:number-columns-repeated="2"/>
          <table:table-cell table:style-name="ce150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/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Only for absorption type:</text:p>
          </table:table-cell>
          <table:table-cell table:style-name="ce146" table:number-columns-repeated="2"/>
          <table:table-cell table:style-name="ce212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89" office:value-type="string">
            <text:p>Inlet temperature of heating fluid in generator, ºC</text:p>
          </table:table-cell>
          <table:table-cell table:style-name="ce146" table:number-columns-repeated="2"/>
          <table:table-cell table:style-name="ce150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0"/>
          <table:table-cell table:style-name="ce198" table:number-columns-repeated="2"/>
          <table:table-cell table:style-name="ce214"/>
          <table:table-cell table:style-name="ce146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46" table:number-columns-repeated="4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46" table:number-columns-repeated="8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HPPopUp1</text:p>
          </table:table-cell>
          <table:table-cell table:number-columns-repeated="4"/>
          <table:table-cell office:value-type="string">
            <text:p>HPPopUp2</text:p>
          </table:table-cell>
          <table:table-cell table:number-columns-repeated="4"/>
          <table:table-cell office:value-type="string">
            <text:p>HPPopUp3</text:p>
          </table:table-cell>
          <table:table-cell table:number-columns-repeated="24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  <table:table-cell table:number-columns-repeated="240"/>
        </table:table-row>
        <table:table-row table:style-name="ro1">
          <table:table-cell table:number-columns-repeated="2"/>
          <table:table-cell table:style-name="ce146" table:number-columns-repeated="3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91" office:value-type="string" table:number-columns-spanned="2" table:number-rows-spanned="1">
            <text:p>Select from database</text:p>
          </table:table-cell>
          <table:covered-table-cell/>
          <table:table-cell table:style-name="ce146"/>
          <table:table-cell/>
          <table:table-cell table:style-name="ce146"/>
          <table:table-cell table:style-name="ce220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46"/>
          <table:table-cell/>
          <table:table-cell table:style-name="ce146"/>
          <table:table-cell table:style-name="ce220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46"/>
          <table:table-cell table:style-name="ce146"/>
          <table:table-cell table:number-columns-repeated="240"/>
        </table:table-row>
        <table:table-row table:style-name="ro1">
          <table:table-cell table:number-columns-repeated="2"/>
          <table:table-cell table:style-name="ce146" table:number-columns-repeated="3"/>
          <table:table-cell/>
          <table:table-cell table:style-name="ce146"/>
          <table:covered-table-cell table:number-columns-repeated="2" table:style-name="ce146"/>
          <table:table-cell table:style-name="ce146"/>
          <table:table-cell/>
          <table:table-cell table:style-name="ce146"/>
          <table:covered-table-cell table:number-columns-repeated="3" table:style-name="ce146"/>
          <table:table-cell table:style-name="ce146"/>
          <table:table-cell table:number-columns-repeated="240"/>
        </table:table-row>
        <table:table-row table:style-name="ro1">
          <table:table-cell table:number-columns-repeated="2"/>
          <table:table-cell table:style-name="ce191" office:value-type="string" table:number-columns-spanned="2" table:number-rows-spanned="1">
            <text:p>Enter manually</text:p>
          </table:table-cell>
          <table:covered-table-cell/>
          <table:table-cell table:style-name="ce146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46" table:number-columns-repeated="3"/>
          <table:table-cell/>
          <table:table-cell table:style-name="ce146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46"/>
          <table:table-cell/>
          <table:table-cell table:style-name="ce146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46"/>
          <table:table-cell table:number-columns-repeated="240"/>
        </table:table-row>
        <table:table-row table:style-name="ro14">
          <table:table-cell/>
          <table:table-cell table:style-name="ce91"/>
          <table:table-cell table:style-name="ce192" office:value-type="string" table:number-columns-spanned="2" table:number-rows-spanned="1">
            <office:annotation office:display="true" draw:style-name="gr28" draw:text-style-name="P4" svg:width="2.893cm" svg:height="1.781cm" svg:x="11.7cm" svg:y="19.6cm" draw:caption-point-x="-4.049cm" draw:caption-point-y="1.499cm">
              <dc:creator>hs</dc:creator>
              <dc:date>2008-03-12T00:00:00</dc:date>
              <text:p text:style-name="P3"><text:span text:style-name="T3">HS-V009: he añadido esto para simetria con BB.</text:span></text:p>
            </office:annotation>
            <text:p>Retreive from previously deleted equipment:</text:p>
          </table:table-cell>
          <table:covered-table-cell/>
          <table:table-cell table:style-name="ce146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2" office:value-type="string">
            <text:p>Boiler 1</text:p>
          </table:table-cell>
          <table:table-cell table:style-name="ce143"/>
          <table:table-cell table:style-name="ce146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3" office:value-type="string">
            <text:p>Boiler 4</text:p>
          </table:table-cell>
          <table:table-cell table:style-name="ce199"/>
          <table:table-cell table:style-name="ce146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4"/>
          <table:table-cell table:style-name="ce144"/>
          <table:table-cell table:style-name="ce146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46" table:number-columns-repeated="3"/>
          <table:table-cell/>
          <table:table-cell table:style-name="ce146" table:number-columns-repeated="4"/>
          <table:table-cell/>
          <table:table-cell table:style-name="ce146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91" office:value-type="string" table:number-columns-spanned="2" table:number-rows-spanned="1">
            <text:p>Cancel</text:p>
          </table:table-cell>
          <table:covered-table-cell/>
          <table:table-cell table:style-name="ce146"/>
          <table:table-cell table:number-columns-repeated="251"/>
        </table:table-row>
        <table:table-row table:style-name="ro1">
          <table:table-cell table:number-columns-repeated="2"/>
          <table:table-cell table:style-name="ce146" table:number-columns-repeated="3"/>
          <table:table-cell table:number-columns-repeated="251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40" table:number-columns-repeated="256"/>
        </table:table-row>
        <table:table-row table:style-name="ro15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HP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78"/>
          <table:table-cell/>
          <table:table-cell table:style-name="ce126" office:value-type="string">
            <text:p><text:span text:style-name="T10">If OK then </text:span>delete(HPid)</text:p>
          </table:table-cell>
          <table:table-cell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199"/>
          <table:table-cell table:number-columns-repeated="244"/>
        </table:table-row>
        <table:table-row table:style-name="ro2">
          <table:table-cell/>
          <table:table-cell table:style-name="ce178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98"/>
          <table:table-cell table:style-name="ce91" office:value-type="string">
            <text:p>deleteHP cambiado en simplemente delete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4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0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78"/>
          <table:table-cell table:style-name="ce193"/>
          <table:table-cell table:style-name="ce201"/>
          <table:table-cell table:style-name="ce193"/>
          <table:table-cell table:style-name="ce193" office:value-type="string">
            <text:p>Open Questionnaire equipment for the selected equipment. If changes are done, set flags “..._CHANGED”</text:p>
          </table:table-cell>
          <table:table-cell table:style-name="ce193" table:number-columns-repeated="5"/>
          <table:table-cell table:style-name="ce199"/>
          <table:table-cell table:number-columns-repeated="244"/>
        </table:table-row>
        <table:table-row table:style-name="ro2">
          <table:table-cell/>
          <table:table-cell table:style-name="ce178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199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78" table:number-columns-spanned="2" table:number-rows-spanned="1"/>
          <table:covered-table-cell/>
          <table:table-cell table:style-name="ce126" office:value-type="string">
            <text:p><text:span text:style-name="T10">If not(None)</text:span><text:span text:style-name="T11"> add(HPid)</text:span></text:p>
          </table:table-cell>
          <table:table-cell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98"/>
          <table:table-cell table:style-name="ce91" office:value-type="string">
            <text:p>addHP cambiado en simplemente add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79" office:value-type="string" table:number-columns-spanned="2" table:number-rows-spanned="1">
            <text:p>Run Design Assistant</text:p>
          </table:table-cell>
          <table:covered-table-cell table:style-name="ce194"/>
          <table:table-cell table:style-name="ce202" office:value-type="string">
            <text:p>DesignAssistant1</text:p>
          </table:table-cell>
          <table:table-cell table:style-name="ce194"/>
          <table:table-cell table:style-name="ce194" office:value-type="string">
            <text:p>Step 1 of the design assistant: pre-selection of appropriate equipments</text:p>
          </table:table-cell>
          <table:table-cell table:style-name="ce194" table:number-columns-repeated="5"/>
          <table:table-cell table:style-name="ce222"/>
          <table:table-cell table:style-name="ce91" office:value-type="string">
            <text:p>Por favor cambia de vuelta en “design assistant” -&gt; simetria de módulos</text:p>
          </table:table-cell>
          <table:table-cell table:style-name="ce91" table:number-columns-repeated="7"/>
          <table:table-cell table:number-columns-repeated="236"/>
        </table:table-row>
        <table:table-row table:style-name="ro1">
          <table:table-cell/>
          <table:table-cell table:style-name="ce180" table:number-columns-spanned="2" table:number-rows-spanned="1"/>
          <table:covered-table-cell table:style-name="ce40"/>
          <table:table-cell table:style-name="ce203" office:value-type="string">
            <text:p>If Ret = ManualFinalSelection</text:p>
          </table:table-cell>
          <table:table-cell table:style-name="ce40" table:number-columns-repeated="7"/>
          <table:table-cell table:style-name="ce223"/>
          <table:table-cell table:number-columns-repeated="244"/>
        </table:table-row>
        <table:table-row table:style-name="ro2">
          <table:table-cell/>
          <table:table-cell table:style-name="ce180"/>
          <table:table-cell table:style-name="ce40"/>
          <table:table-cell table:style-name="ce204" office:value-type="string">
            <text:p><text:span text:style-name="T10">-&gt;</text:span> DBHeatPumpEdit(RW = ReadOnly, Mode = SelectEquipment, Filter = List of preselected heat pumps)</text:p>
          </table:table-cell>
          <table:table-cell table:style-name="ce40" table:number-columns-repeated="7"/>
          <table:table-cell table:style-name="ce223"/>
          <table:table-cell table:number-columns-repeated="244"/>
        </table:table-row>
        <table:table-row table:style-name="ro16">
          <table:table-cell/>
          <table:table-cell table:style-name="ce180"/>
          <table:table-cell table:style-name="ce40"/>
          <table:table-cell table:style-name="ce204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3"/>
          <table:table-cell table:number-columns-repeated="244"/>
        </table:table-row>
        <table:table-row table:style-name="ro1">
          <table:table-cell/>
          <table:table-cell table:style-name="ce180" table:number-columns-spanned="2" table:number-rows-spanned="1"/>
          <table:covered-table-cell table:style-name="ce40"/>
          <table:table-cell table:style-name="ce204" office:value-type="string">
            <text:p>designAssistant2</text:p>
          </table:table-cell>
          <table:table-cell table:style-name="ce40"/>
          <table:table-cell table:style-name="ce40" office:value-type="string">
            <text:p>Step 2 of design assistant: If (HP Selected OK) -&gt; (steps after manual interaction)</text:p>
          </table:table-cell>
          <table:table-cell table:style-name="ce40" table:number-columns-repeated="5"/>
          <table:table-cell table:style-name="ce223"/>
          <table:table-cell table:number-columns-repeated="244"/>
        </table:table-row>
        <table:table-row table:style-name="ro16">
          <table:table-cell/>
          <table:table-cell table:style-name="ce180"/>
          <table:table-cell table:style-name="ce40"/>
          <table:table-cell table:style-name="ce204" office:value-type="string">
            <text:p>updatePanel</text:p>
          </table:table-cell>
          <table:table-cell table:style-name="ce40" table:number-columns-repeated="7"/>
          <table:table-cell table:style-name="ce223"/>
          <table:table-cell table:number-columns-repeated="244"/>
        </table:table-row>
        <table:table-row table:style-name="ro1">
          <table:table-cell/>
          <table:table-cell table:style-name="ce181" table:number-columns-spanned="2" table:number-rows-spanned="1"/>
          <table:covered-table-cell table:style-name="ce195"/>
          <table:table-cell table:style-name="ce55" office:value-type="string">
            <text:p>Update Plots and numeric displays</text:p>
          </table:table-cell>
          <table:table-cell table:style-name="ce195" table:number-columns-repeated="7"/>
          <table:table-cell table:style-name="ce22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4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05" office:value-type="string">
            <text:p>storeModulePars()</text:p>
          </table:table-cell>
          <table:table-cell table:style-name="ce137"/>
          <table:table-cell table:style-name="ce215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6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6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1">
          <table:table-cell/>
          <table:table-cell table:style-name="ce182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222"/>
          <table:table-cell table:style-name="ce91" office:value-type="string">
            <text:p>vuelta a lo anterior. Distinción entre “discard” y “save” no es relevante para la GUI. Solo tiene que saber que te tiene que pasar la opción adecuada como input para “exitModule”</text:p>
          </table:table-cell>
          <table:table-cell table:style-name="ce91" table:number-columns-repeated="12"/>
          <table:table-cell table:number-columns-repeated="231"/>
        </table:table-row>
        <table:table-row table:style-name="ro2">
          <table:table-cell/>
          <table:table-cell table:style-name="ce183"/>
          <table:table-cell/>
          <table:table-cell table:style-name="ce126" office:value-type="string">
            <text:p><text:span text:style-name="T10">If not Cancel -&gt; </text:span>exitModule(SaveOption =Ret(PopUp3))</text:p>
          </table:table-cell>
          <table:table-cell table:number-columns-repeated="7"/>
          <table:table-cell table:style-name="ce199"/>
          <table:table-cell table:number-columns-repeated="244"/>
        </table:table-row>
        <table:table-row table:style-name="ro1">
          <table:table-cell/>
          <table:table-cell table:style-name="ce184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82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3"/>
          <table:table-cell/>
          <table:table-cell table:style-name="ce126" office:value-type="string">
            <text:p><text:span text:style-name="T10">If not Cancel -&gt; </text:span>exitModule(SaveOption =Ret(PopUp3))</text:p>
          </table:table-cell>
          <table:table-cell table:number-columns-repeated="7"/>
          <table:table-cell table:style-name="ce199"/>
          <table:table-cell table:number-columns-repeated="244"/>
        </table:table-row>
        <table:table-row table:style-name="ro1">
          <table:table-cell/>
          <table:table-cell table:style-name="ce184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Event handlers HPPopUp1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ce126"/>
          <table:table-cell table:number-columns-repeated="2"/>
          <table:table-cell table:style-name="ce1"/>
          <table:table-cell table:number-columns-repeated="25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14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07" office:value-type="string">
            <text:p>RetrieveDeleted()</text:p>
          </table:table-cell>
          <table:table-cell table:style-name="ce137"/>
          <table:table-cell table:style-name="ce216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225"/>
          <table:table-cell table:style-name="ce227" office:value-type="string">
            <text:p>el popup tiene que saber que lista de equipos tiene que mostrar -&gt; ver cambio en el popup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2">
          <table:table-cell/>
          <table:table-cell table:style-name="ce128" office:value-type="string">
            <text:p>Select option 1 </text:p>
          </table:table-cell>
          <table:table-cell table:style-name="ce136"/>
          <table:table-cell table:style-name="ce200" office:value-type="string">
            <text:p>DBHeatPumpEdit (RW = read-only; Mode = SelectEquipment)</text:p>
          </table:table-cell>
          <table:table-cell table:style-name="ce136"/>
          <table:table-cell table:style-name="ce217" table:number-columns-repeated="3"/>
          <table:table-cell table:style-name="ce136" table:number-columns-repeated="3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78"/>
          <table:table-cell table:style-name="ce193"/>
          <table:table-cell table:style-name="ce208"/>
          <table:table-cell table:style-name="ce193"/>
          <table:table-cell table:style-name="ce218" office:value-type="string">
            <text:p>Opens the heat pump data base in read-only mode</text:p>
          </table:table-cell>
          <table:table-cell table:style-name="ce218" table:number-columns-repeated="2"/>
          <table:table-cell table:style-name="ce193" table:number-columns-repeated="3"/>
          <table:table-cell table:style-name="ce199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HPid 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2 </text:p>
          </table:table-cell>
          <table:table-cell table:style-name="ce136"/>
          <table:table-cell table:style-name="ce209" office:value-type="string">
            <text:p>Q4(Option = Add new equipment, Prefill(EQType = HeatPump), Mandatory = List of mandatory fields)</text:p>
          </table:table-cell>
          <table:table-cell table:style-name="ce136" table:number-columns-repeated="7"/>
          <table:table-cell table:style-name="ce222"/>
          <table:table-cell table:style-name="ce91" office:value-type="string">
            <text:p>Cambiado Q4H en Q4: en el Q electrónico no hay distinción. Q4H y Q4C solo existen en papel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78"/>
          <table:table-cell table:style-name="ce193"/>
          <table:table-cell table:style-name="ce201"/>
          <table:table-cell table:style-name="ce193"/>
          <table:table-cell table:style-name="ce193" office:value-type="string">
            <text:p>Opens the window of the questionnaire for heat pump description</text:p>
          </table:table-cell>
          <table:table-cell table:style-name="ce193" table:number-columns-repeated="5"/>
          <table:table-cell table:style-name="ce199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210" office:value-type="string">
            <text:p>Ret = Q4id</text:p>
          </table:table-cell>
          <table:table-cell table:style-name="ce55"/>
          <table:table-cell table:style-name="ce210" office:value-type="string">
            <text:p>Que es Q4Id ? No es suficiente especificar Qid (Pid) y EquipmentNo ???</text:p>
          </table:table-cell>
          <table:table-cell table:style-name="ce210" table:number-columns-repeated="5"/>
          <table:table-cell table:style-name="ce226"/>
          <table:table-cell table:style-name="ce91" office:value-type="string">
            <text:p>el formato de retorno de PopUp1 en todos los modos tiene que ser igual, y tiene que comunicar a la función add decomo añadir el equipo seleccionado al QGenerationHC de la alternativa activa</text:p>
          </table:table-cell>
          <table:table-cell table:style-name="ce91" table:number-columns-repeated="12"/>
          <table:table-cell table:number-columns-repeated="231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3 </text:p>
          </table:table-cell>
          <table:table-cell table:style-name="ce136"/>
          <table:table-cell table:style-name="ce200" office:value-type="string">
            <text:p>RetrieveDeleted()</text:p>
          </table:table-cell>
          <table:table-cell table:style-name="ce136"/>
          <table:table-cell table:style-name="ce219" office:value-type="string">
            <text:p>Opens a list of previously deleted equipment for being displayed (from Existing system list only)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78"/>
          <table:table-cell table:number-columns-repeated="3"/>
          <table:table-cell table:style-name="ce91" table:number-columns-repeated="6"/>
          <table:table-cell table:style-name="ce98"/>
          <table:table-cell table:style-name="ce227" office:value-type="string">
            <text:p>en principio esta opción propuesta por Enrico, se refirió a EXISTING equipment que se ha borrado en el proceso de diseño de la alternativa, y cuyos datos normalmente NO estan en la DB</text:p>
          </table:table-cell>
          <table:table-cell table:style-name="ce91" table:number-columns-repeated="5"/>
          <table:table-cell table:number-columns-repeated="238"/>
        </table:table-row>
        <table:table-row table:style-name="ro1">
          <table:table-cell/>
          <table:table-cell table:style-name="ce178"/>
          <table:table-cell table:style-name="ce193"/>
          <table:table-cell table:style-name="ce53" office:value-type="string">
            <text:p>Ret = Q4id</text:p>
          </table:table-cell>
          <table:table-cell table:style-name="ce193"/>
          <table:table-cell table:style-name="ce218" office:value-type="string">
            <text:p>Selecting previously deleted equipment from list (double click) -&gt;returns HPid</text:p>
          </table:table-cell>
          <table:table-cell table:style-name="ce193" table:number-columns-repeated="5"/>
          <table:table-cell table:style-name="ce199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 table:number-columns-repeated="3"/>
          <table:table-cell table:style-name="ce210" office:value-type="string">
            <text:p>Depende de como organizamos este “retrieve” ... -&gt; probablemente una lista de apuntadores al Questionario original (Ano = 0); en este caso add tendría que copiar el equipo al cuestionario de la Ano activa</text:p>
          </table:table-cell>
          <table:table-cell table:style-name="ce210" table:number-columns-repeated="5"/>
          <table:table-cell table:style-name="ce226"/>
          <table:table-cell table:style-name="ce91" table:number-columns-repeated="6"/>
          <table:table-cell table:number-columns-repeated="23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24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Details graphics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HP.F158" table:end-x="2.883cm" table:end-y="0.032cm" draw:z-index="12" draw:name="Graphics 13" draw:style-name="gr8" draw:text-style-name="P1" svg:width="14.98cm" svg:height="14.032cm" svg:x="0cm" svg:y="0cm">
              <draw:image xlink:href="Pictures/200000DC00003A86000036D2F1FEF37B.svm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Input data for graphic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1 vector with temperature value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4 Vectors with the 4 curves to be plotted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¿ scales as input ? Or autoscale ???</text:p>
          </table:table-cell>
          <table:table-cell table:number-columns-repeated="248"/>
        </table:table-row>
      </table:table>
      <table:table table:name="BB" table:style-name="ta1" table:print="false">
        <table:table-column table:style-name="co1" table:default-cell-style-name="Default"/>
        <table:table-column table:style-name="co18" table:default-cell-style-name="ce146"/>
        <table:table-column table:style-name="co67" table:default-cell-style-name="ce146"/>
        <table:table-column table:style-name="co57" table:default-cell-style-name="ce146"/>
        <table:table-column table:style-name="co70" table:default-cell-style-name="ce146"/>
        <table:table-column table:style-name="co71" table:default-cell-style-name="Default"/>
        <table:table-column table:style-name="co72" table:default-cell-style-name="Default"/>
        <table:table-column table:style-name="co69" table:default-cell-style-name="Default"/>
        <table:table-column table:style-name="co21" table:default-cell-style-name="Default"/>
        <table:table-column table:style-name="co66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9">
          <table:table-cell/>
          <table:table-cell table:style-name="ce228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17" office:value-type="string">
            <text:p>Design assistant: boilers and burners</text:p>
          </table:table-cell>
          <table:table-cell table:style-name="ce117" table:number-columns-repeated="10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2"/>
          <table:table-cell table:style-name="ce146">
            <draw:frame table:end-cell-address="BB.L23" table:end-x="2.246cm" table:end-y="0.398cm" draw:z-index="0" draw:name="Graphics 1" draw:style-name="gr8" draw:text-style-name="P1" svg:width="11.864cm" svg:height="7.366cm" svg:x="1.221cm" svg:y="0.297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style-name="ce146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Existing Boilers in the HC system</text:p>
          </table:table-cell>
          <table:table-cell table:number-columns-repeated="3"/>
          <table:table-cell table:style-name="ce146" table:number-columns-repeated="7"/>
          <table:table-cell table:number-columns-repeated="4"/>
        </table:table-row>
        <table:table-row table:style-name="ro2">
          <table:table-cell/>
          <table:table-cell table:style-name="ce185" office:value-type="string">
            <text:p><text:s/>Shortname</text:p>
          </table:table-cell>
          <table:table-cell table:style-name="ce185" office:value-type="string">
            <text:p>Year</text:p>
          </table:table-cell>
          <table:table-cell table:style-name="ce185" office:value-type="string">
            <text:p><text:s/>Type</text:p>
          </table:table-cell>
          <table:table-cell table:style-name="ce185" office:value-type="string">
            <text:p>operating hours</text:p>
          </table:table-cell>
          <table:table-cell table:style-name="ce185" office:value-type="string">
            <text:p>Power</text:p>
          </table:table-cell>
          <table:table-cell table:style-name="ce185" office:value-type="string">
            <text:p>Temperature</text:p>
          </table:table-cell>
          <table:table-cell table:style-name="ce146" table:number-columns-repeated="5"/>
          <table:table-cell table:number-columns-repeated="4"/>
        </table:table-row>
        <table:table-row table:style-name="ro1">
          <table:table-cell/>
          <table:table-cell table:style-name="ce150" office:value-type="string">
            <office:annotation office:display="true" draw:style-name="gr41" draw:text-style-name="P6" svg:width="5.039cm" svg:height="1.017cm" svg:x="5.116cm" svg:y="1.351cm" draw:caption-point-x="-0.382cm" draw:caption-point-y="3.353cm">
              <dc:creator>hs</dc:creator>
              <dc:date>2008-03-11T00:00:00</dc:date>
              <text:p text:style-name="P3"><text:span text:style-name="T7">Can be edited or deleted by right mouse click</text:span></text:p>
            </office:annotation>
            <text:p>Boiler 1</text:p>
          </table:table-cell>
          <table:table-cell table:style-name="ce150"/>
          <table:table-cell table:number-columns-repeated="2" table:style-name="ce150" office:value-type="string">
            <text:p>...</text:p>
          </table:table-cell>
          <table:table-cell table:style-name="ce150" table:number-columns-repeated="2"/>
          <table:table-cell table:style-name="ce146" table:number-columns-repeated="5"/>
          <table:table-cell table:number-columns-repeated="4"/>
        </table:table-row>
        <table:table-row table:style-name="ro1">
          <table:table-cell/>
          <table:table-cell table:style-name="ce150" office:value-type="string">
            <text:p>...2</text:p>
          </table:table-cell>
          <table:table-cell table:style-name="ce150" table:number-columns-repeated="5"/>
          <table:table-cell table:style-name="ce146" table:number-columns-repeated="5"/>
          <table:table-cell table:number-columns-repeated="4"/>
        </table:table-row>
        <table:table-row table:style-name="ro1">
          <table:table-cell/>
          <table:table-cell table:style-name="ce150" office:value-type="string">
            <text:p>...3</text:p>
          </table:table-cell>
          <table:table-cell table:style-name="ce150" table:number-columns-repeated="5"/>
          <table:table-cell table:style-name="ce146" table:number-columns-repeated="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2">
          <table:table-cell/>
          <table:table-cell table:style-name="ce229" office:value-type="string" table:number-columns-spanned="2" table:number-rows-spanned="1">
            <text:p>add boiler/burner manually</text:p>
          </table:table-cell>
          <table:covered-table-cell/>
          <table:table-cell table:style-name="ce232" office:value-type="string" table:number-columns-spanned="2" table:number-rows-spanned="1">
            <text:p>run design assitant</text:p>
          </table:table-cell>
          <table:covered-table-cell/>
          <table:table-cell table:style-name="ce146"/>
          <table:table-cell table:style-name="ce235"/>
          <table:table-cell table:style-name="ce146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table:style-name="ce230" office:value-type="string">
            <text:p>Design assistant options:</text:p>
          </table:table-cell>
          <table:table-cell table:number-columns-repeated="3"/>
          <table:table-cell table:style-name="ce146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Security margin</text:p>
          </table:table-cell>
          <table:table-cell table:number-columns-repeated="3"/>
          <table:table-cell table:style-name="ce150" office:value-type="float" office:value="1.1">
            <text:p>1,1</text:p>
          </table:table-cell>
          <table:table-cell table:style-name="ce146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3" office:value-type="string">
            <text:p>1,2, ...</text:p>
            <draw:custom-shape table:end-cell-address="BB.F22" table:end-x="1.16cm" table:end-y="0.418cm" draw:z-index="2" draw:style-name="gr37" draw:text-style-name="P1" svg:width="0.424cm" svg:height="0.42cm" svg:x="0.736cm" svg:y="0.45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46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Is redundancy necessary?</text:p>
          </table:table-cell>
          <table:table-cell table:number-columns-repeated="3"/>
          <table:table-cell table:style-name="ce146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avourite fuel</text:p>
          </table:table-cell>
          <table:table-cell table:number-columns-repeated="3"/>
          <table:table-cell table:style-name="ce150" office:value-type="string">
            <text:p>Natural gas</text:p>
          </table:table-cell>
          <table:table-cell table:style-name="ce146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3" office:value-type="string">
            <text:p>Oil, ...</text:p>
          </table:table-cell>
          <table:table-cell table:style-name="ce146"/>
          <table:table-cell table:style-name="ce146" office:value-type="string">
            <text:p>Safety margin:</text:p>
          </table:table-cell>
          <table:table-cell table:style-name="ce146" table:number-columns-repeated="2"/>
          <table:table-cell table:style-name="ce89" office:value-type="string">
            <text:p>%</text:p>
          </table:table-cell>
          <table:table-cell table:style-name="ce231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operating hours for base load boiler boiler</text:p>
          </table:table-cell>
          <table:table-cell table:number-columns-repeated="3"/>
          <table:table-cell table:style-name="ce150"/>
          <table:table-cell table:style-name="ce146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inimum economically viable operating hours</text:p>
          </table:table-cell>
          <table:table-cell table:number-columns-repeated="3"/>
          <table:table-cell table:style-name="ce234"/>
          <table:table-cell table:style-name="ce146"/>
          <table:table-cell table:style-name="ce146" office:value-type="string">
            <text:p>Residual power to be supplied</text:p>
          </table:table-cell>
          <table:table-cell table:style-name="ce146" table:number-columns-repeated="2"/>
          <table:table-cell table:style-name="ce236" office:value-type="string">
            <text:p>Temp</text:p>
          </table:table-cell>
          <table:table-cell table:style-name="ce236" office:value-type="string">
            <text:p>Pow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2"/>
          <table:table-cell table:style-name="ce146" office:value-type="string">
            <text:p>by temperature levels:</text:p>
          </table:table-cell>
          <table:table-cell table:style-name="ce146" table:number-columns-repeated="2"/>
          <table:table-cell table:style-name="ce89" office:value-type="string">
            <text:p>ºC</text:p>
          </table:table-cell>
          <table:table-cell table:style-name="ce89" office:value-type="string">
            <text:p>k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power of a boiler</text:p>
          </table:table-cell>
          <table:table-cell table:number-columns-repeated="3"/>
          <table:table-cell table:style-name="ce234"/>
          <table:table-cell table:style-name="ce146" table:number-columns-repeated="4"/>
          <table:table-cell table:style-name="ce89"/>
          <table:table-cell table:style-name="ce231"/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5"/>
          <table:table-cell table:style-name="ce89"/>
          <table:table-cell table:style-name="ce231"/>
          <table:table-cell table:number-columns-repeated="4"/>
        </table:table-row>
        <table:table-row table:style-name="ro1">
          <table:table-cell/>
          <table:table-cell office:value-type="string">
            <text:p>Minimum efficiency accepted</text:p>
          </table:table-cell>
          <table:table-cell table:number-columns-repeated="3"/>
          <table:table-cell table:style-name="ce234"/>
          <table:table-cell table:style-name="ce146" table:number-columns-repeated="4"/>
          <table:table-cell table:style-name="ce89"/>
          <table:table-cell table:style-name="ce231"/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table:style-name="ce231" office:value-type="string" table:number-columns-spanned="2" table:number-rows-spanned="2">
            <text:p>Select Boiler from existing boilers</text:p>
          </table:table-cell>
          <table:covered-table-cell table:style-name="Default"/>
          <table:table-cell table:number-columns-repeated="2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covered-table-cell table:number-columns-repeated="2" table:style-name="Default"/>
          <table:table-cell table:number-columns-repeated="2"/>
          <table:table-cell table:style-name="ce146"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6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Default" office:value-type="string">
            <text:p>BBPopUp1</text:p>
          </table:table-cell>
          <table:table-cell table:style-name="Default" table:number-columns-repeated="3"/>
          <table:table-cell/>
          <table:table-cell office:value-type="string">
            <text:p>BBPopUp2</text:p>
          </table:table-cell>
          <table:table-cell table:number-columns-repeated="4"/>
          <table:table-cell office:value-type="string">
            <text:p>BBPopUp3</text:p>
          </table:table-cell>
          <table:table-cell table:number-columns-repeated="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</table:table-row>
        <table:table-row table:style-name="ro1">
          <table:table-cell table:number-columns-repeated="6"/>
          <table:table-cell table:style-name="ce146" table:number-columns-repeated="4"/>
          <table:table-cell/>
          <table:table-cell table:style-name="ce146" table:number-columns-repeated="5"/>
        </table:table-row>
        <table:table-row table:style-name="ro1">
          <table:table-cell table:number-columns-repeated="2"/>
          <table:table-cell table:style-name="ce191" office:value-type="string" table:number-columns-spanned="2" table:number-rows-spanned="1">
            <text:p>Select from database</text:p>
          </table:table-cell>
          <table:covered-table-cell table:style-name="Default"/>
          <table:table-cell table:number-columns-repeated="2"/>
          <table:table-cell table:style-name="ce146"/>
          <table:table-cell table:style-name="ce220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46"/>
          <table:table-cell/>
          <table:table-cell table:style-name="ce146"/>
          <table:table-cell table:style-name="ce220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46"/>
          <table:table-cell table:style-name="ce146"/>
        </table:table-row>
        <table:table-row table:style-name="ro1">
          <table:table-cell table:number-columns-repeated="6"/>
          <table:table-cell table:style-name="ce146"/>
          <table:covered-table-cell table:number-columns-repeated="2" table:style-name="ce146"/>
          <table:table-cell table:style-name="ce146"/>
          <table:table-cell/>
          <table:table-cell table:style-name="ce146"/>
          <table:covered-table-cell table:number-columns-repeated="3" table:style-name="ce146"/>
          <table:table-cell table:style-name="ce146"/>
        </table:table-row>
        <table:table-row table:style-name="ro1">
          <table:table-cell table:number-columns-repeated="2"/>
          <table:table-cell table:style-name="ce191" office:value-type="string" table:number-columns-spanned="2" table:number-rows-spanned="1">
            <text:p>Enter manually</text:p>
          </table:table-cell>
          <table:covered-table-cell table:style-name="Default"/>
          <table:table-cell table:number-columns-repeated="2"/>
          <table:table-cell table:style-name="ce146" table:number-columns-repeated="4"/>
          <table:table-cell/>
          <table:table-cell table:style-name="ce146" table:number-columns-repeated="5"/>
        </table:table-row>
        <table:table-row table:style-name="ro1">
          <table:table-cell table:number-columns-repeated="6"/>
          <table:table-cell table:style-name="ce146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46"/>
          <table:table-cell/>
          <table:table-cell table:style-name="ce146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46"/>
        </table:table-row>
        <table:table-row table:style-name="ro17">
          <table:table-cell table:number-columns-repeated="2"/>
          <table:table-cell table:style-name="ce192" office:value-type="string" table:number-columns-spanned="2" table:number-rows-spanned="1">
            <text:p>Retreive from previously deleted equipment:</text:p>
          </table:table-cell>
          <table:covered-table-cell table:style-name="Default"/>
          <table:table-cell table:number-columns-repeated="2"/>
          <table:table-cell table:style-name="ce146" table:number-columns-repeated="4"/>
          <table:table-cell/>
          <table:table-cell table:style-name="ce146" table:number-columns-repeated="5"/>
        </table:table-row>
        <table:table-row table:style-name="ro1">
          <table:table-cell table:number-columns-repeated="2"/>
          <table:table-cell table:style-name="ce182" office:value-type="string">
            <text:p>Boiler 1</text:p>
          </table:table-cell>
          <table:table-cell table:style-name="ce143"/>
          <table:table-cell table:number-columns-repeated="12"/>
        </table:table-row>
        <table:table-row table:style-name="ro1">
          <table:table-cell table:number-columns-repeated="2"/>
          <table:table-cell table:style-name="ce183" office:value-type="string">
            <text:p>Boiler 4</text:p>
          </table:table-cell>
          <table:table-cell table:style-name="ce199"/>
          <table:table-cell table:number-columns-repeated="12"/>
        </table:table-row>
        <table:table-row table:style-name="ro1">
          <table:table-cell table:number-columns-repeated="2"/>
          <table:table-cell table:style-name="ce184"/>
          <table:table-cell table:style-name="ce144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91" office:value-type="string" table:number-columns-spanned="2" table:number-rows-spanned="1">
            <text:p>Cancel</text:p>
          </table:table-cell>
          <table:covered-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BB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78"/>
          <table:table-cell table:style-name="Default"/>
          <table:table-cell table:style-name="ce126" office:value-type="string">
            <text:p><text:span text:style-name="T10">If OK then </text:span>deleteBB(BBid)</text:p>
          </table:table-cell>
          <table:table-cell table:style-name="Default"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199"/>
          <table:table-cell table:number-columns-repeated="4"/>
        </table:table-row>
        <table:table-row table:style-name="ro14">
          <table:table-cell/>
          <table:table-cell table:style-name="ce178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199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4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0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78"/>
          <table:table-cell table:style-name="ce193"/>
          <table:table-cell table:style-name="ce201"/>
          <table:table-cell table:style-name="ce193"/>
          <table:table-cell table:style-name="ce193" office:value-type="string">
            <text:p>Open Questionnaire equipment for the selected equipment. If changes are done, set flags “..._CHANGED”</text:p>
          </table:table-cell>
          <table:table-cell table:style-name="ce193" table:number-columns-repeated="5"/>
          <table:table-cell table:style-name="ce199"/>
          <table:table-cell table:number-columns-repeated="4"/>
        </table:table-row>
        <table:table-row table:style-name="ro14">
          <table:table-cell/>
          <table:table-cell table:style-name="ce178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199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78" table:number-columns-spanned="2" table:number-rows-spanned="1"/>
          <table:covered-table-cell table:style-name="Default"/>
          <table:table-cell table:style-name="ce126" office:value-type="string">
            <text:p><text:span text:style-name="T10">If not(None)</text:span><text:span text:style-name="T11"> addHP(HPid)</text:span></text:p>
          </table:table-cell>
          <table:table-cell table:style-name="Default"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199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2">
          <table:table-cell/>
          <table:table-cell table:style-name="ce179" office:value-type="string" table:number-columns-spanned="2" table:number-rows-spanned="1">
            <text:p>Run Design Assistant</text:p>
          </table:table-cell>
          <table:covered-table-cell table:style-name="ce194"/>
          <table:table-cell table:style-name="ce202" office:value-type="string">
            <text:p>DesignAssistant1</text:p>
          </table:table-cell>
          <table:table-cell table:style-name="ce194"/>
          <table:table-cell table:style-name="ce194" office:value-type="string">
            <text:p>Step 1 of the design assistant: pre-selection of appropriate equipments</text:p>
          </table:table-cell>
          <table:table-cell table:style-name="ce194" table:number-columns-repeated="5"/>
          <table:table-cell table:style-name="ce237"/>
          <table:table-cell table:number-columns-repeated="4"/>
        </table:table-row>
        <table:table-row table:style-name="ro1">
          <table:table-cell/>
          <table:table-cell table:style-name="ce180" table:number-columns-spanned="2" table:number-rows-spanned="1"/>
          <table:covered-table-cell table:style-name="ce40"/>
          <table:table-cell table:style-name="ce203" office:value-type="string">
            <text:p>If Ret = ManualFinalSelection</text:p>
          </table:table-cell>
          <table:table-cell table:style-name="ce40" table:number-columns-repeated="7"/>
          <table:table-cell table:style-name="ce223"/>
          <table:table-cell table:number-columns-repeated="4"/>
        </table:table-row>
        <table:table-row table:style-name="ro2">
          <table:table-cell/>
          <table:table-cell table:style-name="ce180"/>
          <table:table-cell table:style-name="ce40"/>
          <table:table-cell table:style-name="ce204" office:value-type="string">
            <text:p><text:span text:style-name="T10">-&gt;</text:span> DBBoilerBurnerEdit(RW = ReadOnly, Mode = SelectEquipment, Filter = List of preselected boilers)</text:p>
          </table:table-cell>
          <table:table-cell table:style-name="ce40" table:number-columns-repeated="7"/>
          <table:table-cell table:style-name="ce223"/>
          <table:table-cell table:number-columns-repeated="4"/>
        </table:table-row>
        <table:table-row table:style-name="ro1">
          <table:table-cell/>
          <table:table-cell table:style-name="ce180"/>
          <table:table-cell table:style-name="ce40"/>
          <table:table-cell table:style-name="ce204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3"/>
          <table:table-cell table:number-columns-repeated="4"/>
        </table:table-row>
        <table:table-row table:style-name="ro1">
          <table:table-cell/>
          <table:table-cell table:style-name="ce180" table:number-columns-spanned="2" table:number-rows-spanned="1"/>
          <table:covered-table-cell table:style-name="ce40"/>
          <table:table-cell table:style-name="ce204" office:value-type="string">
            <text:p>DesignAssistant2</text:p>
          </table:table-cell>
          <table:table-cell table:style-name="ce40"/>
          <table:table-cell table:style-name="ce40" office:value-type="string">
            <text:p>If (HP Selected OK) -&gt; Call Design assistant Step 2 (steps after manual interaction)</text:p>
          </table:table-cell>
          <table:table-cell table:style-name="ce40" table:number-columns-repeated="5"/>
          <table:table-cell table:style-name="ce223"/>
          <table:table-cell table:number-columns-repeated="4"/>
        </table:table-row>
        <table:table-row table:style-name="ro14">
          <table:table-cell/>
          <table:table-cell table:style-name="ce180"/>
          <table:table-cell table:style-name="ce40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table:style-name="ce40" table:number-columns-repeated="6"/>
          <table:table-cell table:style-name="ce223"/>
          <table:table-cell table:number-columns-repeated="4"/>
        </table:table-row>
        <table:table-row table:style-name="ro1">
          <table:table-cell/>
          <table:table-cell table:style-name="ce181" table:number-columns-spanned="2" table:number-rows-spanned="1"/>
          <table:covered-table-cell table:style-name="ce195"/>
          <table:table-cell table:style-name="ce55" office:value-type="string">
            <text:p>Update Plots and numeric displays</text:p>
          </table:table-cell>
          <table:table-cell table:style-name="ce195" table:number-columns-repeated="7"/>
          <table:table-cell table:style-name="ce22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4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05" office:value-type="string">
            <text:p>storeModulePars()</text:p>
          </table:table-cell>
          <table:table-cell table:style-name="ce137"/>
          <table:table-cell table:style-name="ce215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6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6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82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3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/>
          <table:table-cell table:number-columns-repeated="6"/>
          <table:table-cell table:style-name="ce199"/>
          <table:table-cell table:number-columns-repeated="4"/>
        </table:table-row>
        <table:table-row table:style-name="ro1">
          <table:table-cell/>
          <table:table-cell table:style-name="ce184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82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3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/>
          <table:table-cell table:number-columns-repeated="6"/>
          <table:table-cell table:style-name="ce199"/>
          <table:table-cell table:number-columns-repeated="4"/>
        </table:table-row>
        <table:table-row table:style-name="ro1">
          <table:table-cell/>
          <table:table-cell table:style-name="ce184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BBPopUp1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ce126"/>
          <table:table-cell table:style-name="Default" table:number-columns-repeated="2"/>
          <table:table-cell table:style-name="ce1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4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07" office:value-type="string">
            <text:p>RetrieveDeleted()</text:p>
          </table:table-cell>
          <table:table-cell table:style-name="ce137"/>
          <table:table-cell table:style-name="ce216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4">
          <table:table-cell/>
          <table:table-cell table:style-name="ce128" office:value-type="string">
            <text:p>Select option 1 + OK</text:p>
          </table:table-cell>
          <table:table-cell table:style-name="ce136"/>
          <table:table-cell table:style-name="ce200" office:value-type="string">
            <text:p>DBBoilerBurnerEdit (RW = read-only; Mode = SelectEquipment)</text:p>
          </table:table-cell>
          <table:table-cell table:style-name="ce136"/>
          <table:table-cell table:style-name="ce217" table:number-columns-repeated="3"/>
          <table:table-cell table:style-name="ce136" table:number-columns-repeated="3"/>
          <table:table-cell table:style-name="ce143"/>
          <table:table-cell table:number-columns-repeated="4"/>
        </table:table-row>
        <table:table-row table:style-name="ro1">
          <table:table-cell/>
          <table:table-cell table:style-name="ce178"/>
          <table:table-cell table:style-name="ce193"/>
          <table:table-cell table:style-name="ce208"/>
          <table:table-cell table:style-name="ce193"/>
          <table:table-cell table:style-name="ce218" office:value-type="string">
            <text:p>Opens the heat pump data base in read-only mode</text:p>
          </table:table-cell>
          <table:table-cell table:style-name="ce218" table:number-columns-repeated="2"/>
          <table:table-cell table:style-name="ce193" table:number-columns-repeated="3"/>
          <table:table-cell table:style-name="ce199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 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4">
          <table:table-cell/>
          <table:table-cell table:style-name="ce128" office:value-type="string">
            <text:p>Select option 2 + OK</text:p>
          </table:table-cell>
          <table:table-cell table:style-name="ce136"/>
          <table:table-cell table:style-name="ce200" office:value-type="string">
            <text:p>Q4(Option = Add new equipment, Prefill(EQType = Boiler), Mandatory = List of mandatory fields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78"/>
          <table:table-cell table:style-name="ce193"/>
          <table:table-cell table:style-name="ce201"/>
          <table:table-cell table:style-name="ce193"/>
          <table:table-cell table:style-name="ce193" office:value-type="string">
            <text:p>Opens the window of the questionnaire for heat pump description</text:p>
          </table:table-cell>
          <table:table-cell table:style-name="ce193" table:number-columns-repeated="5"/>
          <table:table-cell table:style-name="ce199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8">
          <table:table-cell/>
          <table:table-cell table:style-name="ce130" office:value-type="string">
            <text:p>Select previously deleted equipment from list</text:p>
          </table:table-cell>
          <table:table-cell table:style-name="ce137"/>
          <table:table-cell table:style-name="ce137" office:value-type="string">
            <text:p>Ret = Bbid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</table:table>
      <table:table table:name="Energy" table:style-name="ta1" table:print="false">
        <table:table-column table:style-name="co1" table:default-cell-style-name="Default"/>
        <table:table-column table:style-name="co18" table:default-cell-style-name="ce146"/>
        <table:table-column table:style-name="co67" table:default-cell-style-name="ce146"/>
        <table:table-column table:style-name="co57" table:default-cell-style-name="ce146"/>
        <table:table-column table:style-name="co24" table:default-cell-style-name="ce146"/>
        <table:table-column table:style-name="co67" table:default-cell-style-name="ce146"/>
        <table:table-column table:style-name="co73" table:default-cell-style-name="Default"/>
        <table:table-column table:style-name="co69" table:default-cell-style-name="ce146"/>
        <table:table-column table:style-name="co21" table:default-cell-style-name="ce146"/>
        <table:table-column table:style-name="co74" table:default-cell-style-name="ce146"/>
        <table:table-column table:style-name="co70" table:default-cell-style-name="ce146"/>
        <table:table-column table:style-name="co66" table:default-cell-style-name="ce146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9">
          <table:table-cell/>
          <table:table-cell table:style-name="ce228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17" office:value-type="string">
            <text:p>Energetic performance</text:p>
          </table:table-cell>
          <table:table-cell table:style-name="ce117" table:number-columns-repeated="11"/>
        </table:table-row>
        <table:table-row table:style-name="ro1">
          <table:table-cell table:number-columns-repeated="6"/>
          <table:table-cell table:style-name="ce146"/>
          <table:table-cell table:number-columns-repeated="5"/>
          <table:table-cell table:style-name="ce146"/>
        </table:table-row>
        <table:table-row table:style-name="ro2">
          <table:table-cell table:number-columns-repeated="2"/>
          <table:table-cell table:style-name="ce229" office:value-type="string" table:number-columns-spanned="2" table:number-rows-spanned="1">
            <text:p>run system simulation</text:p>
          </table:table-cell>
          <table:covered-table-cell table:style-name="Default"/>
          <table:table-cell/>
          <table:table-cell table:style-name="ce229" office:value-type="string" table:number-columns-spanned="2" table:number-rows-spanned="1">
            <text:p>setup simulation</text:p>
          </table:table-cell>
          <table:covered-table-cell/>
          <table:table-cell table:number-columns-repeated="5"/>
          <table:table-cell table:style-name="ce146"/>
        </table:table-row>
        <table:table-row table:style-name="ro1" table:number-rows-repeated="2">
          <table:table-cell table:number-columns-repeated="6"/>
          <table:table-cell table:style-name="ce146"/>
          <table:table-cell table:number-columns-repeated="5"/>
          <table:table-cell table:style-name="ce146"/>
        </table:table-row>
        <table:table-row table:style-name="ro14">
          <table:table-cell table:number-columns-repeated="2"/>
          <table:table-cell table:style-name="ce89" office:value-type="string">
            <text:p>Equipment</text:p>
          </table:table-cell>
          <table:table-cell table:style-name="ce89" office:value-type="string">
            <text:p>Type</text:p>
          </table:table-cell>
          <table:table-cell table:style-name="ce241" office:value-type="string">
            <text:p>Useful supplyheat / cold</text:p>
          </table:table-cell>
          <table:table-cell table:style-name="ce241" office:value-type="string">
            <text:p>Primary energy consumption</text:p>
          </table:table-cell>
          <table:table-cell table:style-name="ce241" office:value-type="string">
            <text:p>CO2 generation</text:p>
          </table:table-cell>
          <table:table-cell table:style-name="ce89" office:value-type="string">
            <text:p>(...)</text:p>
          </table:table-cell>
          <table:table-cell/>
          <table:table-cell table:style-name="ce244" office:value-type="string">
            <text:p>simulation results</text:p>
          </table:table-cell>
          <table:table-cell table:number-columns-repeated="2"/>
          <table:table-cell table:style-name="ce146"/>
        </table:table-row>
        <table:table-row table:style-name="ro2">
          <table:table-cell table:number-columns-repeated="2"/>
          <table:table-cell table:style-name="ce165" office:value-type="float" office:value="1">
            <text:p>1</text:p>
          </table:table-cell>
          <table:table-cell table:style-name="ce150" office:value-type="string">
            <text:p>Steam boiler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 table:number-columns-repeated="2"/>
          <table:table-cell/>
          <table:table-cell table:style-name="ce186" office:value-type="string" table:number-columns-spanned="2" table:number-rows-spanned="1">
            <text:p>annual data</text:p>
          </table:table-cell>
          <table:covered-table-cell table:style-name="Default"/>
          <table:table-cell/>
          <table:table-cell table:style-name="ce146"/>
        </table:table-row>
        <table:table-row table:style-name="ro1">
          <table:table-cell table:number-columns-repeated="2"/>
          <table:table-cell table:style-name="ce150" office:value-type="float" office:value="2">
            <text:p>2</text:p>
          </table:table-cell>
          <table:table-cell table:style-name="ce150" office:value-type="string">
            <text:p>CHP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 table:number-columns-repeated="2"/>
          <table:table-cell table:number-columns-repeated="4"/>
          <table:table-cell table:style-name="ce146"/>
        </table:table-row>
        <table:table-row table:style-name="ro2">
          <table:table-cell table:number-columns-repeated="2"/>
          <table:table-cell table:style-name="ce150" office:value-type="float" office:value="3">
            <text:p>3</text:p>
          </table:table-cell>
          <table:table-cell table:style-name="ce150" office:value-type="string">
            <text:p>Gas burner</text:p>
          </table:table-cell>
          <table:table-cell table:style-name="ce150"/>
          <table:table-cell table:style-name="ce150" office:value-type="float" office:value="4">
            <text:p>4</text:p>
          </table:table-cell>
          <table:table-cell table:style-name="ce150" table:number-columns-repeated="2"/>
          <table:table-cell/>
          <table:table-cell table:style-name="ce186" office:value-type="string" table:number-columns-spanned="2" table:number-rows-spanned="1">
            <text:p>monthly data</text:p>
          </table:table-cell>
          <table:covered-table-cell table:style-name="Default"/>
          <table:table-cell/>
          <table:table-cell table:style-name="ce146"/>
        </table:table-row>
        <table:table-row table:style-name="ro1">
          <table:table-cell table:number-columns-repeated="2"/>
          <table:table-cell table:style-name="ce150" office:value-type="float" office:value="4">
            <text:p>4</text:p>
          </table:table-cell>
          <table:table-cell table:style-name="ce150" office:value-type="string">
            <text:p>Chiller</text:p>
          </table:table-cell>
          <table:table-cell table:style-name="ce150"/>
          <table:table-cell table:style-name="ce150" office:value-type="float" office:value="7">
            <text:p>7</text:p>
          </table:table-cell>
          <table:table-cell table:style-name="ce150" table:number-columns-repeated="2"/>
          <table:table-cell table:number-columns-repeated="4"/>
          <table:table-cell table:style-name="ce146"/>
        </table:table-row>
        <table:table-row table:style-name="ro2">
          <table:table-cell table:number-columns-repeated="2"/>
          <table:table-cell table:style-name="ce150" office:value-type="float" office:value="5">
            <text:p>5</text:p>
          </table:table-cell>
          <table:table-cell table:style-name="ce150" office:value-type="string">
            <text:p>Chiller</text:p>
          </table:table-cell>
          <table:table-cell table:style-name="ce150"/>
          <table:table-cell table:style-name="ce150" office:value-type="float" office:value="6">
            <text:p>6</text:p>
          </table:table-cell>
          <table:table-cell table:style-name="ce150" table:number-columns-repeated="2"/>
          <table:table-cell/>
          <table:table-cell table:style-name="ce186" office:value-type="string" table:number-columns-spanned="2" table:number-rows-spanned="1">
            <text:p>hourly performance</text:p>
          </table:table-cell>
          <table:covered-table-cell table:style-name="Default"/>
          <table:table-cell/>
          <table:table-cell table:style-name="ce146"/>
        </table:table-row>
        <table:table-row table:style-name="ro1">
          <table:table-cell table:number-columns-repeated="2"/>
          <table:table-cell table:style-name="ce150" office:value-type="string">
            <text:p>TOTAL</text:p>
          </table:table-cell>
          <table:table-cell table:style-name="ce150" table:number-columns-repeated="5"/>
          <table:table-cell table:number-columns-repeated="4"/>
          <table:table-cell table:style-name="ce146"/>
        </table:table-row>
        <table:table-row table:style-name="ro1">
          <table:table-cell table:number-columns-repeated="2"/>
          <table:table-cell table:style-name="ce150" office:value-type="string">
            <text:p>Energy savings</text:p>
          </table:table-cell>
          <table:table-cell table:style-name="ce150"/>
          <table:table-cell table:style-name="ce242" office:value-type="percentage" office:value="0.1">
            <text:p>10,00%</text:p>
          </table:table-cell>
          <table:table-cell table:style-name="ce242" office:value-type="percentage" office:value="0.3">
            <text:p>30,00%</text:p>
          </table:table-cell>
          <table:table-cell table:style-name="ce242" office:value-type="percentage" office:value="0.2">
            <text:p>20,00%</text:p>
          </table:table-cell>
          <table:table-cell table:style-name="ce150"/>
          <table:table-cell table:number-columns-repeated="4"/>
          <table:table-cell table:style-name="ce146"/>
        </table:table-row>
        <table:table-row table:style-name="ro1">
          <table:table-cell table:number-columns-repeated="6"/>
          <table:table-cell table:style-name="ce146"/>
          <table:table-cell table:number-columns-repeated="5"/>
          <table:table-cell table:style-name="ce146"/>
        </table:table-row>
        <table:table-row table:style-name="ro1">
          <table:table-cell/>
          <table:table-cell>
            <draw:frame table:end-cell-address="Energy.G40" table:end-x="0.159cm" table:end-y="0.154cm" draw:z-index="0" draw:name="Graphics 1" draw:style-name="gr8" draw:text-style-name="P1" svg:width="11.864cm" svg:height="9.181cm" svg:x="2.481cm" svg:y="0.005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46">
            <draw:frame table:end-cell-address="Energy.L39" table:end-x="0.028cm" table:end-y="0.308cm" draw:z-index="1" draw:style-name="gr22" svg:width="10.702cm" svg:height="8.601cm" svg:x="2.715cm" svg:y="0.288cm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 table:style-name="ce146"/>
        </table:table-row>
        <table:table-row table:style-name="ro1">
          <table:table-cell table:number-columns-repeated="6"/>
          <table:table-cell table:style-name="ce146"/>
          <table:table-cell table:style-name="ce230"/>
          <table:table-cell table:number-columns-repeated="4"/>
          <table:table-cell table:style-name="ce146"/>
        </table:table-row>
        <table:table-row table:style-name="ro1" table:number-rows-repeated="19">
          <table:table-cell table:number-columns-repeated="6"/>
          <table:table-cell table:style-name="ce146"/>
          <table:table-cell table:number-columns-repeated="5"/>
          <table:table-cell table:style-name="ce146"/>
        </table:table-row>
        <table:table-row table:style-name="ro1">
          <table:table-cell table:number-columns-repeated="6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"/>
          <table:table-cell table:style-name="ce146"/>
        </table:table-row>
        <table:table-row table:style-name="ro1">
          <table:table-cell table:number-columns-repeated="6"/>
          <table:table-cell table:style-name="ce146"/>
          <table:table-cell table:number-columns-repeated="5"/>
          <table:table-cell table:style-name="ce14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>
            <text:p>Dialog1</text:p>
          </table:table-cell>
          <table:table-cell table:style-name="Default" table:number-columns-repeated="4"/>
          <table:table-cell/>
          <table:table-cell table:style-name="Default" office:value-type="string">
            <text:p>PopUp1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117" office:value-type="string">
            <text:p>Confirm save simulation results</text:p>
          </table:table-cell>
          <table:table-cell table:style-name="ce117" table:number-columns-repeated="4"/>
          <table:table-cell/>
          <table:table-cell table:style-name="ce117" office:value-type="string">
            <text:p>Configure simulation</text:p>
          </table:table-cell>
          <table:table-cell table:style-name="ce117" table:number-columns-repeated="5"/>
        </table:table-row>
        <table:table-row table:style-name="ro1">
          <table:table-cell table:number-columns-repeated="12"/>
          <table:table-cell table:style-name="ce146"/>
        </table:table-row>
        <table:table-row table:style-name="ro1">
          <table:table-cell table:number-columns-repeated="2"/>
          <table:table-cell table:style-name="ce220" office:value-type="string" table:number-columns-spanned="3" table:number-rows-spanned="2">
            <text:p>Do you want to save the simulation results</text:p>
          </table:table-cell>
          <table:covered-table-cell table:style-name="Default"/>
          <table:covered-table-cell/>
          <table:table-cell table:number-columns-repeated="3"/>
          <table:table-cell office:value-type="string">
            <text:p>Simulation tool</text:p>
          </table:table-cell>
          <table:table-cell/>
          <table:table-cell table:style-name="ce245" office:value-type="string">
            <text:p>EINSTEIN (default)</text:p>
          </table:table-cell>
          <table:table-cell/>
          <table:table-cell table:style-name="ce146"/>
        </table:table-row>
        <table:table-row table:style-name="ro1">
          <table:table-cell table:number-columns-repeated="2"/>
          <table:covered-table-cell table:number-columns-repeated="3"/>
          <table:table-cell table:number-columns-repeated="5"/>
          <table:table-cell table:style-name="ce246" office:value-type="string">
            <text:p>transEnergy</text:p>
          </table:table-cell>
          <table:table-cell/>
          <table:table-cell table:style-name="ce146"/>
        </table:table-row>
        <table:table-row table:style-name="ro1">
          <table:table-cell table:number-columns-repeated="10"/>
          <table:table-cell table:style-name="ce246" office:value-type="string">
            <text:p>tool3</text:p>
          </table:table-cell>
          <table:table-cell/>
          <table:table-cell table:style-name="ce146"/>
        </table:table-row>
        <table:table-row table:style-name="ro1">
          <table:table-cell table:number-columns-repeated="2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number-columns-repeated="7"/>
          <table:table-cell table:style-name="ce146"/>
        </table:table-row>
        <table:table-row table:style-name="ro17">
          <table:table-cell table:number-columns-repeated="8"/>
          <table:table-cell table:style-name="ce243" office:value-type="string">
            <text:p>OK</text:p>
          </table:table-cell>
          <table:table-cell/>
          <table:table-cell table:style-name="ce243" office:value-type="string">
            <text:p>Add tool</text:p>
          </table:table-cell>
          <table:table-cell table:style-name="ce243" office:value-type="string">
            <text:p>Configure tool</text:p>
          </table:table-cell>
          <table:table-cell table:style-name="ce146"/>
        </table:table-row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ce14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 table:number-columns-repeated="7"/>
          <table:table-cell table:style-name="ce143"/>
          <table:table-cell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79" office:value-type="string" table:number-columns-spanned="2" table:number-rows-spanned="1">
            <text:p>Run Simulation</text:p>
          </table:table-cell>
          <table:covered-table-cell table:style-name="ce194"/>
          <table:table-cell table:style-name="ce202" office:value-type="string">
            <text:p>CheckConfiguration</text:p>
          </table:table-cell>
          <table:table-cell table:style-name="ce194"/>
          <table:table-cell table:style-name="ce194" office:value-type="string">
            <text:p>Checks wether a simulation tool is selected and the parameters are correctly configurated</text:p>
          </table:table-cell>
          <table:table-cell table:style-name="ce194" table:number-columns-repeated="5"/>
          <table:table-cell table:style-name="ce237"/>
          <table:table-cell/>
        </table:table-row>
        <table:table-row table:style-name="ro1">
          <table:table-cell/>
          <table:table-cell table:style-name="ce180" table:number-columns-spanned="2" table:number-rows-spanned="1"/>
          <table:covered-table-cell table:style-name="ce40"/>
          <table:table-cell table:style-name="ce203" office:value-type="string">
            <text:p>If Ret = notOK -&gt; select simulation parameters</text:p>
          </table:table-cell>
          <table:table-cell table:style-name="ce40" table:number-columns-repeated="7"/>
          <table:table-cell table:style-name="ce223"/>
          <table:table-cell/>
        </table:table-row>
        <table:table-row table:style-name="ro1">
          <table:table-cell/>
          <table:table-cell table:style-name="ce180"/>
          <table:table-cell table:style-name="ce40"/>
          <table:table-cell table:style-name="ce204"/>
          <table:table-cell table:style-name="ce40" table:number-columns-repeated="7"/>
          <table:table-cell table:style-name="ce223"/>
          <table:table-cell/>
        </table:table-row>
        <table:table-row table:style-name="ro1">
          <table:table-cell/>
          <table:table-cell table:style-name="ce180" table:number-columns-spanned="2" table:number-rows-spanned="1"/>
          <table:covered-table-cell table:style-name="ce40"/>
          <table:table-cell table:style-name="ce204" office:value-type="string">
            <text:p>Simulate</text:p>
          </table:table-cell>
          <table:table-cell table:style-name="ce40"/>
          <table:table-cell table:style-name="ce40" office:value-type="string">
            <text:p>Runs the system simulation</text:p>
          </table:table-cell>
          <table:table-cell table:style-name="ce40" table:number-columns-repeated="5"/>
          <table:table-cell table:style-name="ce223"/>
          <table:table-cell/>
        </table:table-row>
        <table:table-row table:style-name="ro1">
          <table:table-cell/>
          <table:table-cell table:style-name="ce181" table:number-columns-spanned="2" table:number-rows-spanned="1"/>
          <table:covered-table-cell table:style-name="ce195"/>
          <table:table-cell table:style-name="ce55" office:value-type="string">
            <text:p>Update Plots and numeric displays</text:p>
          </table:table-cell>
          <table:table-cell table:style-name="ce195" table:number-columns-repeated="7"/>
          <table:table-cell table:style-name="ce224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Annual data</text:p>
          </table:table-cell>
          <table:covered-table-cell table:style-name="ce137"/>
          <table:table-cell table:style-name="ce238" office:value-type="string">
            <text:p>menu “EA”(option = simulationEditor)</text:p>
          </table:table-cell>
          <table:table-cell table:style-name="ce137"/>
          <table:table-cell table:style-name="ce215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Monthly data</text:p>
          </table:table-cell>
          <table:covered-table-cell table:style-name="ce137"/>
          <table:table-cell table:style-name="ce238" office:value-type="string">
            <text:p>menu “EM”(option = simulationEditor)</text:p>
          </table:table-cell>
          <table:table-cell table:style-name="ce137"/>
          <table:table-cell table:style-name="ce215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Hourly data</text:p>
          </table:table-cell>
          <table:covered-table-cell table:style-name="ce137"/>
          <table:table-cell table:style-name="ce238" office:value-type="string">
            <text:p>menu “EH”(option = simulationEditor)</text:p>
          </table:table-cell>
          <table:table-cell table:style-name="ce137"/>
          <table:table-cell table:style-name="ce215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79" office:value-type="string" table:number-columns-spanned="2" table:number-rows-spanned="1">
            <text:p>Setup Simulation</text:p>
          </table:table-cell>
          <table:covered-table-cell table:style-name="ce194"/>
          <table:table-cell table:style-name="ce239" office:value-type="string">
            <text:p>PopUp1</text:p>
          </table:table-cell>
          <table:table-cell table:style-name="ce194"/>
          <table:table-cell table:style-name="ce194" office:value-type="string">
            <text:p>Selects and configures simulation tool</text:p>
          </table:table-cell>
          <table:table-cell table:style-name="ce194" table:number-columns-repeated="5"/>
          <table:table-cell table:style-name="ce237"/>
          <table:table-cell/>
        </table:table-row>
        <table:table-row table:style-name="ro1">
          <table:table-cell/>
          <table:table-cell table:style-name="ce181" table:number-columns-spanned="2" table:number-rows-spanned="1"/>
          <table:covered-table-cell table:style-name="ce195"/>
          <table:table-cell table:style-name="ce240" office:value-type="string">
            <text:p>StoreConfig</text:p>
          </table:table-cell>
          <table:table-cell table:style-name="ce195"/>
          <table:table-cell table:style-name="ce195" office:value-type="string">
            <text:p>Stores the simulation configuration</text:p>
          </table:table-cell>
          <table:table-cell table:style-name="ce195" table:number-columns-repeated="5"/>
          <table:table-cell table:style-name="ce224"/>
          <table:table-cell/>
        </table:table-row>
        <table:table-row table:style-name="ro1" table:number-rows-repeated="2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6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6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2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3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199"/>
          <table:table-cell/>
        </table:table-row>
        <table:table-row table:style-name="ro1">
          <table:table-cell/>
          <table:table-cell table:style-name="ce184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2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3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199"/>
          <table:table-cell/>
        </table:table-row>
        <table:table-row table:style-name="ro1">
          <table:table-cell/>
          <table:table-cell table:style-name="ce184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</table:table>
      <table:table table:name="ECO" table:style-name="ta1" table:print-ranges="ECO.B1:ECO.L40">
        <table:table-column table:style-name="co59" table:default-cell-style-name="Default"/>
        <table:table-column table:style-name="co60" table:default-cell-style-name="ce42"/>
        <table:table-column table:style-name="co75" table:default-cell-style-name="ce7"/>
        <table:table-column table:style-name="co59" table:default-cell-style-name="ce7"/>
        <table:table-column table:style-name="co76" table:default-cell-style-name="ce7"/>
        <table:table-column table:style-name="co77" table:default-cell-style-name="ce7"/>
        <table:table-column table:style-name="co1" table:number-columns-repeated="5" table:default-cell-style-name="ce7"/>
        <table:table-column table:style-name="co1" table:default-cell-style-name="ce60"/>
        <table:table-row table:style-name="ro1">
          <table:table-cell/>
          <table:table-cell table:style-name="ce56" office:value-type="string">
            <text:p>Menu No. 4.2 step 4</text:p>
          </table:table-cell>
          <table:table-cell table:style-name="Default" office:value-type="string">
            <text:p>Optimisation of heat and cold supply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47" office:value-type="string">
            <text:p>Accessed by the arrows from previous window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Call to economic analysis module. Data returned: set of economic paramet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Plot some of the main results in tables or graphics</text:p>
          </table:table-cell>
          <table:table-cell table:style-name="Default" table:number-columns-repeated="9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6">
          <table:table-cell/>
          <table:table-cell table:style-name="ce248" office:value-type="string">
            <text:p>EINSTEIN Thermal Auditing Tool – Optimisation of heat and cold supply</text:p>
          </table:table-cell>
          <table:table-cell table:style-name="ce249" table:number-columns-repeated="9"/>
          <table:table-cell table:style-name="ce251"/>
        </table:table-row>
        <table:table-row table:style-name="ro1">
          <table:table-cell/>
          <table:table-cell table:style-name="ce58" office:value-type="string">
            <text:p>File</text:p>
            <draw:custom-shape table:end-cell-address="ECO.B13" table:end-x="1.484cm" table:end-y="0.384cm" draw:z-index="0" draw:style-name="gr42" draw:text-style-name="P1" svg:width="0.644cm" svg:height="0.4cm" svg:x="0.84cm" svg:y="0.43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7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Step 4. Economic evaluation</text:p>
          </table:table-cell>
          <table:table-cell>
            <draw:frame table:end-cell-address="ECO.J25" table:end-x="0.884cm" table:end-y="0.328cm" draw:z-index="1" draw:style-name="gr43" draw:text-style-name="P5" svg:width="15.702cm" svg:height="4.339cm" svg:x="1.963cm" svg:y="0.053cm">
              <draw:text-box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>To be updated -&gt; JOINTS</text:span>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64" office:value-type="string" table:number-columns-spanned="4" table:number-rows-spanned="2">
            <text:p>Calculate economics</text:p>
          </table:table-cell>
          <table:covered-table-cell table:number-columns-repeated="3"/>
          <table:table-cell/>
          <table:table-cell office:value-type="string">
            <text:p>Variant </text:p>
          </table:table-cell>
          <table:table-cell table:style-name="ce92" office:value-type="string">
            <text:p>Alternative 1</text:p>
          </table:table-cell>
          <table:table-cell table:style-name="ce250"/>
          <table:table-cell table:style-name="ce94"/>
          <table:table-cell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nvestment costs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50" table:number-columns-repeated="6"/>
          <table:table-cell/>
          <table:table-cell table:style-name="ce148"/>
          <table:table-cell table:number-columns-repeated="2"/>
        </table:table-row>
        <table:table-row table:style-name="ro1">
          <table:table-cell table:number-columns-repeated="9"/>
          <table:table-cell table:style-name="ce148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arly O&amp;M costs</text:p>
          </table:table-cell>
          <table:table-cell table:number-columns-repeated="6"/>
          <table:table-cell table:style-name="ce148"/>
          <table:table-cell table:number-columns-repeated="2"/>
        </table:table-row>
        <table:table-row table:style-name="ro1">
          <table:table-cell table:number-columns-repeated="2"/>
          <table:table-cell table:style-name="ce150" table:number-columns-repeated="6"/>
          <table:table-cell/>
          <table:table-cell table:style-name="ce148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50" table:number-columns-repeated="6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uel and electricity cost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150" table:number-columns-repeated="6"/>
          <table:table-cell table:number-columns-repeated="4"/>
        </table:table-row>
        <table:table-row table:style-name="ro1">
          <table:table-cell table:number-columns-repeated="10"/>
          <table:table-cell table:style-name="ce58"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...)</text:p>
          </table:table-cell>
          <table:table-cell table:number-columns-repeated="9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  <table:table table:name="R" table:style-name="ta1" table:print-ranges="R.B1:R.L42">
        <table:table-column table:style-name="co1" table:default-cell-style-name="Default"/>
        <table:table-column table:style-name="co78" table:default-cell-style-name="ce42"/>
        <table:table-column table:style-name="co79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ce7"/>
        <table:table-column table:style-name="co56" table:default-cell-style-name="ce7"/>
        <table:table-column table:style-name="co8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1" table:default-cell-style-name="ce60"/>
        <table:table-row table:style-name="ro2">
          <table:table-cell/>
          <table:table-cell table:style-name="ce56" office:value-type="string">
            <text:p>Menu No. 5 <text:s/>Report generation <text:span text:style-name="T12">(same window lay-out as previous (folder structure, etc.))</text:span>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47" office:value-type="string">
            <text:p>Access from Report field folder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Display the results (to be defined)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48" office:value-type="string">
            <text:p>EINSTEIN Thermal Auditing Tool – Changes in the heat and cold distribution system</text:p>
          </table:table-cell>
          <table:table-cell table:style-name="ce249" table:number-columns-repeated="9"/>
          <table:table-cell table:style-name="ce251"/>
        </table:table-row>
        <table:table-row table:style-name="ro1">
          <table:table-cell/>
          <table:table-cell table:style-name="ce58" office:value-type="string">
            <text:p>File</text:p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Final energy consumption for thermal use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4" office:value-type="string">
            <text:p>Final energy type</text:p>
          </table:table-cell>
          <table:table-cell table:style-name="ce74" office:value-type="string">
            <text:p>Total final energy</text:p>
          </table:table-cell>
          <table:table-cell table:style-name="ce74" office:value-type="string">
            <text:p>Total primary energy</text:p>
          </table:table-cell>
          <table:table-cell table:style-name="ce82" office:value-type="string">
            <text:p>Percent of total</text:p>
          </table:table-cell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74" table:number-columns-repeated="3"/>
          <table:table-cell table:style-name="ce82"/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252" office:value-type="string">
            <text:p>Electricity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3" table:formula="oooc:=[.E20]/[.E$24]" office:value-type="percentage" office:value="0.285714285714286">
            <office:annotation office:display="true" draw:style-name="gr45" draw:text-style-name="P4" svg:width="3.383cm" svg:height="1.562cm" svg:x="20.269cm" svg:y="7.095cm" draw:caption-point-x="-0.61cm" draw:caption-point-y="1.505cm">
              <dc:creator>SD</dc:creator>
              <dc:date>2007-11-05T00:00:00</dc:date>
              <text:p text:style-name="P3"><text:span text:style-name="T3">exemple fields: to be defined</text:span></text:p>
            </office:annotation>
            <text:p>28,6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2" office:value-type="string">
            <text:p>Heavy fuel oil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253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Biomass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3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....</text:p>
          </table:table-cell>
          <table:table-cell table:style-name="ce51" table:number-columns-repeated="2"/>
          <table:table-cell table:style-name="ce253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TOTAL</text:p>
          </table:table-cell>
          <table:table-cell table:number-columns-repeated="2" table:style-name="ce51" office:value-type="float" office:value="70">
            <text:p>70</text:p>
          </table:table-cell>
          <table:table-cell table:style-name="ce253" office:value-type="percentage" office:value="1">
            <text:p>100,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R.F41" table:end-x="3.073cm" table:end-y="0.417cm" draw:z-index="0" draw:style-name="gr22" svg:width="13.847cm" svg:height="7.004cm" svg:x="0.005cm" svg:y="0.188cm">
              <draw:object draw:notify-on-update-of-ranges="R.C20:R.C22 R.E20:R.E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R.K33" table:end-x="1.48cm" table:end-y="0.033cm" draw:z-index="2" draw:style-name="gr44" svg:width="8.544cm" svg:height="2.828cm" svg:x="1.643cm" svg:y="0.367cm">
              <draw:text-box>
                <text:p>present comparative results for alternative solutions plus present state ???</text:p>
              </draw:text-box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9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adornments="Normal" style:font-pitch="variable" style:font-charset="x-symbol"/>
    <style:font-face style:name="Arial2" svg:font-family="Arial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percentage-style style:name="N113">
      <number:number number:decimal-places="1" number:min-integer-digits="1"/>
      <number:text>%</number:text>
    </number:percentage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öS </number:text>
      <number:number number:decimal-places="0" number:min-integer-digits="1" number:grouping="true"/>
    </number:number-style>
    <number:number-style style:name="N160">
      <number:text>-öS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öS </number:text>
      <number:number number:decimal-places="0" number:min-integer-digits="1" number:grouping="true"/>
    </number:number-style>
    <number:number-style style:name="N161">
      <style:text-properties fo:color="#ff0000"/>
      <number:text>-öS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öS </number:text>
      <number:number number:decimal-places="2" number:min-integer-digits="1" number:grouping="true"/>
    </number:number-style>
    <number:number-style style:name="N163">
      <number:text>-öS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öS </number:text>
      <number:number number:decimal-places="2" number:min-integer-digits="1" number:grouping="true"/>
    </number:number-style>
    <number:number-style style:name="N164">
      <style:text-properties fo:color="#ff0000"/>
      <number:text>-öS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öS </number:text>
      <number:number number:decimal-places="0" number:min-integer-digits="1" number:grouping="true"/>
      <number:text> </number:text>
    </number:number-style>
    <number:number-style style:name="N168P1" style:volatile="true">
      <number:text>-öS </number:text>
      <number:number number:decimal-places="0" number:min-integer-digits="1" number:grouping="true"/>
      <number:text> </number:text>
    </number:number-style>
    <number:number-style style:name="N168P2" style:volatile="true">
      <number:text> öS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öS </number:text>
      <number:number number:decimal-places="2" number:min-integer-digits="1" number:grouping="true"/>
      <number:text> </number:text>
    </number:number-style>
    <number:number-style style:name="N176P1" style:volatile="true">
      <number:text>-öS </number:text>
      <number:number number:decimal-places="2" number:min-integer-digits="1" number:grouping="true"/>
      <number:text> </number:text>
    </number:number-style>
    <number:number-style style:name="N176P2" style:volatile="true">
      <number:text> öS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€ </number:text>
      <number:number number:decimal-places="0" number:min-integer-digits="1" number:grouping="true"/>
    </number:number-style>
    <number:number-style style:name="N182">
      <number:text>-€ 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€ </number:text>
      <number:number number:decimal-places="0" number:min-integer-digits="1" number:grouping="true"/>
    </number:number-style>
    <number:number-style style:name="N183">
      <style:text-properties fo:color="#ff0000"/>
      <number:text>-€ 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€ </number:text>
      <number:number number:decimal-places="2" number:min-integer-digits="1" number:grouping="true"/>
    </number:number-style>
    <number:number-style style:name="N185">
      <number:text>-€ 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€ </number:text>
      <number:number number:decimal-places="2" number:min-integer-digits="1" number:grouping="true"/>
    </number:number-style>
    <number:number-style style:name="N186">
      <style:text-properties fo:color="#ff0000"/>
      <number:text>-€ </number:text>
      <number:number number:decimal-places="2" number:min-integer-digits="1" number:grouping="true"/>
      <style:map style:condition="value()&gt;=0" style:apply-style-name="N186P0"/>
    </number:number-style>
    <number:number-style style:name="N190P0" style:volatile="true">
      <number:text> € </number:text>
      <number:number number:decimal-places="0" number:min-integer-digits="1" number:grouping="true"/>
      <number:text> </number:text>
    </number:number-style>
    <number:number-style style:name="N190P1" style:volatile="true">
      <number:text>-€ </number:text>
      <number:number number:decimal-places="0" number:min-integer-digits="1" number:grouping="true"/>
      <number:text> </number:text>
    </number:number-style>
    <number:number-style style:name="N190P2" style:volatile="true">
      <number:text> €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 </number:text>
      <number:number number:decimal-places="2" number:min-integer-digits="1" number:grouping="true"/>
      <number:text> </number:text>
    </number:number-style>
    <number:number-style style:name="N194P1" style:volatile="true">
      <number:text>-€ </number:text>
      <number:number number:decimal-places="2" number:min-integer-digits="1" number:grouping="true"/>
      <number:text> </number:text>
    </number:number-style>
    <number:number-style style:name="N194P2" style:volatile="true">
      <number:text> €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1" number:min-integer-digits="1"/>
    </number:number-style>
    <number:number-style style:name="N197">
      <style:text-properties fo:color="#ff0000"/>
      <number:number number:decimal-places="1" number:min-integer-digits="1"/>
      <style:map style:condition="value()&gt;=0" style:apply-style-name="N197P0"/>
    </number:number-style>
    <number:currency-style style:name="N19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9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99P0"/>
    </number:currency-style>
    <number:number-style style:name="N203P0" style:volatile="true">
      <number:text> pta</number:text>
      <number:number number:decimal-places="0" number:min-integer-digits="1" number:grouping="true"/>
      <number:text> </number:text>
    </number:number-style>
    <number:number-style style:name="N203P1" style:volatile="true">
      <number:text> pta(</number:text>
      <number:number number:decimal-places="0" number:min-integer-digits="1" number:grouping="true"/>
      <number:text>)</number:text>
    </number:number-style>
    <number:number-style style:name="N203P2" style:volatile="true">
      <number:text> pta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pta</number:text>
      <number:number number:decimal-places="2" number:min-integer-digits="1" number:grouping="true"/>
      <number:text> </number:text>
    </number:number-style>
    <number:number-style style:name="N209P1" style:volatile="true">
      <number:text> pta(</number:text>
      <number:number number:decimal-places="2" number:min-integer-digits="1" number:grouping="true"/>
      <number:text>)</number:text>
    </number:number-style>
    <number:number-style style:name="N209P2" style:volatile="true">
      <number:text> pta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1" number:min-integer-digits="1" number:grouping="true"/>
    </number:number-style>
    <number:number-style style:name="N213">
      <number:number number:decimal-places="3" number:min-integer-digits="1"/>
    </number:number-style>
    <number:number-style style:name="N214">
      <number:number number:decimal-places="3" number:min-integer-digits="1" number:grouping="true"/>
    </number:number-style>
    <number:number-style style:name="N218P0" style:volatile="true">
      <number:text> €</number:text>
      <number:number number:decimal-places="2" number:min-integer-digits="1" number:grouping="true"/>
      <number:text> </number:text>
    </number:number-style>
    <number:number-style style:name="N218P1" style:volatile="true">
      <number:text> €(</number:text>
      <number:number number:decimal-places="2" number:min-integer-digits="1" number:grouping="true"/>
      <number:text>)</number:text>
    </number:number-style>
    <number:number-style style:name="N218P2" style:volatile="true">
      <number:text> €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1" number:min-integer-digits="1" number:grouping="true"/>
      <number:text> </number:text>
    </number:number-style>
    <number:number-style style:name="N221P1" style:volatile="true">
      <number:text> (</number:text>
      <number:number number:decimal-places="1" number:min-integer-digits="1" number:grouping="true"/>
      <number:text>)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ime-style style:name="N223">
      <number:hours/>
      <number:text>.</number:text>
      <number:minutes number:style="long"/>
      <number:text>.</number:text>
      <number:seconds number:style="long"/>
    </number:time-style>
    <number:number-style style:name="N224">
      <number:scientific-number number:decimal-places="0" number:min-integer-digits="1" number:min-exponent-digits="2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5_5f_1" style:display-name="Excel_CondFormat_2_5_1" style:family="table-cell" style:parent-style-name="Default">
      <style:text-properties fo:color="#808080"/>
    </style:style>
    <style:style style:name="Excel_5f_CondFormat_5f_2_5f_4_5f_1" style:display-name="Excel_CondFormat_2_4_1" style:family="table-cell" style:parent-style-name="Default">
      <style:table-cell-properties fo:border="none"/>
    </style:style>
    <style:style style:name="Excel_5f_CondFormat_5f_2_5f_3_5f_1" style:display-name="Excel_CondFormat_2_3_1" style:family="table-cell" style:parent-style-name="Default">
      <style:text-properties fo:color="#808080"/>
    </style:style>
    <style:style style:name="Excel_5f_CondFormat_5f_2_5f_2_5f_1" style:display-name="Excel_CondFormat_2_2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2_5f_2" style:display-name="Excel_CondFormat_2_2_2" style:family="table-cell" style:parent-style-name="Default">
      <style:table-cell-properties fo:background-color="#cce57f" fo:border="0.035cm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 fo:border="none"/>
      <style:text-properties fo:color="#008000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321 3493" svg:d="m1321 3493h-1321l702-3493z"/>
    <draw:marker draw:name="Arrowheads_20_4" draw:display-name="Arrowheads 4" svg:viewBox="0 0 1131 2256" svg:d="m1127 2120-449-2006-9-42-25-39-38-25-38-8-43 8-38 25-25 39-9 42-449 2006v13l-4 9 9 42 25 38 38 25 42 9h903l42-9 38-25 26-38 8-42v-9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pm1">
      <style:page-layout-properties fo:page-width="29.7cm" fo:page-height="21.001cm" style:num-format="1" style:print-orientation="landscape" fo:margin-left="2cm" fo:margin-right="2cm" style:shadow="none" fo:background-color="transparent" style:first-page-number="continue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2cm" fo:margin-bottom="2cm" fo:margin-left="2cm" fo:margin-right="2cm" style:scale-to="5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6">
      <style:page-layout-properties style:num-format="1" style:print-orientation="portrait" fo:margin-top="2cm" fo:margin-bottom="2cm" fo:margin-left="1cm" fo:margin-right="1cm" style:first-page-number="continue"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2">22/03/2008</text:date>, <text:time>19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Interface" style:display-name="PageStyle_GraphInterfac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nOut" style:display-name="PageStyle_In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taBases" style:display-name="PageStyle_DataBases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Objects" style:display-name="PageStyle_Objects" style:page-layout-name="pm6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s Schweiger</meta:initial-creator>
    <meta:creation-date>2007-09-04T20:34:00</meta:creation-date>
    <dc:creator>Hans Schweiger</dc:creator>
    <dc:date>2008-03-22T19:16:29</dc:date>
    <meta:printed-by>Stoyan Danov</meta:printed-by>
    <meta:print-date>2008-02-27T13:35:14</meta:print-date>
    <meta:editing-cycles>644</meta:editing-cycles>
    <meta:editing-duration>P4DT8H43M55S</meta:editing-duration>
    <meta:user-defined meta:name="Info 1"/>
    <meta:user-defined meta:name="Info 2"/>
    <meta:user-defined meta:name="Info 3"/>
    <meta:user-defined meta:name="Info 4"/>
    <meta:document-statistic meta:table-count="24" meta:cell-count="1170" meta:object-count="9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7.99839019775391pt" fo:font-style="normal" fo:text-shadow="none" style:text-underline-style="none" fo:font-weight="bold" style:font-family-asian="'Arial Unicode MS'" style:font-family-generic-asian="system" style:font-pitch-asian="variable" style:font-size-asian="7.99839019775391pt" style:font-style-asian="normal" style:font-weight-asian="bold" style:font-family-complex="Arial" style:font-family-generic-complex="system" style:font-pitch-complex="variable" style:font-size-complex="7.99839019775391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7" style:family="chart">
      <style:chart-properties chart:solid-type="cuboid" chart:data-label-number="percentage" chart:data-label-text="fals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0.512cm" svg:height="4.968cm" chart:class="chart:circle" chart:style-name="ch1">
        <chart:title svg:x="4.497cm" svg:y="0.097cm" chart:style-name="ch2">
          <text:p>PET by fuel</text:p>
        </chart:title>
        <chart:plot-area chart:style-name="ch3" table:cell-range-address="EA2.E8:EA2.E9" svg:x="0.21cm" svg:y="0.623cm" svg:width="10.092cm" svg:height="4.246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2.E8:EA2.E9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3.90000009536743pt" style:font-family-asian="'Arial Unicode MS'" style:font-family-generic-asian="system" style:font-pitch-asian="variable" style:font-size-asian="3.90000009536743pt" style:font-family-complex="Tahoma" style:font-family-generic-complex="system" style:font-pitch-complex="variable" style:font-size-complex="3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3.40000009536743pt" style:font-family-asian="'Arial Unicode MS'" style:font-family-generic-asian="system" style:font-pitch-asian="variable" style:font-size-asian="3.40000009536743pt" style:font-family-complex="Tahoma" style:font-family-generic-complex="system" style:font-pitch-complex="variable" style:font-size-complex="3.40000009536743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2.177cm" svg:height="3.959cm" chart:class="chart:circle" chart:style-name="ch1">
        <chart:title svg:x="5.007cm" svg:y="0.078cm" chart:style-name="ch2">
          <text:p>UPH by process</text:p>
        </chart:title>
        <chart:plot-area chart:style-name="ch3" table:cell-range-address="EA4.B8:EA4.C10" chart:data-source-has-labels="column" svg:x="0.242cm" svg:y="0.564cm" svg:width="11.693cm" svg:height="3.317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4.B8:EA4.B10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4.C8:EA4.C10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cess name 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rocess name 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Process name 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30000019073486pt" fo:font-style="normal" fo:text-shadow="none" style:text-underline-style="none" fo:font-weight="bold" style:font-family-asian="'Arial Unicode MS'" style:font-family-generic-asian="system" style:font-pitch-asian="variable" style:font-size-asian="8.30000019073486pt" style:font-style-asian="normal" style:font-weight-asian="bold" style:font-family-complex="Arial" style:font-family-generic-complex="system" style:font-pitch-complex="variable" style:font-size-complex="8.30000019073486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9" style:family="chart">
      <style:graphic-properties draw:stroke="solid" svg:stroke-width="0.035cm" svg:stroke-color="#808080" svg:stroke-opacity="100%" draw:fill="solid" draw:fill-color="#c0c0c0"/>
    </style:style>
    <style:style style:name="ch10" style:family="chart">
      <style:graphic-properties draw:stroke="none" draw:fill-color="#999999"/>
    </style:style>
  </office:automatic-styles>
  <office:body>
    <office:chart>
      <chart:chart svg:width="12.557cm" svg:height="5.275cm" chart:class="chart:bar" chart:style-name="ch1">
        <chart:title svg:x="5.137cm" svg:y="0.104cm" chart:style-name="ch2">
          <text:p>Energy intensity</text:p>
        </chart:title>
        <chart:legend chart:legend-position="end" svg:x="9.726cm" svg:y="2.384cm" chart:style-name="ch3"/>
        <chart:plot-area chart:style-name="ch4" table:cell-range-address="EA5.B7:EA5.C9 EA5.B5:EA5.C5" chart:data-source-has-labels="both" svg:x="0.25cm" svg:y="0.651cm" svg:width="8.977cm" svg:height="4.52cm">
          <chart:axis chart:dimension="x" chart:name="primary-x" chart:style-name="ch5">
            <chart:categories table:cell-range-address="EA5.B7:EA5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A5.C7:EA5.C9" chart:label-cell-address="EA5.C5:EA5.C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intensity</text:p>
              </table:table-cell>
            </table:table-row>
          </table:table-header-rows>
          <table:table-rows>
            <table:table-row>
              <table:table-cell office:value-type="string">
                <text:p>Fuels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Total primary energy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5pt" fo:font-style="normal" fo:text-shadow="none" style:text-underline-style="none" fo:font-weight="bold" style:font-family-asian="'Arial Unicode MS'" style:font-family-generic-asian="system" style:font-pitch-asian="variable" style:font-size-asian="8.5pt" style:font-style-asian="normal" style:font-weight-asian="bold" style:font-family-complex="Arial" style:font-family-generic-complex="system" style:font-pitch-complex="variable" style:font-size-complex="8.5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9" style:family="chart">
      <style:graphic-properties draw:stroke="solid" draw:stroke-dash="Dash_20_2" svg:stroke-width="0.035cm" svg:stroke-color="#000000" svg:stroke-opacity="100%" draw:fill="solid" draw:fill-color="#993366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0" style:family="chart">
      <style:graphic-properties draw:stroke="solid" draw:stroke-dash="Dash_20_2" svg:stroke-width="0.035cm" svg:stroke-color="#000000" svg:stroke-opacity="100%" draw:fill="solid" draw:fill-color="#ffffcc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13.411cm" svg:height="5.405cm" chart:class="chart:bar" chart:style-name="ch1">
        <chart:title svg:x="5.583cm" svg:y="0.108cm" chart:style-name="ch2">
          <text:p>SEC by product</text:p>
        </chart:title>
        <chart:legend chart:legend-position="end" svg:x="10.041cm" svg:y="2.037cm" chart:style-name="ch3"/>
        <chart:plot-area chart:style-name="ch4" table:cell-range-address="EA5.B23:EA5.E25 EA5.B21:EA5.E21" chart:data-source-has-labels="both" svg:x="0.268cm" svg:y="0.667cm" svg:width="9.238cm" svg:height="4.63cm">
          <chart:axis chart:dimension="x" chart:name="primary-x" chart:style-name="ch5">
            <chart:categories table:cell-range-address="EA5.B23:EA5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A5.C23:EA5.C25" chart:label-cell-address="EA5.C21:EA5.C21" chart:class="chart:bar">
            <chart:data-point chart:repeated="3"/>
          </chart:series>
          <chart:series chart:style-name="ch9" chart:values-cell-range-address="EA5.D23:EA5.D25" chart:label-cell-address="EA5.D21:EA5.D21" chart:class="chart:bar">
            <chart:data-point chart:repeated="3"/>
          </chart:series>
          <chart:series chart:style-name="ch10" chart:values-cell-range-address="EA5.E23:EA5.E25" chart:label-cell-address="EA5.E21:EA5.E2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by fuels</text:p>
              </table:table-cell>
              <table:table-cell office:value-type="string">
                <text:p>Energy by electricity</text:p>
              </table:table-cell>
              <table:table-cell office:value-type="string">
                <text:p>Primary energy</text:p>
              </table:table-cell>
            </table:table-row>
          </table:table-header-rows>
          <table:table-rows>
            <table:table-row>
              <table:table-cell office:value-type="string">
                <text:p>Product 1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Product 2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Product 3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7.99839019775391pt" fo:font-style="normal" fo:text-shadow="none" style:text-underline-style="none" fo:font-weight="bold" style:font-family-asian="'Arial Unicode MS'" style:font-family-generic-asian="system" style:font-pitch-asian="variable" style:font-size-asian="7.99839019775391pt" style:font-style-asian="normal" style:font-weight-asian="bold" style:font-family-complex="Arial" style:font-family-generic-complex="system" style:font-pitch-complex="variable" style:font-size-complex="7.99839019775391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7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1.409cm" svg:height="4.968cm" chart:class="chart:circle" chart:style-name="ch1">
        <chart:title svg:x="3.964cm" svg:y="0.097cm" chart:style-name="ch2">
          <text:p>Production of CO2 by fuel</text:p>
        </chart:title>
        <chart:plot-area chart:style-name="ch3" table:cell-range-address="EA6.B8:EA6.C14" chart:data-source-has-labels="column" svg:x="0.227cm" svg:y="0.623cm" svg:width="10.953cm" svg:height="4.246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6.B8:EA6.B14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6.C8:EA6.C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7.5">
                <text:p>27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999998092651pt" style:font-family-asian="'MS Gothic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7" style:family="chart">
      <style:graphic-properties draw:fill-color="#9999ff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  <style:text-properties style:font-family-asian="'Arial Unicode MS'"/>
    </style:style>
    <style:style style:name="ch10" style:family="chart">
      <style:chart-properties chart:solid-type="cuboid"/>
      <style:graphic-properties draw:fill-color="#ffffcc"/>
      <style:text-properties style:font-family-asian="'Arial Unicode MS'"/>
    </style:style>
    <style:style style:name="ch11" style:family="chart">
      <style:chart-properties chart:solid-type="cuboid"/>
      <style:graphic-properties draw:fill-color="#ccffff"/>
      <style:text-properties style:font-family-asian="'Arial Unicode MS'"/>
    </style:style>
    <style:style style:name="ch12" style:family="chart">
      <style:chart-properties chart:solid-type="cuboid"/>
      <style:graphic-properties draw:fill-color="#660066"/>
      <style:text-properties style:font-family-asian="'Arial Unicode MS'"/>
    </style:style>
    <style:style style:name="ch13" style:family="chart">
      <style:graphic-properties draw:stroke="none" draw:fill="none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7.265cm" svg:height="5.511cm" chart:class="chart:circle" chart:style-name="ch1">
        <chart:title svg:x="2.861cm" svg:y="0.115cm" chart:style-name="ch2">
          <text:p>Main Title</text:p>
        </chart:title>
        <chart:legend chart:legend-position="end" svg:x="5.849cm" svg:y="2.125cm" chart:style-name="ch3"/>
        <chart:plot-area chart:style-name="ch4" table:cell-range-address="EnergyOld.D23:EnergyOld.D27 EnergyOld.F23:EnergyOld.F27" chart:data-source-has-labels="column" svg:x="0.143cm" svg:y="0.736cm" svg:width="5.418cm" svg:height="4.665cm">
          <chart:axis chart:dimension="x" chart:name="primary-x" chart:style-name="ch5">
            <chart:categories table:cell-range-address="EnergyOld.D23:EnergyOld.D27"/>
          </chart:axis>
          <chart:axis chart:dimension="y" chart:name="primary-y" chart:style-name="ch6">
            <chart:grid chart:class="major"/>
          </chart:axis>
          <chart:series chart:style-name="ch7" chart:values-cell-range-address="EnergyOld.F23:EnergyOld.F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team boil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s burn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l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ille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4cm" svg:y="0.145cm" chart:style-name="ch2">
          <text:p>Monthly process heat demand</text:p>
        </chart:title>
        <chart:legend chart:legend-position="top" svg:x="5.667cm" svg:y="0.792cm" chart:style-name="ch3"/>
        <chart:plot-area chart:style-name="ch4" table:cell-range-address="EM1.B6:EM1.E6 EM1.B8:EM1.E19" chart:data-source-has-labels="both" svg:x="0.495cm" svg:y="1.55cm" svg:width="16.256cm" svg:height="5.551cm">
          <chart:axis chart:dimension="x" chart:name="primary-x" chart:style-name="ch5">
            <chart:categories table:cell-range-address="EM1.B8:EM1.B19"/>
          </chart:axis>
          <chart:axis chart:dimension="y" chart:name="primary-y" chart:style-name="ch6">
            <chart:title svg:x="0.349cm" svg:y="5.146cm" chart:style-name="ch7">
              <text:p>UPH [MWh]</text:p>
            </chart:title>
            <chart:grid chart:style-name="ch8" chart:class="major"/>
          </chart:axis>
          <chart:series chart:style-name="ch9" chart:values-cell-range-address="EM1.C8:EM1.C19" chart:label-cell-address="EM1.C6:EM1.C6" chart:class="chart:bar">
            <chart:data-point chart:repeated="12"/>
          </chart:series>
          <chart:series chart:style-name="ch10" chart:values-cell-range-address="EM1.D8:EM1.D19" chart:label-cell-address="EM1.D6:EM1.D6" chart:class="chart:bar">
            <chart:data-point chart:repeated="12"/>
          </chart:series>
          <chart:series chart:style-name="ch11" chart:values-cell-range-address="EM1.E8:EM1.E19" chart:label-cell-address="EM1.E6:EM1.E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1</text:p>
              </table:table-cell>
              <table:table-cell office:value-type="string">
                <text:p>Process 2</text:p>
              </table:table-cell>
              <table:table-cell office:value-type="string">
                <text:p>Office heating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849cm" svg:height="7.006cm" chart:class="chart:circle" chart:style-name="ch1">
        <chart:legend chart:legend-position="end" svg:x="11.204cm" svg:y="2.769cm" chart:style-name="ch2"/>
        <chart:plot-area chart:style-name="ch3" table:cell-range-address="R.C20:R.C22 R.E20:R.E22" chart:data-source-has-labels="column" svg:x="0.276cm" svg:y="0.14cm" svg:width="10.652cm" svg:height="6.585cm">
          <chart:axis chart:dimension="x" chart:name="primary-x" chart:style-name="ch4">
            <chart:categories table:cell-range-address="R.C20:R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.E20:R.E2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eavy fuel oi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iomas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97P0" style:volatile="true">
      <number:number number:decimal-places="1" number:min-integer-digits="1"/>
    </number:number-style>
    <number:number-style style:name="N197">
      <style:text-properties fo:color="#ff0000"/>
      <number:number number:decimal-places="1" number:min-integer-digits="1"/>
      <style:map style:condition="value()&gt;=0" style:apply-style-name="N197P0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9pt" fo:font-style="normal" fo:text-shadow="none" style:text-underline-style="none" fo:font-weight="bold" style:font-family-asian="'Arial Unicode MS'" style:font-family-generic-asian="system" style:font-pitch-asian="variable" style:font-size-asian="9pt" style:font-style-asian="normal" style:font-weight-asian="bold" style:font-family-complex="Arial" style:font-family-generic-complex="system" style:font-pitch-complex="variable" style:font-size-complex="9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97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6" style:family="chart" style:data-style-name="N19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30000019073486pt" style:font-family-asian="'Arial Unicode MS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8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5" style:family="chart">
      <style:graphic-properties draw:stroke="none" draw:fill="none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11.52cm" svg:height="4.996cm" chart:class="chart:circle" chart:style-name="ch1">
        <chart:title svg:x="4.899cm" svg:y="0.106cm" chart:style-name="ch2">
          <text:p>FEC by fuel</text:p>
        </chart:title>
        <chart:plot-area chart:style-name="ch3" table:cell-range-address="EA1.B10:EA1.C16" chart:data-source-has-labels="column" svg:x="0.229cm" svg:y="0.667cm" svg:width="11.06cm" svg:height="4.231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1.B10:EA1.B16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EA1.C10:EA1.C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7" style:family="chart">
      <style:graphic-properties draw:fill-color="#9999ff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244cm" svg:height="4.333cm" chart:class="chart:bar" chart:style-name="ch1">
        <chart:title svg:x="6.013cm" svg:y="0.086cm" chart:style-name="ch2">
          <text:p>Main Title</text:p>
        </chart:title>
        <chart:legend chart:legend-position="end" svg:x="12.158cm" svg:y="1.954cm" chart:style-name="ch3"/>
        <chart:plot-area chart:style-name="ch4" table:cell-range-address="A.B8:A.C10" chart:data-source-has-labels="column" svg:x="0.264cm" svg:y="0.568cm" svg:width="11.064cm" svg:height="3.679cm">
          <chart:axis chart:dimension="x" chart:name="primary-x" chart:style-name="ch5">
            <chart:categories table:cell-range-address="A.B8:A.B10"/>
          </chart:axis>
          <chart:axis chart:dimension="y" chart:name="primary-y" chart:style-name="ch6">
            <chart:grid chart:class="major"/>
          </chart:axis>
          <chart:series chart:style-name="ch7" chart:values-cell-range-address="A.C8:A.C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80000019073486pt" fo:font-style="normal" fo:text-shadow="none" style:text-underline-style="none" fo:font-weight="bold" style:font-family-asian="'Arial Unicode MS'" style:font-family-generic-asian="system" style:font-pitch-asian="variable" style:font-size-asian="8.80000019073486pt" style:font-style-asian="normal" style:font-weight-asian="bold" style:font-family-complex="Arial" style:font-family-generic-complex="system" style:font-pitch-complex="variable" style:font-size-complex="8.80000019073486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Arial Unicode MS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7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1.246cm" svg:height="5.634cm" chart:class="chart:circle" chart:style-name="ch1">
        <chart:title svg:x="4.793cm" svg:y="0.115cm" chart:style-name="ch2">
          <text:p>FET by fuel</text:p>
        </chart:title>
        <chart:plot-area chart:style-name="ch3" table:cell-range-address="EA1.B10:EA1.B16 EA1.E10:EA1.E16" chart:data-source-has-labels="column" svg:x="0.224cm" svg:y="0.7cm" svg:width="10.798cm" svg:height="4.822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1.B10:EA1.B16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1.E10:EA1.E1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3.79999995231628pt" style:font-family-asian="'Arial Unicode MS'" style:font-family-generic-asian="system" style:font-pitch-asian="variable" style:font-size-asian="3.79999995231628pt" style:font-family-complex="Tahoma" style:font-family-generic-complex="system" style:font-pitch-complex="variable" style:font-size-complex="3.7999999523162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graphic-properties draw:stroke="none" draw:fill="none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2.451cm" svg:height="4.491cm" chart:class="chart:circle" chart:style-name="ch1">
        <chart:title svg:x="4.991cm" svg:y="0.087cm" chart:style-name="ch2">
          <text:p>FET by equipment</text:p>
        </chart:title>
        <chart:plot-area chart:style-name="ch3" table:cell-range-address="EA3.D7:EA3.D12" svg:x="0.248cm" svg:y="0.594cm" svg:width="11.955cm" svg:height="3.809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3.D7:EA3.D12" chart:class="chart:circle">
            <chart:data-point chart:style-name="ch7" chart:repeated="2"/>
            <chart:data-point chart:style-name="ch8"/>
            <chart:data-point chart:style-name="ch9"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09999990463257pt" style:font-family-asian="'Arial Unicode MS'" style:font-family-generic-asian="system" style:font-pitch-asian="variable" style:font-size-asian="4.09999990463257pt" style:font-family-complex="Tahoma" style:font-family-generic-complex="system" style:font-pitch-complex="variable" style:font-size-complex="4.09999990463257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1.599cm" svg:height="4.783cm" chart:class="chart:circle" chart:style-name="ch1">
        <chart:title svg:x="5.023cm" svg:y="0.094cm" chart:style-name="ch2">
          <text:p>PEC by fuel</text:p>
        </chart:title>
        <chart:plot-area chart:style-name="ch3" table:cell-range-address="EA2.B8:EA2.C9" chart:data-source-has-labels="column" svg:x="0.229cm" svg:y="0.612cm" svg:width="11.139cm" svg:height="4.077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2.B8:EA2.B9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2.C8:EA2.C9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tal Fuels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Total Electricity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